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fo:font-variant="normal" fo:text-transform="none" style:text-position="0% 100%" style:text-underline-style="none" fo:font-weight="normal"/>
    </style:style>
    <style:style style:name="P2" style:family="paragraph" style:parent-style-name="Footnote">
      <style:text-properties fo:font-variant="normal" fo:text-transform="none" style:text-position="0% 100%" fo:font-style="normal" style:text-underline-style="none" fo:font-weight="normal"/>
    </style:style>
    <style:style style:name="P3" style:family="paragraph" style:parent-style-name="Footnote">
      <style:text-properties officeooo:rsid="00598c48" officeooo:paragraph-rsid="00598c48"/>
    </style:style>
    <style:style style:name="P4" style:family="paragraph" style:parent-style-name="Standard">
      <style:paragraph-properties fo:text-align="start" style:justify-single-word="false"/>
      <style:text-properties fo:font-variant="normal" fo:text-transform="none" style:font-name="Times New Roman" fo:font-style="italic" officeooo:rsid="003220dd" officeooo:paragraph-rsid="00069b5c" style:font-style-asian="italic" style:font-style-complex="italic"/>
    </style:style>
    <style:style style:name="P5" style:family="paragraph" style:parent-style-name="Standard">
      <style:paragraph-properties fo:text-align="start" style:justify-single-word="false"/>
      <style:text-properties fo:font-variant="normal" fo:text-transform="none" style:font-name="Times New Roman" fo:font-style="italic" officeooo:rsid="0021407d" officeooo:paragraph-rsid="00069b5c" style:font-style-asian="italic" style:font-style-complex="italic"/>
    </style:style>
    <style:style style:name="P6" style:family="paragraph" style:parent-style-name="Standard">
      <style:paragraph-properties fo:text-align="start" style:justify-single-word="false"/>
      <style:text-properties fo:font-variant="normal" fo:text-transform="none" style:font-name="Times New Roman" fo:font-style="italic" officeooo:rsid="00234aee" officeooo:paragraph-rsid="00069b5c" style:font-style-asian="italic" style:font-style-complex="italic"/>
    </style:style>
    <style:style style:name="P7" style:family="paragraph" style:parent-style-name="Standard">
      <style:paragraph-properties fo:text-align="start" style:justify-single-word="false"/>
      <style:text-properties fo:font-variant="normal" fo:text-transform="none" style:font-name="Times New Roman" fo:font-style="italic" officeooo:rsid="0027779b" officeooo:paragraph-rsid="00069b5c" style:font-style-asian="italic" style:font-style-complex="italic"/>
    </style:style>
    <style:style style:name="P8" style:family="paragraph" style:parent-style-name="Standard">
      <style:paragraph-properties fo:text-align="start" style:justify-single-word="false"/>
      <style:text-properties fo:font-variant="normal" fo:text-transform="none" style:font-name="Times New Roman" fo:font-style="italic" officeooo:rsid="00278982" officeooo:paragraph-rsid="00069b5c" style:font-style-asian="italic" style:font-style-complex="italic"/>
    </style:style>
    <style:style style:name="P9" style:family="paragraph" style:parent-style-name="Standard">
      <style:paragraph-properties fo:text-align="start" style:justify-single-word="false"/>
      <style:text-properties fo:font-variant="normal" fo:text-transform="none" style:font-name="Times New Roman" fo:font-style="italic" officeooo:rsid="00290d6b" officeooo:paragraph-rsid="00069b5c" style:font-style-asian="italic" style:font-style-complex="italic"/>
    </style:style>
    <style:style style:name="P10" style:family="paragraph" style:parent-style-name="Standard">
      <style:paragraph-properties fo:text-align="start" style:justify-single-word="false"/>
      <style:text-properties fo:font-variant="normal" fo:text-transform="none" style:font-name="Times New Roman" fo:font-style="italic" officeooo:rsid="002a4d97" officeooo:paragraph-rsid="00069b5c" style:font-style-asian="italic" style:font-style-complex="italic"/>
    </style:style>
    <style:style style:name="P11" style:family="paragraph" style:parent-style-name="Standard">
      <style:paragraph-properties fo:text-align="start" style:justify-single-word="false"/>
      <style:text-properties fo:font-variant="normal" fo:text-transform="none" style:font-name="Times New Roman" fo:font-style="normal" fo:font-weight="bold" officeooo:rsid="000877f6" officeooo:paragraph-rsid="000877f6" style:font-style-asian="normal" style:font-weight-asian="bold" style:font-style-complex="normal" style:font-weight-complex="bold"/>
    </style:style>
    <style:style style:name="P12" style:family="paragraph" style:parent-style-name="Standard">
      <style:paragraph-properties fo:text-align="start" style:justify-single-word="false"/>
      <style:text-properties fo:font-variant="normal" fo:text-transform="none" style:font-name="Times New Roman" fo:font-style="normal" fo:font-weight="bold" officeooo:rsid="0009e783" officeooo:paragraph-rsid="0009e783" style:font-style-asian="normal" style:font-weight-asian="bold" style:font-style-complex="normal" style:font-weight-complex="bold"/>
    </style:style>
    <style:style style:name="P13" style:family="paragraph" style:parent-style-name="Standard">
      <style:paragraph-properties fo:text-align="start" style:justify-single-word="false"/>
      <style:text-properties fo:font-variant="normal" fo:text-transform="none" style:font-name="Times New Roman" fo:font-style="normal" fo:font-weight="bold" officeooo:rsid="000be738" officeooo:paragraph-rsid="000d0842" style:font-style-asian="normal" style:font-weight-asian="bold" style:font-style-complex="normal" style:font-weight-complex="bold"/>
    </style:style>
    <style:style style:name="P14" style:family="paragraph" style:parent-style-name="Standard">
      <style:paragraph-properties fo:text-align="start" style:justify-single-word="false"/>
      <style:text-properties fo:font-variant="normal" fo:text-transform="none" style:font-name="Times New Roman" fo:font-style="normal" fo:font-weight="bold" officeooo:rsid="000be738" officeooo:paragraph-rsid="009204d0" style:font-style-asian="normal" style:font-weight-asian="bold" style:font-style-complex="normal" style:font-weight-complex="bold"/>
    </style:style>
    <style:style style:name="P15" style:family="paragraph" style:parent-style-name="Standard">
      <style:paragraph-properties fo:text-align="start" style:justify-single-word="false"/>
      <style:text-properties fo:font-variant="normal" fo:text-transform="none" style:font-name="Times New Roman" fo:font-style="normal" fo:font-weight="bold" officeooo:rsid="0057c9d6" officeooo:paragraph-rsid="0057c9d6" style:font-style-asian="normal" style:font-weight-asian="bold" style:font-style-complex="normal" style:font-weight-complex="bold"/>
    </style:style>
    <style:style style:name="P16" style:family="paragraph" style:parent-style-name="Standard">
      <style:paragraph-properties fo:text-align="start" style:justify-single-word="false"/>
      <style:text-properties fo:font-variant="normal" fo:text-transform="none" style:font-name="Times New Roman" fo:font-style="normal" officeooo:rsid="003364be" officeooo:paragraph-rsid="001f0a07" style:font-style-asian="normal" style:font-style-complex="normal"/>
    </style:style>
    <style:style style:name="P17" style:family="paragraph" style:parent-style-name="Standard">
      <style:paragraph-properties fo:text-align="start" style:justify-single-word="false"/>
      <style:text-properties fo:font-variant="normal" fo:text-transform="none" style:font-name="Times New Roman" fo:font-style="normal" officeooo:rsid="00354bfa" officeooo:paragraph-rsid="001f0a07" style:font-style-asian="normal" style:font-style-complex="normal"/>
    </style:style>
    <style:style style:name="P18" style:family="paragraph" style:parent-style-name="Standard">
      <style:paragraph-properties fo:text-align="start" style:justify-single-word="false"/>
      <style:text-properties fo:font-variant="normal" fo:text-transform="none" style:font-name="Times New Roman" fo:font-style="normal" officeooo:rsid="008edb0b" officeooo:paragraph-rsid="008edb0b" style:font-style-asian="normal" style:font-style-complex="normal"/>
    </style:style>
    <style:style style:name="P19" style:family="paragraph" style:parent-style-name="Standard">
      <style:paragraph-properties fo:text-align="start" style:justify-single-word="false"/>
      <style:text-properties fo:font-variant="normal" fo:text-transform="none" style:font-name="Times New Roman" fo:font-style="normal" fo:font-weight="normal" officeooo:rsid="00a2add1" officeooo:paragraph-rsid="00a2add1"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variant="normal" fo:text-transform="none" style:font-name="Times New Roman" fo:font-style="normal" fo:font-weight="normal" officeooo:rsid="00a62a26" officeooo:paragraph-rsid="00aa2ac2"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variant="normal" fo:text-transform="none" style:font-name="Times New Roman" fo:font-style="normal" fo:font-weight="normal" officeooo:rsid="00aa2ac2" officeooo:paragraph-rsid="00aa2ac2"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variant="normal" fo:text-transform="none" style:font-name="Times New Roman" fo:font-style="normal" fo:font-weight="normal" officeooo:rsid="00b0dff5" officeooo:paragraph-rsid="00b38d90"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variant="normal" fo:text-transform="none" style:font-name="Times New Roman" fo:font-style="normal" fo:font-weight="normal" officeooo:rsid="00b0dff5" officeooo:paragraph-rsid="00b4709a"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variant="normal" fo:text-transform="none" style:font-name="Times New Roman" fo:font-style="normal" fo:font-weight="normal" officeooo:rsid="00b0dff5" officeooo:paragraph-rsid="00c6bb38"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variant="normal" fo:text-transform="none" style:font-name="Times New Roman" fo:font-style="normal" fo:font-weight="normal" officeooo:rsid="00b9958d" officeooo:paragraph-rsid="00b9958d"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variant="normal" fo:text-transform="none" style:font-name="Times New Roman" fo:font-style="normal" fo:font-weight="normal" officeooo:rsid="00c067ad" officeooo:paragraph-rsid="00c067ad"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officeooo:paragraph-rsid="000ed1a9"/>
    </style:style>
    <style:style style:name="P28" style:family="paragraph" style:parent-style-name="Standard">
      <style:paragraph-properties fo:text-align="start" style:justify-single-word="false"/>
      <style:text-properties officeooo:rsid="00102a93" officeooo:paragraph-rsid="00102a93"/>
    </style:style>
    <style:style style:name="P29" style:family="paragraph" style:parent-style-name="Standard">
      <style:paragraph-properties fo:margin-left="1.27cm" fo:margin-right="0cm" fo:text-align="start" style:justify-single-word="false" fo:text-indent="0cm" style:auto-text-indent="false"/>
      <style:text-properties fo:font-variant="normal" fo:text-transform="none" style:font-name="Times New Roman" fo:font-style="italic" officeooo:rsid="005da9be" officeooo:paragraph-rsid="00069b5c" style:font-style-asian="italic" style:font-style-complex="italic"/>
    </style:style>
    <style:style style:name="P30" style:family="paragraph" style:parent-style-name="Standard">
      <style:paragraph-properties fo:margin-left="1.27cm" fo:margin-right="0cm" fo:text-align="start" style:justify-single-word="false" fo:text-indent="0cm" style:auto-text-indent="false"/>
      <style:text-properties fo:font-variant="normal" fo:text-transform="none" style:font-name="Times New Roman" fo:font-style="normal" officeooo:rsid="002a4d97" officeooo:paragraph-rsid="00069b5c" style:font-style-asian="normal" style:font-style-complex="normal"/>
    </style:style>
    <style:style style:name="P31" style:family="paragraph" style:parent-style-name="Standard">
      <style:paragraph-properties fo:margin-left="1.27cm" fo:margin-right="0cm" fo:text-align="start" style:justify-single-word="false" fo:text-indent="0cm" style:auto-text-indent="false"/>
      <style:text-properties fo:font-variant="normal" fo:text-transform="none" style:font-name="Times New Roman" fo:font-style="normal" officeooo:rsid="003e27a5" officeooo:paragraph-rsid="001f0a07" style:font-style-asian="normal" style:font-style-complex="normal"/>
    </style:style>
    <style:style style:name="P32" style:family="paragraph" style:parent-style-name="Standard">
      <style:paragraph-properties fo:margin-left="1.27cm" fo:margin-right="0cm" fo:text-align="start" style:justify-single-word="false" fo:text-indent="0cm" style:auto-text-indent="false"/>
      <style:text-properties fo:font-variant="normal" fo:text-transform="none" style:font-name="Times New Roman" fo:font-style="normal" officeooo:rsid="003f96b2" officeooo:paragraph-rsid="001f0a07" style:font-style-asian="normal" style:font-style-complex="normal"/>
    </style:style>
    <style:style style:name="P33" style:family="paragraph" style:parent-style-name="Standard">
      <style:paragraph-properties fo:margin-left="1.27cm" fo:margin-right="0cm" fo:text-align="start" style:justify-single-word="false" fo:text-indent="0cm" style:auto-text-indent="false"/>
      <style:text-properties fo:font-variant="normal" fo:text-transform="none" style:font-name="Times New Roman" fo:font-style="normal" officeooo:rsid="004264f3" officeooo:paragraph-rsid="001f0a07" style:font-style-asian="normal" style:font-style-complex="normal"/>
    </style:style>
    <style:style style:name="P34" style:family="paragraph" style:parent-style-name="Standard">
      <style:paragraph-properties fo:margin-left="1.27cm" fo:margin-right="0cm" fo:text-align="start" style:justify-single-word="false" fo:text-indent="0cm" style:auto-text-indent="false"/>
      <style:text-properties fo:font-variant="normal" fo:text-transform="none" style:font-name="Times New Roman" fo:font-style="normal" fo:font-weight="normal" officeooo:rsid="00c6bb38" officeooo:paragraph-rsid="00c6bb38" style:font-style-asian="normal" style:font-weight-asian="normal" style:font-style-complex="normal" style:font-weight-complex="normal"/>
    </style:style>
    <style:style style:name="P35" style:family="paragraph" style:parent-style-name="Standard">
      <style:paragraph-properties fo:margin-left="1.27cm" fo:margin-right="0cm" fo:text-align="start" style:justify-single-word="false" fo:text-indent="0cm" style:auto-text-indent="false"/>
      <style:text-properties officeooo:rsid="00102a93" officeooo:paragraph-rsid="00102a93"/>
    </style:style>
    <style:style style:name="P36" style:family="paragraph" style:parent-style-name="Standard">
      <style:paragraph-properties fo:margin-left="1.27cm" fo:margin-right="0cm" fo:text-align="start" style:justify-single-word="false" fo:text-indent="0cm" style:auto-text-indent="false"/>
      <style:text-properties officeooo:rsid="0013d978" officeooo:paragraph-rsid="0013d978"/>
    </style:style>
    <style:style style:name="P37" style:family="paragraph" style:parent-style-name="Standard">
      <style:paragraph-properties fo:margin-left="1.27cm" fo:margin-right="0cm" fo:text-align="start" style:justify-single-word="false" fo:text-indent="0cm" style:auto-text-indent="false"/>
      <style:text-properties officeooo:rsid="001797cb" officeooo:paragraph-rsid="001797cb"/>
    </style:style>
    <style:style style:name="P38" style:family="paragraph" style:parent-style-name="Standard">
      <style:paragraph-properties fo:margin-left="1.27cm" fo:margin-right="0cm" fo:text-align="start" style:justify-single-word="false" fo:text-indent="0cm" style:auto-text-indent="false"/>
      <style:text-properties officeooo:rsid="001d986f" officeooo:paragraph-rsid="001d986f"/>
    </style:style>
    <style:style style:name="P39" style:family="paragraph" style:parent-style-name="Standard">
      <style:paragraph-properties fo:margin-left="1.27cm" fo:margin-right="0cm" fo:text-align="start" style:justify-single-word="false" fo:text-indent="0cm" style:auto-text-indent="false"/>
      <style:text-properties style:font-name="Times New Roman" fo:font-style="normal" officeooo:rsid="001d986f" officeooo:paragraph-rsid="001d986f" style:font-style-asian="normal" style:font-style-complex="normal"/>
    </style:style>
    <style:style style:name="P40" style:family="paragraph" style:parent-style-name="Standard">
      <style:paragraph-properties fo:margin-left="1.27cm" fo:margin-right="0cm" fo:text-align="start" style:justify-single-word="false" fo:text-indent="0cm" style:auto-text-indent="false"/>
      <style:text-properties style:font-name="Times New Roman" fo:font-style="normal" officeooo:rsid="0024a7d8" officeooo:paragraph-rsid="0024a7d8" style:font-style-asian="normal" style:font-style-complex="normal"/>
    </style:style>
    <style:style style:name="P41" style:family="paragraph" style:parent-style-name="Standard">
      <style:paragraph-properties fo:margin-left="1.27cm" fo:margin-right="0cm" fo:text-align="start" style:justify-single-word="false" fo:text-indent="0cm" style:auto-text-indent="false"/>
      <style:text-properties style:font-name="Times New Roman" fo:font-style="normal" officeooo:rsid="0035054f" officeooo:paragraph-rsid="0035054f" style:font-style-asian="normal" style:font-style-complex="normal"/>
    </style:style>
    <style:style style:name="P42" style:family="paragraph" style:parent-style-name="Standard">
      <style:paragraph-properties fo:margin-left="0cm" fo:margin-right="0cm" fo:text-align="start" style:justify-single-word="false" fo:text-indent="0cm" style:auto-text-indent="false"/>
      <style:text-properties officeooo:rsid="0011feba" officeooo:paragraph-rsid="0011feba"/>
    </style:style>
    <style:style style:name="P43" style:family="paragraph" style:parent-style-name="Standard">
      <style:paragraph-properties fo:margin-left="0cm" fo:margin-right="0cm" fo:text-align="start" style:justify-single-word="false" fo:text-indent="0cm" style:auto-text-indent="false"/>
      <style:text-properties officeooo:rsid="001380c7" officeooo:paragraph-rsid="001380c7"/>
    </style:style>
    <style:style style:name="P44" style:family="paragraph" style:parent-style-name="Standard">
      <style:paragraph-properties fo:margin-left="0cm" fo:margin-right="0cm" fo:text-align="start" style:justify-single-word="false" fo:text-indent="0cm" style:auto-text-indent="false"/>
      <style:text-properties officeooo:rsid="0014352d" officeooo:paragraph-rsid="0014352d"/>
    </style:style>
    <style:style style:name="P45" style:family="paragraph" style:parent-style-name="Standard">
      <style:paragraph-properties fo:margin-left="0cm" fo:margin-right="0cm" fo:text-align="start" style:justify-single-word="false" fo:text-indent="0cm" style:auto-text-indent="false"/>
      <style:text-properties officeooo:rsid="001ac6e8" officeooo:paragraph-rsid="001ac6e8"/>
    </style:style>
    <style:style style:name="P46" style:family="paragraph" style:parent-style-name="Standard">
      <style:paragraph-properties fo:margin-left="0cm" fo:margin-right="0cm" fo:text-align="start" style:justify-single-word="false" fo:text-indent="0cm" style:auto-text-indent="false"/>
      <style:text-properties style:font-name="Times New Roman" fo:font-style="normal" officeooo:rsid="0024a7d8" officeooo:paragraph-rsid="0024a7d8" style:font-style-asian="normal" style:font-style-complex="normal"/>
    </style:style>
    <style:style style:name="P47" style:family="paragraph" style:parent-style-name="Standard">
      <style:paragraph-properties fo:margin-left="0cm" fo:margin-right="0cm" fo:text-align="start" style:justify-single-word="false" fo:text-indent="0cm" style:auto-text-indent="false"/>
      <style:text-properties style:font-name="Times New Roman" fo:font-style="normal" officeooo:rsid="00255be5" officeooo:paragraph-rsid="00255be5" style:font-style-asian="normal" style:font-style-complex="normal"/>
    </style:style>
    <style:style style:name="P48" style:family="paragraph" style:parent-style-name="Standard">
      <style:paragraph-properties fo:margin-left="0cm" fo:margin-right="0cm" fo:text-align="start" style:justify-single-word="false" fo:text-indent="0cm" style:auto-text-indent="false"/>
      <style:text-properties style:font-name="Times New Roman" fo:font-style="normal" officeooo:rsid="0027f05b" officeooo:paragraph-rsid="0027f05b" style:font-style-asian="normal" style:font-style-complex="normal"/>
    </style:style>
    <style:style style:name="P49" style:family="paragraph" style:parent-style-name="Standard">
      <style:paragraph-properties fo:margin-left="0cm" fo:margin-right="0cm" fo:text-align="start" style:justify-single-word="false" fo:text-indent="0cm" style:auto-text-indent="false"/>
      <style:text-properties style:font-name="Times New Roman" fo:font-style="normal" officeooo:rsid="002d3f0f" officeooo:paragraph-rsid="002d3f0f" style:font-style-asian="normal" style:font-style-complex="normal"/>
    </style:style>
    <style:style style:name="P50" style:family="paragraph" style:parent-style-name="Standard">
      <style:paragraph-properties fo:margin-left="0cm" fo:margin-right="0cm" fo:text-align="start" style:justify-single-word="false" fo:text-indent="0cm" style:auto-text-indent="false"/>
      <style:text-properties style:font-name="Times New Roman" fo:font-style="normal" officeooo:rsid="00316b00" officeooo:paragraph-rsid="0035054f" style:font-style-asian="normal" style:font-style-complex="normal"/>
    </style:style>
    <style:style style:name="P51" style:family="paragraph" style:parent-style-name="Standard">
      <style:paragraph-properties fo:margin-left="0cm" fo:margin-right="0cm" fo:text-align="start" style:justify-single-word="false" fo:text-indent="0cm" style:auto-text-indent="false"/>
      <style:text-properties style:font-name="Times New Roman" fo:font-style="normal" officeooo:rsid="00376fd5" officeooo:paragraph-rsid="00376fd5" style:font-style-asian="normal" style:font-style-complex="normal"/>
    </style:style>
    <style:style style:name="P52" style:family="paragraph" style:parent-style-name="Standard">
      <style:paragraph-properties fo:margin-left="0cm" fo:margin-right="0cm" fo:text-align="start" style:justify-single-word="false" fo:text-indent="0cm" style:auto-text-indent="false"/>
      <style:text-properties style:font-name="Times New Roman" fo:font-style="normal" officeooo:rsid="0038fc45" officeooo:paragraph-rsid="003d5446" style:font-style-asian="normal" style:font-style-complex="normal"/>
    </style:style>
    <style:style style:name="P53" style:family="paragraph" style:parent-style-name="Standard">
      <style:paragraph-properties fo:margin-left="0cm" fo:margin-right="0cm" fo:text-align="start" style:justify-single-word="false" fo:text-indent="0cm" style:auto-text-indent="false"/>
      <style:text-properties style:font-name="Times New Roman" fo:font-style="normal" officeooo:rsid="0038fc45" officeooo:paragraph-rsid="00429f86" style:font-style-asian="normal" style:font-style-complex="normal"/>
    </style:style>
    <style:style style:name="P54" style:family="paragraph" style:parent-style-name="Standard">
      <style:paragraph-properties fo:margin-left="0cm" fo:margin-right="0cm" fo:text-align="start" style:justify-single-word="false" fo:text-indent="0cm" style:auto-text-indent="false"/>
      <style:text-properties style:font-name="Times New Roman" fo:font-style="normal" officeooo:rsid="00441cda" officeooo:paragraph-rsid="00486776" style:font-style-asian="normal" style:font-style-complex="normal"/>
    </style:style>
    <style:style style:name="P55" style:family="paragraph" style:parent-style-name="Standard">
      <style:paragraph-properties fo:margin-left="0cm" fo:margin-right="0cm" fo:text-align="start" style:justify-single-word="false" fo:text-indent="0cm" style:auto-text-indent="false"/>
      <style:text-properties style:font-name="Times New Roman" fo:font-style="normal" officeooo:rsid="004cc0f0" officeooo:paragraph-rsid="004cc0f0" style:font-style-asian="normal" style:font-style-complex="normal"/>
    </style:style>
    <style:style style:name="P56" style:family="paragraph" style:parent-style-name="Standard">
      <style:paragraph-properties fo:margin-left="0cm" fo:margin-right="0cm" fo:text-align="start" style:justify-single-word="false" fo:text-indent="0cm" style:auto-text-indent="false"/>
      <style:text-properties style:font-name="Times New Roman" fo:font-style="normal" officeooo:rsid="004cc0f0" officeooo:paragraph-rsid="004fa722" style:font-style-asian="normal" style:font-style-complex="normal"/>
    </style:style>
    <style:style style:name="P57" style:family="paragraph" style:parent-style-name="Standard">
      <style:paragraph-properties fo:margin-left="0cm" fo:margin-right="0cm" fo:text-align="start" style:justify-single-word="false" fo:text-indent="0cm" style:auto-text-indent="false"/>
      <style:text-properties style:font-name="Times New Roman" fo:font-style="normal" officeooo:rsid="004fa722" officeooo:paragraph-rsid="004fa722" style:font-style-asian="normal" style:font-style-complex="normal"/>
    </style:style>
    <style:style style:name="P58" style:family="paragraph" style:parent-style-name="Standard">
      <style:paragraph-properties fo:margin-left="0cm" fo:margin-right="0cm" fo:text-align="start" style:justify-single-word="false" fo:text-indent="0cm" style:auto-text-indent="false"/>
      <style:text-properties style:font-name="Times New Roman" fo:font-style="normal" officeooo:rsid="00529b31" officeooo:paragraph-rsid="00529b31" style:font-style-asian="normal" style:font-style-complex="normal"/>
    </style:style>
    <style:style style:name="P59" style:family="paragraph" style:parent-style-name="Standard">
      <style:paragraph-properties fo:margin-left="0cm" fo:margin-right="0cm" fo:text-align="start" style:justify-single-word="false" fo:text-indent="0cm" style:auto-text-indent="false"/>
      <style:text-properties style:font-name="Times New Roman" fo:font-style="normal" officeooo:rsid="005ef5e0" officeooo:paragraph-rsid="005ef5e0" style:font-style-asian="normal" style:font-style-complex="normal"/>
    </style:style>
    <style:style style:name="P60" style:family="paragraph" style:parent-style-name="Standard">
      <style:paragraph-properties fo:margin-left="0cm" fo:margin-right="0cm" fo:text-align="start" style:justify-single-word="false" fo:text-indent="0cm" style:auto-text-indent="false"/>
      <style:text-properties style:font-name="Times New Roman" fo:font-style="normal" fo:font-weight="bold" officeooo:rsid="001f0a07" officeooo:paragraph-rsid="001f0a07" style:font-style-asian="normal" style:font-weight-asian="bold" style:font-style-complex="normal" style:font-weight-complex="bold"/>
    </style:style>
    <style:style style:name="P61" style:family="paragraph" style:parent-style-name="Standard">
      <style:paragraph-properties fo:margin-left="0cm" fo:margin-right="0cm" fo:text-align="start" style:justify-single-word="false" fo:text-indent="0cm" style:auto-text-indent="false"/>
      <style:text-properties style:font-name="Times New Roman" fo:font-style="normal" style:text-underline-style="none" officeooo:rsid="00376fd5" officeooo:paragraph-rsid="009d2022" style:font-style-asian="normal" style:font-style-complex="normal"/>
    </style:style>
    <style:style style:name="P62" style:family="paragraph" style:parent-style-name="Standard">
      <style:paragraph-properties fo:margin-left="0cm" fo:margin-right="0cm" fo:text-align="start" style:justify-single-word="false" fo:text-indent="0cm" style:auto-text-indent="false"/>
      <style:text-properties style:font-name="Times New Roman" fo:font-style="normal" style:text-underline-style="none" officeooo:rsid="004cc0f0" officeooo:paragraph-rsid="004cc0f0" style:font-style-asian="normal" style:font-style-complex="normal"/>
    </style:style>
    <style:style style:name="P63" style:family="paragraph" style:parent-style-name="Standard">
      <style:paragraph-properties fo:margin-left="0cm" fo:margin-right="0cm" fo:text-align="start" style:justify-single-word="false" fo:text-indent="0cm" style:auto-text-indent="false"/>
      <style:text-properties fo:font-variant="normal" fo:text-transform="none" style:font-name="Times New Roman" fo:font-style="normal" officeooo:rsid="003f96b2" officeooo:paragraph-rsid="001f0a07" style:font-style-asian="normal" style:font-style-complex="normal"/>
    </style:style>
    <style:style style:name="P64" style:family="paragraph" style:parent-style-name="Standard">
      <style:paragraph-properties fo:margin-left="0cm" fo:margin-right="0cm" fo:text-align="start" style:justify-single-word="false" fo:text-indent="0cm" style:auto-text-indent="false"/>
      <style:text-properties fo:font-variant="normal" fo:text-transform="none" style:font-name="Times New Roman" fo:font-style="normal" officeooo:rsid="003f96b2" officeooo:paragraph-rsid="0060b986" style:font-style-asian="normal" style:font-style-complex="normal"/>
    </style:style>
    <style:style style:name="P65" style:family="paragraph" style:parent-style-name="Standard">
      <style:paragraph-properties fo:margin-left="0cm" fo:margin-right="0cm" fo:text-align="start" style:justify-single-word="false" fo:text-indent="0cm" style:auto-text-indent="false"/>
      <style:text-properties fo:font-variant="normal" fo:text-transform="none" style:font-name="Times New Roman" fo:font-style="normal" officeooo:rsid="003f96b2" officeooo:paragraph-rsid="0061db22" style:font-style-asian="normal" style:font-style-complex="normal"/>
    </style:style>
    <style:style style:name="P66" style:family="paragraph" style:parent-style-name="Standard">
      <style:paragraph-properties fo:margin-left="0cm" fo:margin-right="0cm" fo:text-align="start" style:justify-single-word="false" fo:text-indent="0cm" style:auto-text-indent="false"/>
      <style:text-properties fo:font-variant="normal" fo:text-transform="none" style:font-name="Times New Roman" fo:font-style="normal" officeooo:rsid="004264f3" officeooo:paragraph-rsid="001f0a07" style:font-style-asian="normal" style:font-style-complex="normal"/>
    </style:style>
    <style:style style:name="P67" style:family="paragraph" style:parent-style-name="Standard">
      <style:paragraph-properties fo:margin-left="0cm" fo:margin-right="0cm" fo:text-align="start" style:justify-single-word="false" fo:text-indent="0cm" style:auto-text-indent="false"/>
      <style:text-properties fo:font-variant="normal" fo:text-transform="none" style:font-name="Times New Roman" fo:font-style="normal" officeooo:rsid="0042ab6e" officeooo:paragraph-rsid="001f0a07" style:font-style-asian="normal" style:font-style-complex="normal"/>
    </style:style>
    <style:style style:name="P68" style:family="paragraph" style:parent-style-name="Standard">
      <style:paragraph-properties fo:margin-left="0cm" fo:margin-right="0cm" fo:text-align="start" style:justify-single-word="false" fo:text-indent="0cm" style:auto-text-indent="false"/>
      <style:text-properties fo:font-variant="normal" fo:text-transform="none" style:font-name="Times New Roman" fo:font-style="normal" officeooo:rsid="0042eefe" officeooo:paragraph-rsid="006de63d" style:font-style-asian="normal" style:font-style-complex="normal"/>
    </style:style>
    <style:style style:name="P69" style:family="paragraph" style:parent-style-name="Standard">
      <style:paragraph-properties fo:margin-left="0cm" fo:margin-right="0cm" fo:text-align="start" style:justify-single-word="false" fo:text-indent="0cm" style:auto-text-indent="false"/>
      <style:text-properties fo:font-variant="normal" fo:text-transform="none" style:font-name="Times New Roman" fo:font-style="normal" officeooo:rsid="0042eefe" officeooo:paragraph-rsid="0079c987" style:font-style-asian="normal" style:font-style-complex="normal"/>
    </style:style>
    <style:style style:name="P70" style:family="paragraph" style:parent-style-name="Standard">
      <style:paragraph-properties fo:margin-left="0cm" fo:margin-right="0cm" fo:text-align="start" style:justify-single-word="false" fo:text-indent="0cm" style:auto-text-indent="false"/>
      <style:text-properties fo:font-variant="normal" fo:text-transform="none" style:font-name="Times New Roman" fo:font-style="normal" officeooo:rsid="006842ca" officeooo:paragraph-rsid="006842ca" style:font-style-asian="normal" style:font-style-complex="normal"/>
    </style:style>
    <style:style style:name="P71" style:family="paragraph" style:parent-style-name="Standard">
      <style:paragraph-properties fo:margin-left="0cm" fo:margin-right="0cm" fo:text-align="start" style:justify-single-word="false" fo:text-indent="0cm" style:auto-text-indent="false"/>
      <style:text-properties fo:font-variant="normal" fo:text-transform="none" style:font-name="Times New Roman" fo:font-style="normal" officeooo:rsid="007a0621" officeooo:paragraph-rsid="0083e805" style:font-style-asian="normal" style:font-style-complex="normal"/>
    </style:style>
    <style:style style:name="P72" style:family="paragraph" style:parent-style-name="Standard">
      <style:paragraph-properties fo:margin-left="0cm" fo:margin-right="0cm" fo:text-align="start" style:justify-single-word="false" fo:text-indent="0cm" style:auto-text-indent="false"/>
      <style:text-properties fo:font-variant="normal" fo:text-transform="none" style:font-name="Times New Roman" fo:font-style="normal" officeooo:rsid="007a0621" officeooo:paragraph-rsid="008679fa" style:font-style-asian="normal" style:font-style-complex="normal"/>
    </style:style>
    <style:style style:name="P73" style:family="paragraph" style:parent-style-name="Standard">
      <style:paragraph-properties fo:text-align="start" style:justify-single-word="false"/>
      <style:text-properties fo:font-variant="normal" fo:text-transform="none" style:font-name="Times New Roman" fo:font-style="normal" fo:font-weight="normal" officeooo:rsid="00ac383a" officeooo:paragraph-rsid="00aa2ac2"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fo:font-variant="normal" fo:text-transform="none" style:font-name="Times New Roman" fo:font-style="normal" fo:font-weight="normal" officeooo:rsid="00b53257" officeooo:paragraph-rsid="00c6bb38" style:font-style-asian="normal" style:font-weight-asian="normal" style:font-style-complex="normal" style:font-weight-complex="normal"/>
    </style:style>
    <style:style style:name="P75" style:family="paragraph" style:parent-style-name="Standard" style:list-style-name="L1">
      <style:paragraph-properties fo:text-align="start" style:justify-single-word="false"/>
      <style:text-properties fo:font-variant="normal" fo:text-transform="none" style:font-name="Times New Roman" fo:font-style="normal" fo:font-weight="normal" officeooo:rsid="00b82746" officeooo:paragraph-rsid="00b82746" style:font-style-asian="normal" style:font-weight-asian="normal" style:font-style-complex="normal" style:font-weight-complex="normal"/>
    </style:style>
    <style:style style:name="P76" style:family="paragraph" style:parent-style-name="Standard" style:list-style-name="L1">
      <style:paragraph-properties fo:text-align="start" style:justify-single-word="false"/>
      <style:text-properties fo:font-variant="normal" fo:text-transform="none" style:font-name="Times New Roman" fo:font-style="normal" fo:font-weight="normal" officeooo:rsid="00b9958d" officeooo:paragraph-rsid="00b9958d"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fo:font-variant="normal" fo:text-transform="none" style:font-name="Times New Roman" fo:font-style="normal" fo:font-weight="normal" officeooo:rsid="00c3f6a0" officeooo:paragraph-rsid="00c3f6a0"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fo:font-variant="normal" fo:text-transform="none" style:font-name="Times New Roman" fo:font-style="normal" fo:font-weight="normal" officeooo:rsid="00d01800" officeooo:paragraph-rsid="00d01800"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fo:font-variant="normal" fo:text-transform="none" style:font-name="Times New Roman" fo:font-style="normal" fo:font-weight="normal" officeooo:rsid="00d188af" officeooo:paragraph-rsid="00d188af"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fo:font-variant="normal" fo:text-transform="none" style:font-name="Times New Roman" fo:font-style="normal" fo:font-weight="normal" officeooo:rsid="00e60ffd" officeooo:paragraph-rsid="00e60ffd" style:font-style-asian="normal" style:font-weight-asian="normal" style:font-style-complex="normal" style:font-weight-complex="normal"/>
    </style:style>
    <style:style style:name="P81" style:family="paragraph" style:parent-style-name="Standard">
      <style:paragraph-properties fo:margin-left="1.27cm" fo:margin-right="0cm" fo:text-align="start" style:justify-single-word="false" fo:text-indent="0cm" style:auto-text-indent="false"/>
      <style:text-properties fo:font-variant="normal" fo:text-transform="none" style:font-name="Times New Roman" fo:font-style="normal" fo:font-weight="normal" officeooo:rsid="00d36a5b" officeooo:paragraph-rsid="00d36a5b" style:font-style-asian="normal" style:font-weight-asian="normal" style:font-style-complex="normal" style:font-weight-complex="normal"/>
    </style:style>
    <style:style style:name="P82" style:family="paragraph" style:parent-style-name="Standard">
      <style:paragraph-properties fo:margin-left="1.27cm" fo:margin-right="0cm" fo:text-align="start" style:justify-single-word="false" fo:text-indent="0cm" style:auto-text-indent="false"/>
      <style:text-properties fo:font-variant="normal" fo:text-transform="none" style:font-name="Times New Roman" fo:font-style="normal" fo:font-weight="normal" officeooo:rsid="00e60ffd" officeooo:paragraph-rsid="00e60ffd" style:font-style-asian="normal" style:font-weight-asian="normal" style:font-style-complex="normal" style:font-weight-complex="normal"/>
    </style:style>
    <style:style style:name="P83" style:family="paragraph" style:parent-style-name="Standard">
      <style:paragraph-properties fo:margin-left="0cm" fo:margin-right="0cm" fo:text-align="start" style:justify-single-word="false" fo:text-indent="0cm" style:auto-text-indent="false"/>
      <style:text-properties fo:font-variant="normal" fo:text-transform="none" style:font-name="Times New Roman" fo:font-style="normal" fo:font-weight="normal" officeooo:rsid="00d5268b" officeooo:paragraph-rsid="00d5268b" style:font-style-asian="normal" style:font-weight-asian="normal" style:font-style-complex="normal" style:font-weight-complex="normal"/>
    </style:style>
    <style:style style:name="P84" style:family="paragraph" style:parent-style-name="Standard">
      <style:paragraph-properties fo:margin-left="0cm" fo:margin-right="0cm" fo:text-align="start" style:justify-single-word="false" fo:text-indent="0cm" style:auto-text-indent="false"/>
      <style:text-properties fo:font-variant="normal" fo:text-transform="none" style:font-name="Times New Roman" fo:font-style="normal" fo:font-weight="normal" officeooo:rsid="00dfe8f5" officeooo:paragraph-rsid="00dfe8f5" style:font-style-asian="normal" style:font-weight-asian="normal" style:font-style-complex="normal" style:font-weight-complex="normal"/>
    </style:style>
    <style:style style:name="P85" style:family="paragraph" style:parent-style-name="Standard">
      <style:paragraph-properties fo:margin-left="0cm" fo:margin-right="0cm" fo:text-align="start" style:justify-single-word="false" fo:text-indent="0cm" style:auto-text-indent="false"/>
      <style:text-properties fo:font-variant="normal" fo:text-transform="none" style:font-name="Times New Roman" fo:font-style="normal" fo:font-weight="normal" officeooo:rsid="00dfe8f5" officeooo:paragraph-rsid="00e28678" style:font-style-asian="normal" style:font-weight-asian="normal" style:font-style-complex="normal" style:font-weight-complex="normal"/>
    </style:style>
    <style:style style:name="P86" style:family="paragraph" style:parent-style-name="Standard">
      <style:paragraph-properties fo:margin-left="0cm" fo:margin-right="0cm" fo:text-align="start" style:justify-single-word="false" fo:text-indent="0cm" style:auto-text-indent="false"/>
      <style:text-properties fo:font-variant="normal" fo:text-transform="none" style:font-name="Times New Roman" fo:font-style="normal" fo:font-weight="normal" officeooo:rsid="00e06b64" officeooo:paragraph-rsid="00e06b64" style:font-style-asian="normal" style:font-weight-asian="normal" style:font-style-complex="normal" style:font-weight-complex="normal"/>
    </style:style>
    <style:style style:name="P87" style:family="paragraph" style:parent-style-name="Standard">
      <style:paragraph-properties fo:margin-left="0cm" fo:margin-right="0cm" fo:text-align="start" style:justify-single-word="false" fo:text-indent="0cm" style:auto-text-indent="false"/>
      <style:text-properties fo:font-variant="normal" fo:text-transform="none" style:font-name="Times New Roman" fo:font-style="normal" fo:font-weight="normal" officeooo:rsid="00e06b64" officeooo:paragraph-rsid="00e365e2" style:font-style-asian="normal" style:font-weight-asian="normal" style:font-style-complex="normal" style:font-weight-complex="normal"/>
    </style:style>
    <style:style style:name="P88" style:family="paragraph" style:parent-style-name="Standard">
      <style:paragraph-properties fo:margin-left="0cm" fo:margin-right="0cm" fo:text-align="start" style:justify-single-word="false" fo:text-indent="0cm" style:auto-text-indent="false"/>
      <style:text-properties fo:font-variant="normal" fo:text-transform="none" style:font-name="Times New Roman" fo:font-style="normal" fo:font-weight="normal" officeooo:rsid="00e28678" officeooo:paragraph-rsid="00e365e2" style:font-style-asian="normal" style:font-weight-asian="normal" style:font-style-complex="normal" style:font-weight-complex="normal"/>
    </style:style>
    <style:style style:name="P89" style:family="paragraph" style:parent-style-name="Standard">
      <style:paragraph-properties fo:margin-left="0cm" fo:margin-right="0cm" fo:text-align="start" style:justify-single-word="false" fo:text-indent="0cm" style:auto-text-indent="false"/>
      <style:text-properties fo:font-variant="normal" fo:text-transform="none" style:font-name="Times New Roman" fo:font-style="normal" fo:font-weight="normal" officeooo:rsid="00e365e2" officeooo:paragraph-rsid="00e365e2" style:font-style-asian="normal" style:font-weight-asian="normal" style:font-style-complex="normal" style:font-weight-complex="normal"/>
    </style:style>
    <style:style style:name="P90" style:family="paragraph" style:parent-style-name="Standard">
      <style:paragraph-properties fo:margin-left="0cm" fo:margin-right="0cm" fo:text-align="start" style:justify-single-word="false" fo:text-indent="0cm" style:auto-text-indent="false"/>
      <style:text-properties fo:font-variant="normal" fo:text-transform="none" style:font-name="Times New Roman" fo:font-style="normal" fo:font-weight="normal" officeooo:rsid="00e60ffd" officeooo:paragraph-rsid="00e60ffd" style:font-style-asian="normal" style:font-weight-asian="normal" style:font-style-complex="normal" style:font-weight-complex="normal"/>
    </style:style>
    <style:style style:name="P91" style:family="paragraph" style:parent-style-name="Standard">
      <style:paragraph-properties fo:margin-left="1.27cm" fo:margin-right="0cm" fo:text-align="start" style:justify-single-word="false" fo:text-indent="0cm" style:auto-text-indent="false"/>
      <style:text-properties fo:font-variant="normal" fo:text-transform="none" style:font-name="Times New Roman" fo:font-style="normal" fo:font-weight="normal" officeooo:rsid="00e06b64" officeooo:paragraph-rsid="00e365e2" style:font-style-asian="normal" style:font-weight-asian="normal" style:font-style-complex="normal" style:font-weight-complex="normal"/>
    </style:style>
    <style:style style:name="P92" style:family="paragraph" style:parent-style-name="Standard">
      <style:paragraph-properties fo:margin-left="1.27cm" fo:margin-right="0cm" fo:text-align="start" style:justify-single-word="false" fo:text-indent="0cm" style:auto-text-indent="false"/>
      <style:text-properties fo:font-variant="normal" fo:text-transform="none" style:font-name="Times New Roman" fo:font-style="normal" fo:font-weight="normal" officeooo:rsid="00e28678" officeooo:paragraph-rsid="00e28678" style:font-style-asian="normal" style:font-weight-asian="normal" style:font-style-complex="normal" style:font-weight-complex="normal"/>
    </style:style>
    <style:style style:name="P93" style:family="paragraph" style:parent-style-name="Standard">
      <style:paragraph-properties fo:margin-left="1.27cm" fo:margin-right="0cm" fo:text-align="start" style:justify-single-word="false" fo:text-indent="0cm" style:auto-text-indent="false"/>
      <style:text-properties fo:font-variant="normal" fo:text-transform="none" style:font-name="Times New Roman" fo:font-style="normal" fo:font-weight="normal" officeooo:rsid="00e365e2" officeooo:paragraph-rsid="00e365e2" style:font-style-asian="normal" style:font-weight-asian="normal" style:font-style-complex="normal" style:font-weight-complex="normal"/>
    </style:style>
    <style:style style:name="P94" style:family="paragraph" style:parent-style-name="Standard">
      <style:paragraph-properties fo:margin-left="1.27cm" fo:margin-right="0cm" fo:text-align="start" style:justify-single-word="false" fo:text-indent="0cm" style:auto-text-indent="false"/>
      <style:text-properties fo:font-variant="normal" fo:text-transform="none" style:font-name="Times New Roman" fo:font-style="normal" fo:font-weight="normal" officeooo:rsid="00e60ffd" officeooo:paragraph-rsid="00e60ffd" style:font-style-asian="normal" style:font-weight-asian="normal" style:font-style-complex="normal" style:font-weight-complex="normal"/>
    </style:style>
    <style:style style:name="P95" style:family="paragraph" style:parent-style-name="Footnote">
      <style:text-properties fo:font-variant="normal" fo:text-transform="none" style:text-position="0% 100%" fo:font-style="normal" style:text-underline-style="none" fo:font-weight="normal"/>
    </style:style>
    <style:style style:name="T1" style:family="text">
      <style:text-properties fo:font-style="normal" style:font-style-asian="normal" style:font-style-complex="normal"/>
    </style:style>
    <style:style style:name="T2" style:family="text">
      <style:text-properties fo:font-style="normal" officeooo:rsid="0022c88b" style:font-style-asian="normal" style:font-style-complex="normal"/>
    </style:style>
    <style:style style:name="T3" style:family="text">
      <style:text-properties fo:font-style="normal" officeooo:rsid="0027779b" style:font-style-asian="normal" style:font-style-complex="normal"/>
    </style:style>
    <style:style style:name="T4" style:family="text">
      <style:text-properties fo:font-style="normal" officeooo:rsid="0024f98a" style:font-style-asian="normal" style:font-style-complex="normal"/>
    </style:style>
    <style:style style:name="T5" style:family="text">
      <style:text-properties fo:font-style="normal" officeooo:rsid="00912474" style:font-style-asian="normal" style:font-style-complex="normal"/>
    </style:style>
    <style:style style:name="T6" style:family="text">
      <style:text-properties fo:font-style="normal" officeooo:rsid="00278982" style:font-style-asian="normal" style:font-style-complex="normal"/>
    </style:style>
    <style:style style:name="T7" style:family="text">
      <style:text-properties fo:font-style="normal" officeooo:rsid="0028b20a" style:font-style-asian="normal" style:font-style-complex="normal"/>
    </style:style>
    <style:style style:name="T8" style:family="text">
      <style:text-properties fo:font-style="normal" officeooo:rsid="002984d8" style:font-style-asian="normal" style:font-style-complex="normal"/>
    </style:style>
    <style:style style:name="T9" style:family="text">
      <style:text-properties fo:font-style="normal" officeooo:rsid="005da9be" style:font-style-asian="normal" style:font-style-complex="normal"/>
    </style:style>
    <style:style style:name="T10" style:family="text">
      <style:text-properties fo:font-style="normal" officeooo:rsid="0093230f" style:font-style-asian="normal" style:font-style-complex="normal"/>
    </style:style>
    <style:style style:name="T11" style:family="text">
      <style:text-properties fo:font-style="normal" officeooo:rsid="002c1f5c" style:font-style-asian="normal" style:font-style-complex="normal"/>
    </style:style>
    <style:style style:name="T12" style:family="text">
      <style:text-properties fo:font-style="normal" officeooo:rsid="002e5626" style:font-style-asian="normal" style:font-style-complex="normal"/>
    </style:style>
    <style:style style:name="T13" style:family="text">
      <style:text-properties fo:font-style="normal" officeooo:rsid="002fabcc" style:font-style-asian="normal" style:font-style-complex="normal"/>
    </style:style>
    <style:style style:name="T14" style:family="text">
      <style:text-properties fo:font-style="normal" officeooo:rsid="0093c37f" style:font-style-asian="normal" style:font-style-complex="normal"/>
    </style:style>
    <style:style style:name="T15" style:family="text">
      <style:text-properties officeooo:rsid="0022c88b"/>
    </style:style>
    <style:style style:name="T16" style:family="text">
      <style:text-properties fo:font-variant="normal" fo:text-transform="none" style:text-position="0% 100%" style:text-underline-style="none" fo:font-weight="normal"/>
    </style:style>
    <style:style style:name="T17" style:family="text">
      <style:text-properties fo:font-variant="normal" fo:text-transform="none" style:text-position="0% 100%" fo:font-style="italic" style:text-underline-style="none" fo:font-weight="normal" style:font-style-asian="italic"/>
    </style:style>
    <style:style style:name="T18" style:family="text">
      <style:text-properties fo:font-variant="normal" fo:text-transform="none" style:text-position="0% 100%" fo:font-style="normal" style:text-underline-style="none" fo:font-weight="normal"/>
    </style:style>
    <style:style style:name="T19" style:family="text">
      <style:text-properties fo:font-variant="normal" fo:text-transform="none" style:font-name="Times New Roman" fo:font-style="normal" fo:font-weight="normal" officeooo:rsid="003220dd" style:font-style-asian="normal" style:font-weight-asian="normal" style:font-style-complex="normal" style:font-weight-complex="normal"/>
    </style:style>
    <style:style style:name="T20" style:family="text">
      <style:text-properties fo:font-variant="normal" fo:text-transform="none" style:font-name="Times New Roman" fo:font-style="normal" fo:font-weight="normal" officeooo:rsid="000ed1a9" style:font-style-asian="normal" style:font-weight-asian="normal" style:font-style-complex="normal" style:font-weight-complex="normal"/>
    </style:style>
    <style:style style:name="T21" style:family="text">
      <style:text-properties fo:font-variant="normal" fo:text-transform="none" style:font-name="Times New Roman" fo:font-style="italic" fo:font-weight="normal" officeooo:rsid="000ed1a9" style:font-style-asian="italic" style:font-weight-asian="normal" style:font-style-complex="italic" style:font-weight-complex="normal"/>
    </style:style>
    <style:style style:name="T22" style:family="text">
      <style:text-properties officeooo:rsid="0027779b"/>
    </style:style>
    <style:style style:name="T23" style:family="text">
      <style:text-properties officeooo:rsid="0093c37f"/>
    </style:style>
    <style:style style:name="T24" style:family="text">
      <style:text-properties fo:font-weight="normal" style:font-weight-asian="normal" style:font-weight-complex="normal"/>
    </style:style>
    <style:style style:name="T25" style:family="text">
      <style:text-properties fo:font-weight="normal" officeooo:rsid="000a1bd4" style:font-weight-asian="normal" style:font-weight-complex="normal"/>
    </style:style>
    <style:style style:name="T26" style:family="text">
      <style:text-properties fo:font-weight="normal" officeooo:rsid="000d0842" style:font-weight-asian="normal" style:font-weight-complex="normal"/>
    </style:style>
    <style:style style:name="T27" style:family="text">
      <style:text-properties fo:font-weight="normal" officeooo:rsid="003220dd" style:font-weight-asian="normal" style:font-weight-complex="normal"/>
    </style:style>
    <style:style style:name="T28" style:family="text">
      <style:text-properties fo:font-weight="normal" officeooo:rsid="000dcd62" style:font-weight-asian="normal" style:font-weight-complex="normal"/>
    </style:style>
    <style:style style:name="T29" style:family="text">
      <style:text-properties fo:font-weight="normal" officeooo:rsid="000ed1a9" style:font-weight-asian="normal" style:font-weight-complex="normal"/>
    </style:style>
    <style:style style:name="T30" style:family="text">
      <style:text-properties fo:font-weight="normal" officeooo:rsid="00453db2" style:font-weight-asian="normal" style:font-weight-complex="normal"/>
    </style:style>
    <style:style style:name="T31" style:family="text">
      <style:text-properties fo:font-weight="normal" officeooo:rsid="001f6c60" style:font-weight-asian="normal" style:font-weight-complex="normal"/>
    </style:style>
    <style:style style:name="T32" style:family="text">
      <style:text-properties fo:font-weight="normal" officeooo:rsid="0073af58" style:font-weight-asian="normal" style:font-weight-complex="normal"/>
    </style:style>
    <style:style style:name="T33" style:family="text">
      <style:text-properties fo:font-weight="normal" officeooo:rsid="0075369d" style:font-weight-asian="normal" style:font-weight-complex="normal"/>
    </style:style>
    <style:style style:name="T34" style:family="text">
      <style:text-properties fo:font-weight="normal" officeooo:rsid="007703cf" style:font-weight-asian="normal" style:font-weight-complex="normal"/>
    </style:style>
    <style:style style:name="T35" style:family="text">
      <style:text-properties fo:font-weight="normal" officeooo:rsid="00778a1b" style:font-weight-asian="normal" style:font-weight-complex="normal"/>
    </style:style>
    <style:style style:name="T36" style:family="text">
      <style:text-properties fo:font-weight="normal" officeooo:rsid="00780ec1" style:font-weight-asian="normal" style:font-weight-complex="normal"/>
    </style:style>
    <style:style style:name="T37" style:family="text">
      <style:text-properties fo:font-weight="normal" officeooo:rsid="0078fac1" style:font-weight-asian="normal" style:font-weight-complex="normal"/>
    </style:style>
    <style:style style:name="T38" style:family="text">
      <style:text-properties fo:font-weight="normal" officeooo:rsid="007aac38" style:font-weight-asian="normal" style:font-weight-complex="normal"/>
    </style:style>
    <style:style style:name="T39" style:family="text">
      <style:text-properties fo:font-weight="normal" officeooo:rsid="007e48f7" style:font-weight-asian="normal" style:font-weight-complex="normal"/>
    </style:style>
    <style:style style:name="T40" style:family="text">
      <style:text-properties fo:font-weight="normal" officeooo:rsid="007fa04d" style:font-weight-asian="normal" style:font-weight-complex="normal"/>
    </style:style>
    <style:style style:name="T41" style:family="text">
      <style:text-properties fo:font-weight="normal" officeooo:rsid="00811aca" style:font-weight-asian="normal" style:font-weight-complex="normal"/>
    </style:style>
    <style:style style:name="T42" style:family="text">
      <style:text-properties fo:font-weight="normal" officeooo:rsid="00827991" style:font-weight-asian="normal" style:font-weight-complex="normal"/>
    </style:style>
    <style:style style:name="T43" style:family="text">
      <style:text-properties fo:font-weight="normal" officeooo:rsid="0082a3c7" style:font-weight-asian="normal" style:font-weight-complex="normal"/>
    </style:style>
    <style:style style:name="T44" style:family="text">
      <style:text-properties fo:font-weight="normal" officeooo:rsid="0083e805" style:font-weight-asian="normal" style:font-weight-complex="normal"/>
    </style:style>
    <style:style style:name="T45" style:family="text">
      <style:text-properties fo:font-weight="normal" officeooo:rsid="0085c2b9" style:font-weight-asian="normal" style:font-weight-complex="normal"/>
    </style:style>
    <style:style style:name="T46" style:family="text">
      <style:text-properties fo:font-weight="normal" officeooo:rsid="008679fa" style:font-weight-asian="normal" style:font-weight-complex="normal"/>
    </style:style>
    <style:style style:name="T47" style:family="text">
      <style:text-properties fo:font-weight="normal" officeooo:rsid="0086c004" style:font-weight-asian="normal" style:font-weight-complex="normal"/>
    </style:style>
    <style:style style:name="T48" style:family="text">
      <style:text-properties fo:font-weight="normal" officeooo:rsid="008816de" style:font-weight-asian="normal" style:font-weight-complex="normal"/>
    </style:style>
    <style:style style:name="T49" style:family="text">
      <style:text-properties fo:font-weight="normal" officeooo:rsid="00898f8a" style:font-weight-asian="normal" style:font-weight-complex="normal"/>
    </style:style>
    <style:style style:name="T50" style:family="text">
      <style:text-properties fo:font-weight="normal" officeooo:rsid="0089fa30" style:font-weight-asian="normal" style:font-weight-complex="normal"/>
    </style:style>
    <style:style style:name="T51" style:family="text">
      <style:text-properties fo:font-weight="normal" officeooo:rsid="008a846a" style:font-weight-asian="normal" style:font-weight-complex="normal"/>
    </style:style>
    <style:style style:name="T52" style:family="text">
      <style:text-properties fo:font-weight="normal" officeooo:rsid="008bf513" style:font-weight-asian="normal" style:font-weight-complex="normal"/>
    </style:style>
    <style:style style:name="T53" style:family="text">
      <style:text-properties fo:font-weight="normal" officeooo:rsid="008d70aa" style:font-weight-asian="normal" style:font-weight-complex="normal"/>
    </style:style>
    <style:style style:name="T54" style:family="text">
      <style:text-properties fo:font-weight="normal" officeooo:rsid="009204d0" style:font-weight-asian="normal" style:font-weight-complex="normal"/>
    </style:style>
    <style:style style:name="T55" style:family="text">
      <style:text-properties fo:font-weight="normal" officeooo:rsid="009333ee" style:font-weight-asian="normal" style:font-weight-complex="normal"/>
    </style:style>
    <style:style style:name="T56" style:family="text">
      <style:text-properties fo:font-weight="normal" officeooo:rsid="00940988" style:font-weight-asian="normal" style:font-weight-complex="normal"/>
    </style:style>
    <style:style style:name="T57" style:family="text">
      <style:text-properties fo:font-weight="normal" officeooo:rsid="00a0e2b1" style:font-weight-asian="normal" style:font-weight-complex="normal"/>
    </style:style>
    <style:style style:name="T58" style:family="text">
      <style:text-properties fo:font-style="italic" style:font-style-asian="italic"/>
    </style:style>
    <style:style style:name="T59" style:family="text">
      <style:text-properties fo:font-style="italic" style:font-style-asian="italic" style:font-style-complex="italic"/>
    </style:style>
    <style:style style:name="T60" style:family="text">
      <style:text-properties fo:font-style="italic" officeooo:rsid="004d7ac3" style:font-style-asian="italic" style:font-style-complex="italic"/>
    </style:style>
    <style:style style:name="T61" style:family="text">
      <style:text-properties fo:font-style="italic" officeooo:rsid="00516f96" style:font-style-asian="italic" style:font-style-complex="italic"/>
    </style:style>
    <style:style style:name="T62" style:family="text">
      <style:text-properties fo:font-style="italic" officeooo:rsid="00523fe8" style:font-style-asian="italic" style:font-style-complex="italic"/>
    </style:style>
    <style:style style:name="T63" style:family="text">
      <style:text-properties fo:font-style="italic" officeooo:rsid="005492fe" style:font-style-asian="italic" style:font-style-complex="italic"/>
    </style:style>
    <style:style style:name="T64" style:family="text">
      <style:text-properties fo:font-style="italic" officeooo:rsid="006a3d06" style:font-style-asian="italic" style:font-style-complex="italic"/>
    </style:style>
    <style:style style:name="T65" style:family="text">
      <style:text-properties fo:font-style="italic" officeooo:rsid="006de63d" style:font-style-asian="italic" style:font-style-complex="italic"/>
    </style:style>
    <style:style style:name="T66" style:family="text">
      <style:text-properties fo:font-style="italic" officeooo:rsid="006fb1ce" style:font-style-asian="italic" style:font-style-complex="italic"/>
    </style:style>
    <style:style style:name="T67" style:family="text">
      <style:text-properties fo:font-style="italic" officeooo:rsid="00b53257" style:font-style-asian="italic" style:font-style-complex="italic"/>
    </style:style>
    <style:style style:name="T68" style:family="text">
      <style:text-properties fo:font-style="italic" officeooo:rsid="00be5784" style:font-style-asian="italic" style:font-style-complex="italic"/>
    </style:style>
    <style:style style:name="T69" style:family="text">
      <style:text-properties fo:font-style="italic" officeooo:rsid="00c09141" style:font-style-asian="italic" style:font-style-complex="italic"/>
    </style:style>
    <style:style style:name="T70" style:family="text">
      <style:text-properties fo:font-style="italic" officeooo:rsid="00c12ea1" style:font-style-asian="italic" style:font-style-complex="italic"/>
    </style:style>
    <style:style style:name="T71" style:family="text">
      <style:text-properties fo:font-style="italic" officeooo:rsid="00c2cb04" style:font-style-asian="italic" style:font-style-complex="italic"/>
    </style:style>
    <style:style style:name="T72" style:family="text">
      <style:text-properties fo:font-style="italic" officeooo:rsid="00d05f41" style:font-style-asian="italic" style:font-style-complex="italic"/>
    </style:style>
    <style:style style:name="T73" style:family="text">
      <style:text-properties fo:font-style="italic" officeooo:rsid="00e05e7f" style:font-style-asian="italic" style:font-style-complex="italic"/>
    </style:style>
    <style:style style:name="T74" style:family="text">
      <style:text-properties fo:font-style="italic" fo:font-weight="normal" style:font-style-asian="italic" style:font-weight-asian="normal" style:font-style-complex="italic" style:font-weight-complex="normal"/>
    </style:style>
    <style:style style:name="T75" style:family="text">
      <style:text-properties fo:font-style="italic" fo:font-weight="normal" officeooo:rsid="000a1bd4" style:font-style-asian="italic" style:font-weight-asian="normal" style:font-style-complex="italic" style:font-weight-complex="normal"/>
    </style:style>
    <style:style style:name="T76" style:family="text">
      <style:text-properties fo:font-style="italic" fo:font-weight="normal" officeooo:rsid="000d0842" style:font-style-asian="italic" style:font-weight-asian="normal" style:font-style-complex="italic" style:font-weight-complex="normal"/>
    </style:style>
    <style:style style:name="T77" style:family="text">
      <style:text-properties fo:font-style="italic" fo:font-weight="normal" officeooo:rsid="0083e805" style:font-style-asian="italic" style:font-weight-asian="normal" style:font-style-complex="italic" style:font-weight-complex="normal"/>
    </style:style>
    <style:style style:name="T78" style:family="text">
      <style:text-properties fo:font-style="italic" fo:font-weight="normal" officeooo:rsid="008d70aa" style:font-style-asian="italic" style:font-weight-asian="normal" style:font-style-complex="italic" style:font-weight-complex="normal"/>
    </style:style>
    <style:style style:name="T79" style:family="text">
      <style:text-properties fo:font-style="italic" style:text-underline-style="none" style:font-style-asian="italic" style:font-style-complex="italic"/>
    </style:style>
    <style:style style:name="T80" style:family="text">
      <style:text-properties fo:font-style="italic" style:text-underline-style="none" officeooo:rsid="0035054f" style:font-style-asian="italic" style:font-style-complex="italic"/>
    </style:style>
    <style:style style:name="T81" style:family="text">
      <style:text-properties fo:font-style="italic" style:text-underline-style="none" officeooo:rsid="003a528b" style:font-style-asian="italic" style:font-style-complex="italic"/>
    </style:style>
    <style:style style:name="T82" style:family="text">
      <style:text-properties fo:font-style="italic" style:text-underline-style="none" officeooo:rsid="00417948" style:font-style-asian="italic" style:font-style-complex="italic"/>
    </style:style>
    <style:style style:name="T83" style:family="text">
      <style:text-properties fo:font-style="italic" style:text-underline-style="none" officeooo:rsid="00429f86" style:font-style-asian="italic" style:font-style-complex="italic"/>
    </style:style>
    <style:style style:name="T84" style:family="text">
      <style:text-properties fo:font-style="italic" style:text-underline-style="none" officeooo:rsid="0043b47d" style:font-style-asian="italic" style:font-style-complex="italic"/>
    </style:style>
    <style:style style:name="T85" style:family="text">
      <style:text-properties fo:font-style="italic" style:text-underline-style="none" officeooo:rsid="005b3e3c" style:font-style-asian="italic" style:font-style-complex="italic"/>
    </style:style>
    <style:style style:name="T86" style:family="text">
      <style:text-properties fo:font-style="italic" style:text-underline-style="none" officeooo:rsid="005dfa01" style:font-style-asian="italic" style:font-style-complex="italic"/>
    </style:style>
    <style:style style:name="T87" style:family="text">
      <style:text-properties officeooo:rsid="000a1bd4"/>
    </style:style>
    <style:style style:name="T88" style:family="text">
      <style:text-properties style:font-name="Times New Roman" fo:font-style="italic" style:font-style-asian="italic" style:font-style-complex="italic"/>
    </style:style>
    <style:style style:name="T89" style:family="text">
      <style:text-properties style:font-name="Times New Roman" fo:font-style="italic" officeooo:rsid="000ed1a9" style:font-style-asian="italic" style:font-style-complex="italic"/>
    </style:style>
    <style:style style:name="T90" style:family="text">
      <style:text-properties style:font-name="Times New Roman" fo:font-style="italic" officeooo:rsid="0012a13a" style:font-style-asian="italic" style:font-style-complex="italic"/>
    </style:style>
    <style:style style:name="T91" style:family="text">
      <style:text-properties style:font-name="Times New Roman" fo:font-style="italic" officeooo:rsid="0015fba1" style:font-style-asian="italic" style:font-style-complex="italic"/>
    </style:style>
    <style:style style:name="T92" style:family="text">
      <style:text-properties style:font-name="Times New Roman" fo:font-style="normal" style:font-style-asian="normal" style:font-style-complex="normal"/>
    </style:style>
    <style:style style:name="T93" style:family="text">
      <style:text-properties style:font-name="Times New Roman" fo:font-style="normal" officeooo:rsid="000ed1a9" style:font-style-asian="normal" style:font-style-complex="normal"/>
    </style:style>
    <style:style style:name="T94" style:family="text">
      <style:text-properties style:font-name="Times New Roman" fo:font-style="normal" officeooo:rsid="0012a13a" style:font-style-asian="normal" style:font-style-complex="normal"/>
    </style:style>
    <style:style style:name="T95" style:family="text">
      <style:text-properties style:font-name="Times New Roman" fo:font-style="normal" officeooo:rsid="0013d978" style:font-style-asian="normal" style:font-style-complex="normal"/>
    </style:style>
    <style:style style:name="T96" style:family="text">
      <style:text-properties style:font-name="Times New Roman" fo:font-style="normal" officeooo:rsid="0015fba1" style:font-style-asian="normal" style:font-style-complex="normal"/>
    </style:style>
    <style:style style:name="T97" style:family="text">
      <style:text-properties style:font-name="Times New Roman" fo:font-style="normal" officeooo:rsid="001797cb" style:font-style-asian="normal" style:font-style-complex="normal"/>
    </style:style>
    <style:style style:name="T98" style:family="text">
      <style:text-properties style:font-name="Times New Roman" fo:font-style="normal" officeooo:rsid="001bd90e" style:font-style-asian="normal" style:font-style-complex="normal"/>
    </style:style>
    <style:style style:name="T99" style:family="text">
      <style:text-properties style:font-name="Times New Roman" fo:font-style="normal" officeooo:rsid="001d2178" style:font-style-asian="normal" style:font-style-complex="normal"/>
    </style:style>
    <style:style style:name="T100" style:family="text">
      <style:text-properties style:font-name="Times New Roman" fo:font-style="normal" officeooo:rsid="001d986f" style:font-style-asian="normal" style:font-style-complex="normal"/>
    </style:style>
    <style:style style:name="T101" style:family="text">
      <style:text-properties style:font-name="Times New Roman" fo:font-style="normal" officeooo:rsid="00958868" style:font-style-asian="normal" style:font-style-complex="normal"/>
    </style:style>
    <style:style style:name="T102" style:family="text">
      <style:text-properties style:font-name="Times New Roman" fo:font-style="normal" officeooo:rsid="0097b8ae" style:font-style-asian="normal" style:font-style-complex="normal"/>
    </style:style>
    <style:style style:name="T103" style:family="text">
      <style:text-properties style:font-name="Times New Roman" fo:font-style="normal" officeooo:rsid="00996e16" style:font-style-asian="normal" style:font-style-complex="normal"/>
    </style:style>
    <style:style style:name="T104" style:family="text">
      <style:text-properties officeooo:rsid="0034b041"/>
    </style:style>
    <style:style style:name="T105" style:family="text">
      <style:text-properties officeooo:rsid="00354bfa"/>
    </style:style>
    <style:style style:name="T106" style:family="text">
      <style:text-properties officeooo:rsid="00381d67"/>
    </style:style>
    <style:style style:name="T107" style:family="text">
      <style:text-properties officeooo:rsid="004264f3"/>
    </style:style>
    <style:style style:name="T108" style:family="text">
      <style:text-properties officeooo:rsid="0098f034"/>
    </style:style>
    <style:style style:name="T109" style:family="text">
      <style:text-properties officeooo:rsid="0042ab6e"/>
    </style:style>
    <style:style style:name="T110" style:family="text">
      <style:text-properties officeooo:rsid="0042eefe"/>
    </style:style>
    <style:style style:name="T111" style:family="text">
      <style:text-properties style:text-underline-style="solid" style:text-underline-width="auto" style:text-underline-color="font-color"/>
    </style:style>
    <style:style style:name="T112" style:family="text">
      <style:text-properties style:text-underline-style="none"/>
    </style:style>
    <style:style style:name="T113" style:family="text">
      <style:text-properties style:text-underline-style="none" officeooo:rsid="0025f870"/>
    </style:style>
    <style:style style:name="T114" style:family="text">
      <style:text-properties style:text-underline-style="none" officeooo:rsid="002925a8"/>
    </style:style>
    <style:style style:name="T115" style:family="text">
      <style:text-properties style:text-underline-style="none" officeooo:rsid="002a96a0"/>
    </style:style>
    <style:style style:name="T116" style:family="text">
      <style:text-properties style:text-underline-style="none" officeooo:rsid="002c1604"/>
    </style:style>
    <style:style style:name="T117" style:family="text">
      <style:text-properties style:text-underline-style="none" officeooo:rsid="002f2bd3"/>
    </style:style>
    <style:style style:name="T118" style:family="text">
      <style:text-properties style:text-underline-style="none" officeooo:rsid="00301858"/>
    </style:style>
    <style:style style:name="T119" style:family="text">
      <style:text-properties style:text-underline-style="none" officeooo:rsid="0032f1d8"/>
    </style:style>
    <style:style style:name="T120" style:family="text">
      <style:text-properties style:text-underline-style="none" officeooo:rsid="00339975"/>
    </style:style>
    <style:style style:name="T121" style:family="text">
      <style:text-properties style:text-underline-style="none" officeooo:rsid="0035054f"/>
    </style:style>
    <style:style style:name="T122" style:family="text">
      <style:text-properties style:text-underline-style="none" officeooo:rsid="003a528b"/>
    </style:style>
    <style:style style:name="T123" style:family="text">
      <style:text-properties style:text-underline-style="none" officeooo:rsid="003d5446"/>
    </style:style>
    <style:style style:name="T124" style:family="text">
      <style:text-properties style:text-underline-style="none" officeooo:rsid="003de348"/>
    </style:style>
    <style:style style:name="T125" style:family="text">
      <style:text-properties style:text-underline-style="none" officeooo:rsid="003e0b4a"/>
    </style:style>
    <style:style style:name="T126" style:family="text">
      <style:text-properties style:text-underline-style="none" officeooo:rsid="003ef171"/>
    </style:style>
    <style:style style:name="T127" style:family="text">
      <style:text-properties style:text-underline-style="none" officeooo:rsid="00402bdd"/>
    </style:style>
    <style:style style:name="T128" style:family="text">
      <style:text-properties style:text-underline-style="none" officeooo:rsid="00417948"/>
    </style:style>
    <style:style style:name="T129" style:family="text">
      <style:text-properties style:text-underline-style="none" officeooo:rsid="00429f86"/>
    </style:style>
    <style:style style:name="T130" style:family="text">
      <style:text-properties style:text-underline-style="none" officeooo:rsid="0043b47d"/>
    </style:style>
    <style:style style:name="T131" style:family="text">
      <style:text-properties style:text-underline-style="none" officeooo:rsid="004548af"/>
    </style:style>
    <style:style style:name="T132" style:family="text">
      <style:text-properties style:text-underline-style="none" officeooo:rsid="0046b4d1"/>
    </style:style>
    <style:style style:name="T133" style:family="text">
      <style:text-properties style:text-underline-style="none" officeooo:rsid="00486776"/>
    </style:style>
    <style:style style:name="T134" style:family="text">
      <style:text-properties style:text-underline-style="none" officeooo:rsid="0048d44d"/>
    </style:style>
    <style:style style:name="T135" style:family="text">
      <style:text-properties style:text-underline-style="none" officeooo:rsid="0049450b"/>
    </style:style>
    <style:style style:name="T136" style:family="text">
      <style:text-properties style:text-underline-style="none" officeooo:rsid="004acf28"/>
    </style:style>
    <style:style style:name="T137" style:family="text">
      <style:text-properties style:text-underline-style="none" officeooo:rsid="004c9e2c"/>
    </style:style>
    <style:style style:name="T138" style:family="text">
      <style:text-properties style:text-underline-style="none" officeooo:rsid="005931f7"/>
    </style:style>
    <style:style style:name="T139" style:family="text">
      <style:text-properties style:text-underline-style="none" officeooo:rsid="00598c48"/>
    </style:style>
    <style:style style:name="T140" style:family="text">
      <style:text-properties style:text-underline-style="none" officeooo:rsid="005b3e3c"/>
    </style:style>
    <style:style style:name="T141" style:family="text">
      <style:text-properties style:text-underline-style="none" officeooo:rsid="005c6cab"/>
    </style:style>
    <style:style style:name="T142" style:family="text">
      <style:text-properties style:text-underline-style="none" officeooo:rsid="005ca1e8"/>
    </style:style>
    <style:style style:name="T143" style:family="text">
      <style:text-properties style:text-underline-style="none" officeooo:rsid="005ea8c1"/>
    </style:style>
    <style:style style:name="T144" style:family="text">
      <style:text-properties style:text-underline-style="none" officeooo:rsid="009fb0eb"/>
    </style:style>
    <style:style style:name="T145" style:family="text">
      <style:text-properties officeooo:rsid="004d7ac3"/>
    </style:style>
    <style:style style:name="T146" style:family="text">
      <style:text-properties officeooo:rsid="004e2ece"/>
    </style:style>
    <style:style style:name="T147" style:family="text">
      <style:text-properties officeooo:rsid="004fa722"/>
    </style:style>
    <style:style style:name="T148" style:family="text">
      <style:text-properties officeooo:rsid="00516f96"/>
    </style:style>
    <style:style style:name="T149" style:family="text">
      <style:text-properties officeooo:rsid="00518111"/>
    </style:style>
    <style:style style:name="T150" style:family="text">
      <style:text-properties officeooo:rsid="00523fe8"/>
    </style:style>
    <style:style style:name="T151" style:family="text">
      <style:text-properties officeooo:rsid="005492fe"/>
    </style:style>
    <style:style style:name="T152" style:family="text">
      <style:text-properties officeooo:rsid="005fb7bc"/>
    </style:style>
    <style:style style:name="T153" style:family="text">
      <style:text-properties officeooo:rsid="0061db22"/>
    </style:style>
    <style:style style:name="T154" style:family="text">
      <style:text-properties officeooo:rsid="00653a65"/>
    </style:style>
    <style:style style:name="T155" style:family="text">
      <style:text-properties officeooo:rsid="00669fce"/>
    </style:style>
    <style:style style:name="T156" style:family="text">
      <style:text-properties officeooo:rsid="0067bf77"/>
    </style:style>
    <style:style style:name="T157" style:family="text">
      <style:text-properties officeooo:rsid="0067ed84"/>
    </style:style>
    <style:style style:name="T158" style:family="text">
      <style:text-properties officeooo:rsid="00691c8c"/>
    </style:style>
    <style:style style:name="T159" style:family="text">
      <style:text-properties officeooo:rsid="006a3d06"/>
    </style:style>
    <style:style style:name="T160" style:family="text">
      <style:text-properties officeooo:rsid="006b34ae"/>
    </style:style>
    <style:style style:name="T161" style:family="text">
      <style:text-properties officeooo:rsid="006de63d"/>
    </style:style>
    <style:style style:name="T162" style:family="text">
      <style:text-properties officeooo:rsid="006fb1ce"/>
    </style:style>
    <style:style style:name="T163" style:family="text">
      <style:text-properties officeooo:rsid="00903576"/>
    </style:style>
    <style:style style:name="T164" style:family="text">
      <style:text-properties officeooo:rsid="009d2022"/>
    </style:style>
    <style:style style:name="T165" style:family="text">
      <style:text-properties officeooo:rsid="009e424f"/>
    </style:style>
    <style:style style:name="T166" style:family="text">
      <style:text-properties officeooo:rsid="00a49b35"/>
    </style:style>
    <style:style style:name="T167" style:family="text">
      <style:text-properties officeooo:rsid="00a697d3"/>
    </style:style>
    <style:style style:name="T168" style:family="text">
      <style:text-properties officeooo:rsid="00ab20e3"/>
    </style:style>
    <style:style style:name="T169" style:family="text">
      <style:text-properties officeooo:rsid="00b2a0ca"/>
    </style:style>
    <style:style style:name="T170" style:family="text">
      <style:text-properties officeooo:rsid="00b53257"/>
    </style:style>
    <style:style style:name="T171" style:family="text">
      <style:text-properties officeooo:rsid="00b8b534"/>
    </style:style>
    <style:style style:name="T172" style:family="text">
      <style:text-properties officeooo:rsid="00bb9ac2"/>
    </style:style>
    <style:style style:name="T173" style:family="text">
      <style:text-properties officeooo:rsid="00be5784"/>
    </style:style>
    <style:style style:name="T174" style:family="text">
      <style:text-properties officeooo:rsid="00c09141"/>
    </style:style>
    <style:style style:name="T175" style:family="text">
      <style:text-properties officeooo:rsid="00c12ea1"/>
    </style:style>
    <style:style style:name="T176" style:family="text">
      <style:text-properties officeooo:rsid="00c2cb04"/>
    </style:style>
    <style:style style:name="T177" style:family="text">
      <style:text-properties officeooo:rsid="00c4f1b6"/>
    </style:style>
    <style:style style:name="T178" style:family="text">
      <style:text-properties officeooo:rsid="00c74307"/>
    </style:style>
    <style:style style:name="T179" style:family="text">
      <style:text-properties officeooo:rsid="00c845b4"/>
    </style:style>
    <style:style style:name="T180" style:family="text">
      <style:text-properties officeooo:rsid="00cecfe3"/>
    </style:style>
    <style:style style:name="T181" style:family="text">
      <style:text-properties officeooo:rsid="00d05f41"/>
    </style:style>
    <style:style style:name="T182" style:family="text">
      <style:text-properties officeooo:rsid="00d0954a"/>
    </style:style>
    <style:style style:name="T183" style:family="text">
      <style:text-properties officeooo:rsid="00d6cd25"/>
    </style:style>
    <style:style style:name="T184" style:family="text">
      <style:text-properties officeooo:rsid="00da77ca"/>
    </style:style>
    <style:style style:name="T185" style:family="text">
      <style:text-properties officeooo:rsid="00e05e7f"/>
    </style:style>
    <style:style style:name="T186" style:family="text">
      <style:text-properties officeooo:rsid="00e06b64"/>
    </style:style>
    <style:style style:name="T187" style:family="text">
      <style:text-properties officeooo:rsid="00e13876"/>
    </style:style>
    <style:style style:name="T188" style:family="text">
      <style:text-properties officeooo:rsid="00e28678"/>
    </style:style>
    <style:style style:name="T189" style:family="text">
      <style:text-properties officeooo:rsid="00e365e2"/>
    </style:style>
    <style:style style:name="T190" style:family="text">
      <style:text-properties officeooo:rsid="00e484ff"/>
    </style:style>
    <style:style style:name="T191" style:family="text">
      <style:text-properties officeooo:rsid="00e7a8de"/>
    </style:style>
    <style:style style:name="T192" style:family="text">
      <style:text-properties officeooo:rsid="00ea13c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CDOWELL'S SELLARSIAN CONCEPTUAL FRAMEWORK</text:p>
      <text:p text:style-name="P5"/>
      <text:p text:style-name="P5">Mind and World<text:span text:style-name="T1"> is concerned to diagnose and exorcise a famous and long-lived problem in philosophy, the problem of the relation between the mind and the world. This is a distinctly modern problem. As McDowell is at pains to stress in </text:span><text:span text:style-name="T15">Mind and World</text:span><text:span text:style-name="T2"> and in </text:span>Two Sorts of Naturalism<text:span text:style-name="T1">, the fact that the ancients did not place much value on this problem, and that we only seemed to become anxious about it in modern times, is instructive <text:s/>Roughly speaking, the problem raises from a skeptical question: how is it possible for an agent with a mind to have knowledge about the world? This could perhaps be put another way, seeing as the problem has so many variations: </text:span><text:span text:style-name="T2">given that “we can understand objectivity, in the broadest sense of the term, as epistemic accountability to the real”,</text:span><text:span text:style-name="T2"><text:note text:id="ftn1" text:note-class="footnote"><text:note-citation>1</text:note-citation><text:note-body><text:p text:style-name="Footnote"><text:reference-mark-start text:name="ZOTERO_ITEM CSL_CITATION {&quot;citationID&quot;:&quot;xKzSQitO&quot;,&quot;properties&quot;:{&quot;formattedCitation&quot;:&quot;{\\rtf Rebecca Kukla, \\uc0\\u8216{}Naturalizing Objectivity\\uc0\\u8217{} (2008) 16 {\\i{}Perspectives on Science} 285, 285.}&quot;,&quot;plainCitation&quot;:&quot;Rebecca Kukla, ‘Naturalizing Objectivity’ (2008) 16 Perspectives on Science 285, 285.&quot;},&quot;citationItems&quot;:[{&quot;id&quot;:163,&quot;uris&quot;:[&quot;http://zotero.org/users/2391293/items/V44KIF7R&quot;],&quot;uri&quot;:[&quot;http://zotero.org/users/2391293/items/V44KIF7R&quot;],&quot;itemData&quot;:{&quot;id&quot;:163,&quot;type&quot;:&quot;article-journal&quot;,&quot;title&quot;:&quot;Naturalizing Objectivity&quot;,&quot;container-title&quot;:&quot;Perspectives on Science&quot;,&quot;page&quot;:&quot;285–302&quot;,&quot;volume&quot;:&quot;16&quot;,&quot;issue&quot;:&quot;3&quot;,&quot;source&quot;:&quot;PhilPapers&quot;,&quot;author&quot;:[{&quot;family&quot;:&quot;Kukla&quot;,&quot;given&quot;:&quot;Rebecca&quot;}],&quot;issued&quot;:{&quot;date-parts&quot;:[[&quot;2008&quot;]]}},&quot;locator&quot;:&quot;285&quot;}],&quot;schema&quot;:&quot;https://github.com/citation-style-language/schema/raw/master/csl-citation.json&quot;} RND2hh9hjkPl5"/><text:span text:style-name="T16">Rebecca Kukla, ‘Naturalizing Objectivity’ (2008) 16 </text:span><text:span text:style-name="T17">Perspectives on Science</text:span><text:span text:style-name="T16"> 285, 285.</text:span><text:reference-mark-end text:name="ZOTERO_ITEM CSL_CITATION {&quot;citationID&quot;:&quot;xKzSQitO&quot;,&quot;properties&quot;:{&quot;formattedCitation&quot;:&quot;{\\rtf Rebecca Kukla, \\uc0\\u8216{}Naturalizing Objectivity\\uc0\\u8217{} (2008) 16 {\\i{}Perspectives on Science} 285, 285.}&quot;,&quot;plainCitation&quot;:&quot;Rebecca Kukla, ‘Naturalizing Objectivity’ (2008) 16 Perspectives on Science 285, 285.&quot;},&quot;citationItems&quot;:[{&quot;id&quot;:163,&quot;uris&quot;:[&quot;http://zotero.org/users/2391293/items/V44KIF7R&quot;],&quot;uri&quot;:[&quot;http://zotero.org/users/2391293/items/V44KIF7R&quot;],&quot;itemData&quot;:{&quot;id&quot;:163,&quot;type&quot;:&quot;article-journal&quot;,&quot;title&quot;:&quot;Naturalizing Objectivity&quot;,&quot;container-title&quot;:&quot;Perspectives on Science&quot;,&quot;page&quot;:&quot;285–302&quot;,&quot;volume&quot;:&quot;16&quot;,&quot;issue&quot;:&quot;3&quot;,&quot;source&quot;:&quot;PhilPapers&quot;,&quot;author&quot;:[{&quot;family&quot;:&quot;Kukla&quot;,&quot;given&quot;:&quot;Rebecca&quot;}],&quot;issued&quot;:{&quot;date-parts&quot;:[[&quot;2008&quot;]]}},&quot;locator&quot;:&quot;285&quot;}],&quot;schema&quot;:&quot;https://github.com/citation-style-language/schema/raw/master/csl-citation.json&quot;} RND2hh9hjkPl5"/></text:p></text:note-body></text:note></text:span><text:span text:style-name="T2"> or as McDowell puts it, “objectivity [is] access to the real”,</text:span><text:span text:style-name="T2"><text:note text:id="ftn2" text:note-class="footnote"><text:note-citation>2</text:note-citation><text:note-body><text:p text:style-name="P1"><text:reference-mark-start text:name="ZOTERO_ITEM CSL_CITATION {&quot;citationID&quot;:&quot;fv5ctTJ5&quot;,&quot;properties&quot;:{&quot;formattedCitation&quot;:&quot;{\\rtf John McDowell, \\uc0\\u8216{}Two Sorts of Naturalism\\uc0\\u8217{} in {\\i{}Mind, Value, and Reality} (Harvard University Press, 1998) 167, 182.}&quot;,&quot;plainCitation&quot;:&quot;John McDowell, ‘Two Sorts of Naturalism’ in Mind, Value, and Reality (Harvard University Press, 1998) 167, 182.&quot;},&quot;citationItems&quot;:[{&quot;id&quot;:185,&quot;uris&quot;:[&quot;http://zotero.org/users/2391293/items/DZ65AI2C&quot;],&quot;uri&quot;:[&quot;http://zotero.org/users/2391293/items/DZ65AI2C&quot;],&quot;itemData&quot;:{&quot;id&quot;:185,&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locator&quot;:&quot;182&quot;}],&quot;schema&quot;:&quot;https://github.com/citation-style-language/schema/raw/master/csl-citation.json&quot;} RNDL8a1a6G6r9"/>John McDowell, ‘Two Sorts of Naturalism’ in <text:span text:style-name="T58">Mind, Value, and Reality</text:span> (Harvard University Press, 1998) 167, 182.<text:reference-mark-end text:name="ZOTERO_ITEM CSL_CITATION {&quot;citationID&quot;:&quot;fv5ctTJ5&quot;,&quot;properties&quot;:{&quot;formattedCitation&quot;:&quot;{\\rtf John McDowell, \\uc0\\u8216{}Two Sorts of Naturalism\\uc0\\u8217{} in {\\i{}Mind, Value, and Reality} (Harvard University Press, 1998) 167, 182.}&quot;,&quot;plainCitation&quot;:&quot;John McDowell, ‘Two Sorts of Naturalism’ in Mind, Value, and Reality (Harvard University Press, 1998) 167, 182.&quot;},&quot;citationItems&quot;:[{&quot;id&quot;:185,&quot;uris&quot;:[&quot;http://zotero.org/users/2391293/items/DZ65AI2C&quot;],&quot;uri&quot;:[&quot;http://zotero.org/users/2391293/items/DZ65AI2C&quot;],&quot;itemData&quot;:{&quot;id&quot;:185,&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locator&quot;:&quot;182&quot;}],&quot;schema&quot;:&quot;https://github.com/citation-style-language/schema/raw/master/csl-citation.json&quot;} RNDL8a1a6G6r9"/></text:p></text:note-body></text:note></text:span><text:span text:style-name="T2"> how is it possible for an agent to know the objective world from within their particular, subjective perspective?</text:span></text:p>
      <text:p text:style-name="P5"/>
      <text:p text:style-name="P6"><text:span text:style-name="T2">I</text:span><text:span text:style-name="T1">n order to perform a discussion of McDowell's solution to the problem, it is necessary to outline some key concepts that come attendant with McDowell's argument. The first concept is called the “space of reasons”. The space of reasons </text:span><text:span text:style-name="T3">is closely related</text:span><text:span text:style-name="T1"> to a concept in Wilfrid Sellars's work called the “manifest image” </text:span><text:span text:style-name="T4">of human experience </text:span><text:span text:style-name="T3">of the world</text:span><text:span text:style-name="T4">. </text:span><text:span text:style-name="T3">The manifest image of the world equates to the everyday experience of the world that humans have. Populating the manifest image of the world are middle-sized dry goods—in other words, things that can be seen with the human eye—and everyday living beings, such as humans and pets. The manifest image of the world is, crucially, constituted by normative relations. Put another way, the manifest image is entirely situated in </text:span><text:span text:style-name="T5">a </text:span><text:span text:style-name="T3">context that is normative. This normative context </text:span><text:span text:style-name="T22">is</text:span><text:span text:style-name="T3"> the space of reasons. Sellars cashes out the substance of the space of reasons as “a framework of conceptual thinking in terms of which [agents] can be criticised, supported, refuted, in short, evaluated”.</text:span><text:span text:style-name="T3"><text:note text:id="ftn3" text:note-class="footnote"><text:note-citation>3</text:note-citation><text:note-body><text:p text:style-name="Footnote"><text:reference-mark-start text:name="ZOTERO_ITEM CSL_CITATION {&quot;citationID&quot;:&quot;J88XRqy2&quot;,&quot;properties&quot;:{&quot;formattedCitation&quot;:&quot;{\\rtf Wilfrid Sellars, \\uc0\\u8216{}Philosophy and the Scientific Image of Man\\uc0\\u8217{} in {\\i{}Science, Perception and Reality} (Routledge and Kegan Paul, 1963) 1, 6.}&quot;,&quot;plainCitation&quot;:&quot;Wilfrid Sellars, ‘Philosophy and the Scientific Image of Man’ in Science, Perception and Reality (Routledge and Kegan Paul, 1963) 1, 6.&quot;},&quot;citationItems&quot;:[{&quot;id&quot;:80,&quot;uris&quot;:[&quot;http://zotero.org/users/2391293/items/MJEVIE7T&quot;],&quot;uri&quot;:[&quot;http://zotero.org/users/2391293/items/MJEVIE7T&quot;],&quot;itemData&quot;:{&quot;id&quot;:80,&quot;type&quot;:&quot;chapter&quot;,&quot;title&quot;:&quot;Philosophy and the Scientific Image of Man&quot;,&quot;container-title&quot;:&quot;Science, Perception and Reality&quot;,&quot;publisher&quot;:&quot;Routledge and Kegan Paul&quot;,&quot;publisher-place&quot;:&quot;London&quot;,&quot;page&quot;:&quot;1-40&quot;,&quot;event-place&quot;:&quot;London&quot;,&quot;author&quot;:[{&quot;family&quot;:&quot;Sellars&quot;,&quot;given&quot;:&quot;Wilfrid&quot;}],&quot;issued&quot;:{&quot;date-parts&quot;:[[&quot;1963&quot;]]}},&quot;locator&quot;:&quot;6&quot;}],&quot;schema&quot;:&quot;https://github.com/citation-style-language/schema/raw/master/csl-citation.json&quot;} RNDuvhpEKZUMC"/><text:span text:style-name="T16">Wilfrid Sellars, ‘Philosophy and the Scientific Image of Man’ in </text:span><text:span text:style-name="T17">Science, Perception and Reality</text:span><text:span text:style-name="T16"> (Routledge and Kegan Paul, 1963) 1, 6.</text:span><text:reference-mark-end text:name="ZOTERO_ITEM CSL_CITATION {&quot;citationID&quot;:&quot;J88XRqy2&quot;,&quot;properties&quot;:{&quot;formattedCitation&quot;:&quot;{\\rtf Wilfrid Sellars, \\uc0\\u8216{}Philosophy and the Scientific Image of Man\\uc0\\u8217{} in {\\i{}Science, Perception and Reality} (Routledge and Kegan Paul, 1963) 1, 6.}&quot;,&quot;plainCitation&quot;:&quot;Wilfrid Sellars, ‘Philosophy and the Scientific Image of Man’ in Science, Perception and Reality (Routledge and Kegan Paul, 1963) 1, 6.&quot;},&quot;citationItems&quot;:[{&quot;id&quot;:80,&quot;uris&quot;:[&quot;http://zotero.org/users/2391293/items/MJEVIE7T&quot;],&quot;uri&quot;:[&quot;http://zotero.org/users/2391293/items/MJEVIE7T&quot;],&quot;itemData&quot;:{&quot;id&quot;:80,&quot;type&quot;:&quot;chapter&quot;,&quot;title&quot;:&quot;Philosophy and the Scientific Image of Man&quot;,&quot;container-title&quot;:&quot;Science, Perception and Reality&quot;,&quot;publisher&quot;:&quot;Routledge and Kegan Paul&quot;,&quot;publisher-place&quot;:&quot;London&quot;,&quot;page&quot;:&quot;1-40&quot;,&quot;event-place&quot;:&quot;London&quot;,&quot;author&quot;:[{&quot;family&quot;:&quot;Sellars&quot;,&quot;given&quot;:&quot;Wilfrid&quot;}],&quot;issued&quot;:{&quot;date-parts&quot;:[[&quot;1963&quot;]]}},&quot;locator&quot;:&quot;6&quot;}],&quot;schema&quot;:&quot;https://github.com/citation-style-language/schema/raw/master/csl-citation.json&quot;} RNDuvhpEKZUMC"/></text:p></text:note-body></text:note></text:span><text:span text:style-name="T3"> McDowell can also be summoned to provide some elucidation </text:span><text:span text:style-name="T6">for</text:span><text:span text:style-name="T3"> what the space of reasons is. It is “a logical space whose structure consists in some of its occupants being, for instance, warranted or correct in the light of others”.</text:span><text:span text:style-name="T3"><text:note text:id="ftn4" text:note-class="footnote"><text:note-citation>4</text:note-citation><text:note-body><text:p text:style-name="Footnote"><text:reference-mark-start text:name="ZOTERO_ITEM CSL_CITATION {&quot;citationID&quot;:&quot;pBpuV11x&quot;,&quot;properties&quot;:{&quot;formattedCitation&quot;:&quot;{\\rtf John McDowell, {\\i{}Mind and World} (Harvard University Press, 1996) xvi.}&quot;,&quot;plainCitation&quot;:&quot;John McDowell, Mind and World (Harvard University Press, 1996) xvi.&quot;},&quot;citationItems&quot;:[{&quot;id&quot;:77,&quot;uris&quot;:[&quot;http://zotero.org/users/2391293/items/WVZFEU79&quot;],&quot;uri&quot;:[&quot;http://zotero.org/users/2391293/items/WVZFEU79&quot;],&quot;itemData&quot;:{&quot;id&quot;:77,&quot;type&quot;:&quot;book&quot;,&quot;title&quot;:&quot;Mind and world&quot;,&quot;publisher&quot;:&quot;Harvard University Press&quot;,&quot;source&quot;:&quot;Google Scholar&quot;,&quot;author&quot;:[{&quot;family&quot;:&quot;McDowell&quot;,&quot;given&quot;:&quot;John&quot;}],&quot;issued&quot;:{&quot;date-parts&quot;:[[&quot;1996&quot;]]},&quot;accessed&quot;:{&quot;date-parts&quot;:[[&quot;2015&quot;,9,21]]}},&quot;locator&quot;:&quot;xvi&quot;,&quot;label&quot;:&quot;page&quot;}],&quot;schema&quot;:&quot;https://github.com/citation-style-language/schema/raw/master/csl-citation.json&quot;} RNDyPnNg834Ma"/><text:span text:style-name="T16">John McDowell, </text:span><text:span text:style-name="T17">Mind and World</text:span><text:span text:style-name="T16"> (Harvard University Press, 1996) xvi.</text:span><text:reference-mark-end text:name="ZOTERO_ITEM CSL_CITATION {&quot;citationID&quot;:&quot;pBpuV11x&quot;,&quot;properties&quot;:{&quot;formattedCitation&quot;:&quot;{\\rtf John McDowell, {\\i{}Mind and World} (Harvard University Press, 1996) xvi.}&quot;,&quot;plainCitation&quot;:&quot;John McDowell, Mind and World (Harvard University Press, 1996) xvi.&quot;},&quot;citationItems&quot;:[{&quot;id&quot;:77,&quot;uris&quot;:[&quot;http://zotero.org/users/2391293/items/WVZFEU79&quot;],&quot;uri&quot;:[&quot;http://zotero.org/users/2391293/items/WVZFEU79&quot;],&quot;itemData&quot;:{&quot;id&quot;:77,&quot;type&quot;:&quot;book&quot;,&quot;title&quot;:&quot;Mind and world&quot;,&quot;publisher&quot;:&quot;Harvard University Press&quot;,&quot;source&quot;:&quot;Google Scholar&quot;,&quot;author&quot;:[{&quot;family&quot;:&quot;McDowell&quot;,&quot;given&quot;:&quot;John&quot;}],&quot;issued&quot;:{&quot;date-parts&quot;:[[&quot;1996&quot;]]},&quot;accessed&quot;:{&quot;date-parts&quot;:[[&quot;2015&quot;,9,21]]}},&quot;locator&quot;:&quot;xvi&quot;,&quot;label&quot;:&quot;page&quot;}],&quot;schema&quot;:&quot;https://github.com/citation-style-language/schema/raw/master/csl-citation.json&quot;} RNDyPnNg834Ma"/></text:p></text:note-body></text:note></text:span></text:p>
      <text:p text:style-name="P7"/>
      <text:p text:style-name="P8"><text:span text:style-name="T1">So the space of reasons is a logical space within human experience where agents can make claims about the world which can be judged by other agents as warranted or justified. Key in this logical space is the capacity for evaluation that agents possess. Agents can </text:span>evaluate<text:span text:style-name="T1"> the truthfulness or falsity of claims about the world. Fundamentally, moves made within the space of reasons are normative. There are rules for how to make claims about the world, and there are standards for assessing the validity of those claims—although we might not yet know what they are, or they could be indeterminate, or </text:span><text:span text:style-name="T7">could</text:span><text:span text:style-name="T1"> in crisis regarding their legitimacy.</text:span></text:p>
      <text:p text:style-name="P8"/>
      <text:p text:style-name="P9"><text:span text:style-name="T1">The next concept to outline is the “space of concepts”. </text:span><text:span text:style-name="T8">F</text:span><text:span text:style-name="T9">or McDowell and Sellars, a concept is a social norm. There is without a doubt a pragmatic dimension here </text:span><text:span text:style-name="T10">as </text:span><text:span text:style-name="T9">to what constitutes a concept, and the space of concepts. As Joseph Rouse explains, for McDowell, to come to possess or wield a concept, one has come to understand the proper use of a word: “To belong under a concept is to be within the Sellarsian space of reasons, a matter of public practice rather than private intuition. To have a concept is to have mastered the use of a word”.</text:span><text:span text:style-name="T9"><text:note text:id="ftn5" text:note-class="footnote"><text:note-citation>5</text:note-citation><text:note-body><text:p text:style-name="Footnote"><text:reference-mark-start text:name="ZOTERO_ITEM CSL_CITATION {&quot;citationID&quot;:&quot;uvvYZpSs&quot;,&quot;properties&quot;:{&quot;formattedCitation&quot;:&quot;{\\rtf Joseph Rouse, \\uc0\\u8216{}Mind, Body, and World: Todes and McDowell on Bodies and Language\\uc0\\u8217{} (2005) 48 {\\i{}Inquiry} 38, 46.}&quot;,&quot;plainCitation&quot;:&quot;Joseph Rouse, ‘Mind, Body, and World: Todes and McDowell on Bodies and Language’ (2005) 48 Inquiry 38, 46.&quot;},&quot;citationItems&quot;:[{&quot;id&quot;:112,&quot;uris&quot;:[&quot;http://zotero.org/users/2391293/items/SBIEJT36&quot;],&quot;uri&quot;:[&quot;http://zotero.org/users/2391293/items/SBIEJT36&quot;],&quot;itemData&quot;:{&quot;id&quot;:112,&quot;type&quot;:&quot;article-journal&quot;,&quot;title&quot;:&quot;Mind, body, and world: Todes and McDowell on bodies and language&quot;,&quot;container-title&quot;:&quot;Inquiry&quot;,&quot;page&quot;:&quot;38–61&quot;,&quot;volume&quot;:&quot;48&quot;,&quot;issue&quot;:&quot;1&quot;,&quot;source&quot;:&quot;Google Scholar&quot;,&quot;shortTitle&quot;:&quot;Mind, body, and world&quot;,&quot;author&quot;:[{&quot;family&quot;:&quot;Rouse&quot;,&quot;given&quot;:&quot;Joseph&quot;}],&quot;issued&quot;:{&quot;date-parts&quot;:[[&quot;2005&quot;]]}},&quot;locator&quot;:&quot;46&quot;}],&quot;schema&quot;:&quot;https://github.com/citation-style-language/schema/raw/master/csl-citation.json&quot;} RNDDlNbuspfXs"/><text:span text:style-name="T16">Joseph Rouse, ‘Mind, Body, and World: Todes and McDowell on Bodies and Language’ (2005) 48 </text:span><text:span text:style-name="T17">Inquiry</text:span><text:span text:style-name="T16"> 38, 46.</text:span><text:reference-mark-end text:name="ZOTERO_ITEM CSL_CITATION {&quot;citationID&quot;:&quot;uvvYZpSs&quot;,&quot;properties&quot;:{&quot;formattedCitation&quot;:&quot;{\\rtf Joseph Rouse, \\uc0\\u8216{}Mind, Body, and World: Todes and McDowell on Bodies and Language\\uc0\\u8217{} (2005) 48 {\\i{}Inquiry} 38, 46.}&quot;,&quot;plainCitation&quot;:&quot;Joseph Rouse, ‘Mind, Body, and World: Todes and McDowell on Bodies and Language’ (2005) 48 Inquiry 38, 46.&quot;},&quot;citationItems&quot;:[{&quot;id&quot;:112,&quot;uris&quot;:[&quot;http://zotero.org/users/2391293/items/SBIEJT36&quot;],&quot;uri&quot;:[&quot;http://zotero.org/users/2391293/items/SBIEJT36&quot;],&quot;itemData&quot;:{&quot;id&quot;:112,&quot;type&quot;:&quot;article-journal&quot;,&quot;title&quot;:&quot;Mind, body, and world: Todes and McDowell on bodies and language&quot;,&quot;container-title&quot;:&quot;Inquiry&quot;,&quot;page&quot;:&quot;38–61&quot;,&quot;volume&quot;:&quot;48&quot;,&quot;issue&quot;:&quot;1&quot;,&quot;source&quot;:&quot;Google Scholar&quot;,&quot;shortTitle&quot;:&quot;Mind, body, and world&quot;,&quot;author&quot;:[{&quot;family&quot;:&quot;Rouse&quot;,&quot;given&quot;:&quot;Joseph&quot;}],&quot;issued&quot;:{&quot;date-parts&quot;:[[&quot;2005&quot;]]}},&quot;locator&quot;:&quot;46&quot;}],&quot;schema&quot;:&quot;https://github.com/citation-style-language/schema/raw/master/csl-citation.json&quot;} RNDDlNbuspfXs"/></text:p></text:note-body></text:note></text:span><text:span text:style-name="T9"> The space of concepts therefore overlaps, if not situates itself squarely within the space of reasons. A concept for McDowell is not a medium of representational content. It is a social rule with standards of performance:</text:span></text:p>
      <text:p text:style-name="P9"/>
      <text:p text:style-name="P29"><text:span text:style-name="T1">Normative approaches to conceptual articulation, by contrast, identify the conceptual domain with those performances and capacities that are appropriately assessed according to </text:span><text:soft-page-break/><text:span text:style-name="T1">rational norms. The issue is whether various performances are accountable to reasoned assessment, and can <text:s/>sufficiently stand up to it. Whether something is normatively accountable in this way is then itself a normative issue: the question is whether assessment according to conceptual norms is appropriate, rather than whether it actually occurs. Whether certain kinds of representations or structures are actually contained or causally efficacious in a particular thought or action then does not matter, but only whether that thought or action is sufficiently accessible and potentially responsive to conceptual assessment.</text:span><text:span text:style-name="T1"><text:note text:id="ftn6" text:note-class="footnote"><text:note-citation>6</text:note-citation><text:note-body><text:p text:style-name="Footnote"><text:reference-mark-start text:name="ZOTERO_ITEM CSL_CITATION {&quot;citationID&quot;:&quot;xDaCyg2j&quot;,&quot;properties&quot;:{&quot;formattedCitation&quot;:&quot;{\\rtf Joseph Rouse, \\uc0\\u8216{}What Is Conceptually Articulated Understanding?\\uc0\\u8217{} in Joseph K Schear (ed), {\\i{}Mind, Reason, and Being-in-the-world: The McDowell-Dreyfus Debate} (Routledge, 2013) 250, 250\\uc0\\u8211{}251.}&quot;,&quot;plainCitation&quot;:&quot;Joseph Rouse, ‘What Is Conceptually Articulated Understanding?’ in Joseph K Schear (ed), Mind, Reason, and Being-in-the-world: The McDowell-Dreyfus Debate (Routledge, 2013) 250, 250–251.&quot;},&quot;citationItems&quot;:[{&quot;id&quot;:106,&quot;uris&quot;:[&quot;http://zotero.org/users/2391293/items/C4ZRZZQ7&quot;],&quot;uri&quot;:[&quot;http://zotero.org/users/2391293/items/C4ZRZZQ7&quot;],&quot;itemData&quot;:{&quot;id&quot;:106,&quot;type&quot;:&quot;chapter&quot;,&quot;title&quot;:&quot;What is conceptually articulated understanding?&quot;,&quot;container-title&quot;:&quot;Mind, Reason, and Being-in-the-world: The McDowell-Dreyfus Debate&quot;,&quot;publisher&quot;:&quot;Routledge&quot;,&quot;publisher-place&quot;:&quot;Abingdon, Oxon&quot;,&quot;page&quot;:&quot;250-271&quot;,&quot;event-place&quot;:&quot;Abingdon, Oxon&quot;,&quot;author&quot;:[{&quot;family&quot;:&quot;Rouse&quot;,&quot;given&quot;:&quot;Joseph&quot;}],&quot;editor&quot;:[{&quot;family&quot;:&quot;Schear&quot;,&quot;given&quot;:&quot;Joseph K.&quot;}],&quot;issued&quot;:{&quot;date-parts&quot;:[[&quot;2013&quot;]]}},&quot;locator&quot;:&quot;250-251&quot;}],&quot;schema&quot;:&quot;https://github.com/citation-style-language/schema/raw/master/csl-citation.json&quot;} RNDDPbQb333Bf"/><text:span text:style-name="T16">Joseph Rouse, ‘What Is Conceptually Articulated Understanding?’ in Joseph K Schear (ed), </text:span><text:span text:style-name="T17">Mind, Reason, and Being-in-the-world: The McDowell-Dreyfus Debate</text:span><text:span text:style-name="T16"> (Routledge, 2013) 250, 250–251.</text:span><text:reference-mark-end text:name="ZOTERO_ITEM CSL_CITATION {&quot;citationID&quot;:&quot;xDaCyg2j&quot;,&quot;properties&quot;:{&quot;formattedCitation&quot;:&quot;{\\rtf Joseph Rouse, \\uc0\\u8216{}What Is Conceptually Articulated Understanding?\\uc0\\u8217{} in Joseph K Schear (ed), {\\i{}Mind, Reason, and Being-in-the-world: The McDowell-Dreyfus Debate} (Routledge, 2013) 250, 250\\uc0\\u8211{}251.}&quot;,&quot;plainCitation&quot;:&quot;Joseph Rouse, ‘What Is Conceptually Articulated Understanding?’ in Joseph K Schear (ed), Mind, Reason, and Being-in-the-world: The McDowell-Dreyfus Debate (Routledge, 2013) 250, 250–251.&quot;},&quot;citationItems&quot;:[{&quot;id&quot;:106,&quot;uris&quot;:[&quot;http://zotero.org/users/2391293/items/C4ZRZZQ7&quot;],&quot;uri&quot;:[&quot;http://zotero.org/users/2391293/items/C4ZRZZQ7&quot;],&quot;itemData&quot;:{&quot;id&quot;:106,&quot;type&quot;:&quot;chapter&quot;,&quot;title&quot;:&quot;What is conceptually articulated understanding?&quot;,&quot;container-title&quot;:&quot;Mind, Reason, and Being-in-the-world: The McDowell-Dreyfus Debate&quot;,&quot;publisher&quot;:&quot;Routledge&quot;,&quot;publisher-place&quot;:&quot;Abingdon, Oxon&quot;,&quot;page&quot;:&quot;250-271&quot;,&quot;event-place&quot;:&quot;Abingdon, Oxon&quot;,&quot;author&quot;:[{&quot;family&quot;:&quot;Rouse&quot;,&quot;given&quot;:&quot;Joseph&quot;}],&quot;editor&quot;:[{&quot;family&quot;:&quot;Schear&quot;,&quot;given&quot;:&quot;Joseph K.&quot;}],&quot;issued&quot;:{&quot;date-parts&quot;:[[&quot;2013&quot;]]}},&quot;locator&quot;:&quot;250-251&quot;}],&quot;schema&quot;:&quot;https://github.com/citation-style-language/schema/raw/master/csl-citation.json&quot;} RNDDPbQb333Bf"/></text:p></text:note-body></text:note></text:span></text:p>
      <text:p text:style-name="P9"/>
      <text:p text:style-name="P10"><text:span text:style-name="T8">T</text:span><text:span text:style-name="T1">he last two concepts to outline are</text:span><text:span text:style-name="T11"> the phrases McDowell terms the</text:span><text:span text:style-name="T1"> “realm of law” and the “space of nature”. It is important to define these two </text:span><text:span text:style-name="T11">concepts together because they are normally equated with </text:span><text:span text:style-name="T12">each other</text:span><text:span text:style-name="T11">. The realm of law corresponds to what Wilfrid Sellars termed the “scientific image” of the world. </text:span><text:span text:style-name="T13">Both the realm of law and the scientific image of the world are realms of human experience that are exhausted by the practice and knowledge of natural science.</text:span><text:span text:style-name="T14"> McDowell was at one stage committed to picturing the realm of law as just that—a logical space exhausted by nomological relations, which is a very poor view of the practice and unity of natural science—but he has since improved his view. In his response to Christoph Halbig in </text:span><text:span text:style-name="T23">John McDowell: Reason, Norm, and Nature</text:span><text:span text:style-name="T14">, McDowell writes:</text:span></text:p>
      <text:p text:style-name="P10"/>
      <text:p text:style-name="P30">… <text:span text:style-name="T23">'the realm of law' was a bad attempt to capture the idea of a logical space that contrasts with what Sellars describes as 'the logical space of reasons'. What I wanted to bring into view was the realm of natural-scientific intelligibility, and it was wrong to suggest that all natural-scientific explanation is a matter of subsuming phenomena under law. In particular, that imposes a distorted understanding of biological intelligibility.</text:span><text:span text:style-name="T23"><text:note text:id="ftn7" text:note-class="footnote"><text:note-citation>7</text:note-citation><text:note-body><text:p text:style-name="Footnote"><text:reference-mark-start text:name="ZOTERO_ITEM CSL_CITATION {&quot;citationID&quot;:&quot;l6iV53rm&quot;,&quot;properties&quot;:{&quot;formattedCitation&quot;:&quot;{\\rtf John McDowell, \\uc0\\u8216{}Responses\\uc0\\u8217{} in Jakob Lindgaard (ed), {\\i{}John McDowell: Experience, Norm, and Nature} (Wiley-Blackwell, 2008) 200, 220.}&quot;,&quot;plainCitation&quot;:&quot;John McDowell, ‘Responses’ in Jakob Lindgaard (ed), John McDowell: Experience, Norm, and Nature (Wiley-Blackwell, 2008) 200, 220.&quot;},&quot;citationItems&quot;:[{&quot;id&quot;:158,&quot;uris&quot;:[&quot;http://zotero.org/users/2391293/items/JP8XNR7S&quot;],&quot;uri&quot;:[&quot;http://zotero.org/users/2391293/items/JP8XNR7S&quot;],&quot;itemData&quot;:{&quot;id&quot;:158,&quot;type&quot;:&quot;chapter&quot;,&quot;title&quot;:&quot;Responses&quot;,&quot;container-title&quot;:&quot;John McDowell: Experience, Norm, and Nature&quot;,&quot;publisher&quot;:&quot;Wiley-Blackwell&quot;,&quot;page&quot;:&quot;200-268&quot;,&quot;source&quot;:&quot;PhilPapers&quot;,&quot;editor&quot;:[{&quot;family&quot;:&quot;Lindgaard&quot;,&quot;given&quot;:&quot;Jakob&quot;}],&quot;author&quot;:[{&quot;family&quot;:&quot;McDowell&quot;,&quot;given&quot;:&quot;John&quot;}],&quot;issued&quot;:{&quot;date-parts&quot;:[[&quot;2008&quot;]]}},&quot;locator&quot;:&quot;220&quot;}],&quot;schema&quot;:&quot;https://github.com/citation-style-language/schema/raw/master/csl-citation.json&quot;} RNDWhxJRMzIW6"/><text:span text:style-name="T16">John McDowell, ‘Responses’ in Jakob Lindgaard (ed), </text:span><text:span text:style-name="T17">John McDowell: Experience, Norm, and Nature</text:span><text:span text:style-name="T16"> (Wiley-Blackwell, 2008) 200, 220.</text:span><text:reference-mark-end text:name="ZOTERO_ITEM CSL_CITATION {&quot;citationID&quot;:&quot;l6iV53rm&quot;,&quot;properties&quot;:{&quot;formattedCitation&quot;:&quot;{\\rtf John McDowell, \\uc0\\u8216{}Responses\\uc0\\u8217{} in Jakob Lindgaard (ed), {\\i{}John McDowell: Experience, Norm, and Nature} (Wiley-Blackwell, 2008) 200, 220.}&quot;,&quot;plainCitation&quot;:&quot;John McDowell, ‘Responses’ in Jakob Lindgaard (ed), John McDowell: Experience, Norm, and Nature (Wiley-Blackwell, 2008) 200, 220.&quot;},&quot;citationItems&quot;:[{&quot;id&quot;:158,&quot;uris&quot;:[&quot;http://zotero.org/users/2391293/items/JP8XNR7S&quot;],&quot;uri&quot;:[&quot;http://zotero.org/users/2391293/items/JP8XNR7S&quot;],&quot;itemData&quot;:{&quot;id&quot;:158,&quot;type&quot;:&quot;chapter&quot;,&quot;title&quot;:&quot;Responses&quot;,&quot;container-title&quot;:&quot;John McDowell: Experience, Norm, and Nature&quot;,&quot;publisher&quot;:&quot;Wiley-Blackwell&quot;,&quot;page&quot;:&quot;200-268&quot;,&quot;source&quot;:&quot;PhilPapers&quot;,&quot;editor&quot;:[{&quot;family&quot;:&quot;Lindgaard&quot;,&quot;given&quot;:&quot;Jakob&quot;}],&quot;author&quot;:[{&quot;family&quot;:&quot;McDowell&quot;,&quot;given&quot;:&quot;John&quot;}],&quot;issued&quot;:{&quot;date-parts&quot;:[[&quot;2008&quot;]]}},&quot;locator&quot;:&quot;220&quot;}],&quot;schema&quot;:&quot;https://github.com/citation-style-language/schema/raw/master/csl-citation.json&quot;} RNDWhxJRMzIW6"/></text:p></text:note-body></text:note></text:span></text:p>
      <text:p text:style-name="P10"/>
      <text:p text:style-name="P10"><text:span text:style-name="T13">According to Sellars, the scientific image of the world arises out of the manifest image of the world, but because of the way it has revolutionised human life, it becomes its own fully-fledged independent perspective on the world. The scientific image becomes antinomial with respect to the manifest image of the world, and the two perspectives of human experience become mutually unintelligible to one-another. Because of this mutually unintelligibility, the two perspectives compete. Crucially for McDowell's position, the scientific image of the world aims to “domesticate” the manifest image of the world, with its conceptual capacities and framework, within the realm of law.</text:span><text:span text:style-name="T13"><text:note text:id="ftn8" text:note-class="footnote"><text:note-citation>8</text:note-citation><text:note-body><text:p text:style-name="Footnote"><text:reference-mark-start text:name="ZOTERO_ITEM CSL_CITATION {&quot;citationID&quot;:&quot;1tYiA3e0&quot;,&quot;properties&quot;:{&quot;formattedCitation&quot;:&quot;McDowell, above n 4, 73.&quot;,&quot;plainCitation&quot;:&quot;McDowell, above n 4, 73.&quot;},&quot;citationItems&quot;:[{&quot;id&quot;:77,&quot;uris&quot;:[&quot;http://zotero.org/users/2391293/items/WVZFEU79&quot;],&quot;uri&quot;:[&quot;http://zotero.org/users/2391293/items/WVZFEU79&quot;],&quot;itemData&quot;:{&quot;id&quot;:77,&quot;type&quot;:&quot;book&quot;,&quot;title&quot;:&quot;Mind and world&quot;,&quot;publisher&quot;:&quot;Harvard University Press&quot;,&quot;source&quot;:&quot;Google Scholar&quot;,&quot;author&quot;:[{&quot;family&quot;:&quot;McDowell&quot;,&quot;given&quot;:&quot;John&quot;}],&quot;issued&quot;:{&quot;date-parts&quot;:[[&quot;1996&quot;]]},&quot;accessed&quot;:{&quot;date-parts&quot;:[[&quot;2015&quot;,9,21]]}},&quot;locator&quot;:&quot;73&quot;}],&quot;schema&quot;:&quot;https://github.com/citation-style-language/schema/raw/master/csl-citation.json&quot;} RNDyWtgra6miq"/>McDowell, above n 4, 73.<text:reference-mark-end text:name="ZOTERO_ITEM CSL_CITATION {&quot;citationID&quot;:&quot;1tYiA3e0&quot;,&quot;properties&quot;:{&quot;formattedCitation&quot;:&quot;McDowell, above n 4, 73.&quot;,&quot;plainCitation&quot;:&quot;McDowell, above n 4, 73.&quot;},&quot;citationItems&quot;:[{&quot;id&quot;:77,&quot;uris&quot;:[&quot;http://zotero.org/users/2391293/items/WVZFEU79&quot;],&quot;uri&quot;:[&quot;http://zotero.org/users/2391293/items/WVZFEU79&quot;],&quot;itemData&quot;:{&quot;id&quot;:77,&quot;type&quot;:&quot;book&quot;,&quot;title&quot;:&quot;Mind and world&quot;,&quot;publisher&quot;:&quot;Harvard University Press&quot;,&quot;source&quot;:&quot;Google Scholar&quot;,&quot;author&quot;:[{&quot;family&quot;:&quot;McDowell&quot;,&quot;given&quot;:&quot;John&quot;}],&quot;issued&quot;:{&quot;date-parts&quot;:[[&quot;1996&quot;]]},&quot;accessed&quot;:{&quot;date-parts&quot;:[[&quot;2015&quot;,9,21]]}},&quot;locator&quot;:&quot;73&quot;}],&quot;schema&quot;:&quot;https://github.com/citation-style-language/schema/raw/master/csl-citation.json&quot;} RNDyWtgra6miq"/></text:p></text:note-body></text:note></text:span></text:p>
      <text:p text:style-name="P10"/>
      <text:p text:style-name="P4"><text:span text:style-name="T13">B</text:span><text:span text:style-name="T1">y contrast, the concept of the “space of nature” is seemingly more neutral and easier to define. The space of nature is merely whatever is real. Whatever is natural is to be contrasted with the supernatural, which is not real. Foreshadowing the discussion of McDowell's argument below, many have taken the realm of law to exhaust the space of nature, leaving the space of reasons outside of it, making the space of reasons supposedly supernatural.</text:span></text:p>
      <text:p text:style-name="P4"/>
      <text:p text:style-name="P11">A GENEALOGY OF MCDOWELL'S <text:span text:style-name="T87">EPISTEMOLOGICAL </text:span>ARGUMENT</text:p>
      <text:p text:style-name="P11"/>
      <text:p text:style-name="P12"><text:span text:style-name="T24">McDowell conducts two major arguments in </text:span><text:span text:style-name="T74">Mind and World</text:span><text:span text:style-name="T24">. </text:span><text:span text:style-name="T31">These arguments are conducted for the purpose of a</text:span><text:span text:style-name="T24"> therapeutic solution to the anxiety that has developed about how the mind and the world could be related. The first can be rather crudely labeled his “epistemological” argument, and the second his “metaphysical” argument. I have chosen these labels because the first argument that McDowell makes in </text:span><text:span text:style-name="T74">Mind and World </text:span><text:span text:style-name="T24">concerns the structure of how the mind could “know” the world. </text:span><text:span text:style-name="T25">The second argument speaks about </text:span><text:span text:style-name="T75">what the world is like</text:span><text:span text:style-name="T25">. I will discuss each argument in </text:span><text:soft-page-break/><text:span text:style-name="T25">turn. In order to give better context for each of the discussions, I will perform a genealogy of each argument. This will help better frame the critical evaluation I will give of McDowell's overall “system”. In the case of McDowell's first argument, this genealogy will happen before the discussion of the actual argument.</text:span></text:p>
      <text:p text:style-name="P12"/>
      <text:p text:style-name="P14"><text:span text:style-name="T25">M</text:span><text:span text:style-name="T24">cDowell's first argument in </text:span><text:span text:style-name="T74">Mind and World</text:span><text:span text:style-name="T24"> is a continuation of the tradition </text:span><text:span text:style-name="T54">within </text:span><text:span text:style-name="T24">analytic philosoph</text:span><text:span text:style-name="T54">y</text:span><text:span text:style-name="T24"> that Wilfrid Sellars started in the 1950s. McDowell hopes to give </text:span><text:span text:style-name="T26">some solutions </text:span><text:span text:style-name="T24">to the issues around which this tradition revolved. </text:span><text:span text:style-name="T28">It is implicit in this program that this tradition concerns issues with which philosophy is universally concerned. </text:span><text:span text:style-name="T29">One of the</text:span><text:span text:style-name="T26"> solutions</text:span><text:span text:style-name="T24"> </text:span><text:span text:style-name="T29">McDowell hopes to give </text:span><text:span text:style-name="T24">concern</text:span><text:span text:style-name="T55">s</text:span><text:span text:style-name="T24"> the attempt to construct a non-reductive empiricist epistemology. </text:span><text:span text:style-name="T26">McDowell, </text:span><text:span text:style-name="T56">following Sellars,</text:span><text:span text:style-name="T26"> constructs his account of epistemology from the perspective of perceptual experience. </text:span><text:span text:style-name="T27">McDowell's</text:span><text:span text:style-name="T76"> </text:span><text:span text:style-name="T26">two </text:span><text:span text:style-name="T27">argument</text:span><text:span text:style-name="T26">s</text:span><text:span text:style-name="T27"> about the relation between mind and world, </text:span><text:span text:style-name="T26">both the epistemological and the metaphysical, are</text:span><text:span text:style-name="T27"> conducted entirely in the context of human empirical perceptual experience. Whether or not McDowell's argument applies to other facets of the relation between mind and world doesn't concern my thesis. I am entirely concerned with McDowell's question of human experience could be answerable to the empirical world.</text:span><text:span text:style-name="T27"><text:note text:id="ftn9" text:note-class="footnote"><text:note-citation>9</text:note-citation><text:note-body><text:p text:style-name="Footnote"><text:reference-mark-start text:name="ZOTERO_ITEM CSL_CITATION {&quot;citationID&quot;:&quot;PTAlbSBW&quot;,&quot;properties&quot;:{&quot;formattedCitation&quot;:&quot;Ibid xii.&quot;,&quot;plainCitation&quot;:&quot;Ibid xii.&quot;},&quot;citationItems&quot;:[{&quot;id&quot;:77,&quot;uris&quot;:[&quot;http://zotero.org/users/2391293/items/WVZFEU79&quot;],&quot;uri&quot;:[&quot;http://zotero.org/users/2391293/items/WVZFEU79&quot;],&quot;itemData&quot;:{&quot;id&quot;:77,&quot;type&quot;:&quot;book&quot;,&quot;title&quot;:&quot;Mind and world&quot;,&quot;publisher&quot;:&quot;Harvard University Press&quot;,&quot;source&quot;:&quot;Google Scholar&quot;,&quot;author&quot;:[{&quot;family&quot;:&quot;McDowell&quot;,&quot;given&quot;:&quot;John&quot;}],&quot;issued&quot;:{&quot;date-parts&quot;:[[&quot;1996&quot;]]},&quot;accessed&quot;:{&quot;date-parts&quot;:[[&quot;2015&quot;,9,21]]}},&quot;locator&quot;:&quot;xii&quot;,&quot;label&quot;:&quot;page&quot;}],&quot;schema&quot;:&quot;https://github.com/citation-style-language/schema/raw/master/csl-citation.json&quot;} RNDatEsQ0bFza"/>Ibid xii.<text:reference-mark-end text:name="ZOTERO_ITEM CSL_CITATION {&quot;citationID&quot;:&quot;PTAlbSBW&quot;,&quot;properties&quot;:{&quot;formattedCitation&quot;:&quot;Ibid xii.&quot;,&quot;plainCitation&quot;:&quot;Ibid xii.&quot;},&quot;citationItems&quot;:[{&quot;id&quot;:77,&quot;uris&quot;:[&quot;http://zotero.org/users/2391293/items/WVZFEU79&quot;],&quot;uri&quot;:[&quot;http://zotero.org/users/2391293/items/WVZFEU79&quot;],&quot;itemData&quot;:{&quot;id&quot;:77,&quot;type&quot;:&quot;book&quot;,&quot;title&quot;:&quot;Mind and world&quot;,&quot;publisher&quot;:&quot;Harvard University Press&quot;,&quot;source&quot;:&quot;Google Scholar&quot;,&quot;author&quot;:[{&quot;family&quot;:&quot;McDowell&quot;,&quot;given&quot;:&quot;John&quot;}],&quot;issued&quot;:{&quot;date-parts&quot;:[[&quot;1996&quot;]]},&quot;accessed&quot;:{&quot;date-parts&quot;:[[&quot;2015&quot;,9,21]]}},&quot;locator&quot;:&quot;xii&quot;,&quot;label&quot;:&quot;page&quot;}],&quot;schema&quot;:&quot;https://github.com/citation-style-language/schema/raw/master/csl-citation.json&quot;} RNDatEsQ0bFza"/></text:p></text:note-body></text:note></text:span></text:p>
      <text:p text:style-name="P13"/>
      <text:p text:style-name="P27"><text:span text:style-name="T19">M</text:span><text:span text:style-name="T20">cDowell provides an account of the origins of his epistemological argument in </text:span><text:span text:style-name="T21">Mind and World </text:span><text:span text:style-name="T20">in his 2009 book </text:span><text:span text:style-name="T88">Having the World in View</text:span><text:span text:style-name="T92">.</text:span><text:span text:style-name="T92"><text:note text:id="ftn10" text:note-class="footnote"><text:note-citation>10</text:note-citation><text:note-body><text:p text:style-name="Footnote"><text:reference-mark-start text:name="ZOTERO_ITEM CSL_CITATION {&quot;citationID&quot;:&quot;gxqNzJpo&quot;,&quot;properties&quot;:{&quot;formattedCitation&quot;:&quot;{\\rtf John McDowell, {\\i{}Having the World in View: Essays on Kant, Hegel, and Sellars} (Harvard University Press, 2009).}&quot;,&quot;plainCitation&quot;:&quot;John McDowell, Having the World in View: Essays on Kant, Hegel, and Sellars (Harvard University Press, 2009).&quot;},&quot;citationItems&quot;:[{&quot;id&quot;:211,&quot;uris&quot;:[&quot;http://zotero.org/users/2391293/items/P4RUI4RP&quot;],&quot;uri&quot;:[&quot;http://zotero.org/users/2391293/items/P4RUI4RP&quot;],&quot;itemData&quot;:{&quot;id&quot;:211,&quot;type&quot;:&quot;book&quot;,&quot;title&quot;:&quot;Having the World in View: Essays on Kant, Hegel, and Sellars&quot;,&quot;publisher&quot;:&quot;Harvard University Press&quot;,&quot;publisher-place&quot;:&quot;Cambridge, Massachusetts&quot;,&quot;event-place&quot;:&quot;Cambridge, Massachusetts&quot;,&quot;author&quot;:[{&quot;family&quot;:&quot;McDowell&quot;,&quot;given&quot;:&quot;John&quot;}],&quot;issued&quot;:{&quot;date-parts&quot;:[[&quot;2009&quot;]]}}}],&quot;schema&quot;:&quot;https://github.com/citation-style-language/schema/raw/master/csl-citation.json&quot;} RNDcepXF8tPDl"/><text:span text:style-name="T16">John McDowell, </text:span><text:span text:style-name="T17">Having the World in View: Essays on Kant, Hegel, and Sellars</text:span><text:span text:style-name="T16"> (Harvard University Press, 2009).</text:span><text:reference-mark-end text:name="ZOTERO_ITEM CSL_CITATION {&quot;citationID&quot;:&quot;gxqNzJpo&quot;,&quot;properties&quot;:{&quot;formattedCitation&quot;:&quot;{\\rtf John McDowell, {\\i{}Having the World in View: Essays on Kant, Hegel, and Sellars} (Harvard University Press, 2009).}&quot;,&quot;plainCitation&quot;:&quot;John McDowell, Having the World in View: Essays on Kant, Hegel, and Sellars (Harvard University Press, 2009).&quot;},&quot;citationItems&quot;:[{&quot;id&quot;:211,&quot;uris&quot;:[&quot;http://zotero.org/users/2391293/items/P4RUI4RP&quot;],&quot;uri&quot;:[&quot;http://zotero.org/users/2391293/items/P4RUI4RP&quot;],&quot;itemData&quot;:{&quot;id&quot;:211,&quot;type&quot;:&quot;book&quot;,&quot;title&quot;:&quot;Having the World in View: Essays on Kant, Hegel, and Sellars&quot;,&quot;publisher&quot;:&quot;Harvard University Press&quot;,&quot;publisher-place&quot;:&quot;Cambridge, Massachusetts&quot;,&quot;event-place&quot;:&quot;Cambridge, Massachusetts&quot;,&quot;author&quot;:[{&quot;family&quot;:&quot;McDowell&quot;,&quot;given&quot;:&quot;John&quot;}],&quot;issued&quot;:{&quot;date-parts&quot;:[[&quot;2009&quot;]]}}}],&quot;schema&quot;:&quot;https://github.com/citation-style-language/schema/raw/master/csl-citation.json&quot;} RNDcepXF8tPDl"/></text:p></text:note-body></text:note></text:span><text:span text:style-name="T92"> </text:span><text:span text:style-name="T93">After reading </text:span><text:span text:style-name="T89">Having the World in View</text:span><text:span text:style-name="T93">, it can be very easily appreciated how the </text:span><text:span text:style-name="T101">McDowell's</text:span><text:span text:style-name="T93"> epistemological argument is a continuation of the work that Wilfrid Sellars started in his famous “Empiricism and the Philosophy of Mind”</text:span><text:span text:style-name="T93"><text:note text:id="ftn11" text:note-class="footnote"><text:note-citation>11</text:note-citation><text:note-body><text:p text:style-name="Footnote"><text:reference-mark-start text:name="ZOTERO_ITEM CSL_CITATION {&quot;citationID&quot;:&quot;RmKS43cR&quot;,&quot;properties&quot;:{&quot;formattedCitation&quot;:&quot;{\\rtf Wilfrid Sellars, \\uc0\\u8216{}Empiricism and the Philosophy of Mind\\uc0\\u8217{} in {\\i{}Science, Perception and Reality} (Routledge and Kegan Paul, 1963) 127.}&quot;,&quot;plainCitation&quot;:&quot;Wilfrid Sellars, ‘Empiricism and the Philosophy of Mind’ in Science, Perception and Reality (Routledge and Kegan Paul, 1963) 127.&quot;},&quot;citationItems&quot;:[{&quot;id&quot;:33,&quot;uris&quot;:[&quot;http://zotero.org/users/2391293/items/HU26CHQD&quot;],&quot;uri&quot;:[&quot;http://zotero.org/users/2391293/items/HU26CHQD&quot;],&quot;itemData&quot;:{&quot;id&quot;:33,&quot;type&quot;:&quot;chapter&quot;,&quot;title&quot;:&quot;Empiricism and the Philosophy of Mind&quot;,&quot;container-title&quot;:&quot;Science, Perception and Reality&quot;,&quot;publisher&quot;:&quot;Routledge and Kegan Paul&quot;,&quot;publisher-place&quot;:&quot;London&quot;,&quot;page&quot;:&quot;127-196&quot;,&quot;event-place&quot;:&quot;London&quot;,&quot;author&quot;:[{&quot;family&quot;:&quot;Sellars&quot;,&quot;given&quot;:&quot;Wilfrid&quot;}],&quot;issued&quot;:{&quot;date-parts&quot;:[[&quot;1963&quot;]]}}}],&quot;schema&quot;:&quot;https://github.com/citation-style-language/schema/raw/master/csl-citation.json&quot;} RNDbsxIPxNWxW"/><text:span text:style-name="T16">Wilfrid Sellars, ‘Empiricism and the Philosophy of Mind’ in </text:span><text:span text:style-name="T17">Science, Perception and Reality</text:span><text:span text:style-name="T16"> (Routledge and Kegan Paul, 1963) 127.</text:span><text:reference-mark-end text:name="ZOTERO_ITEM CSL_CITATION {&quot;citationID&quot;:&quot;RmKS43cR&quot;,&quot;properties&quot;:{&quot;formattedCitation&quot;:&quot;{\\rtf Wilfrid Sellars, \\uc0\\u8216{}Empiricism and the Philosophy of Mind\\uc0\\u8217{} in {\\i{}Science, Perception and Reality} (Routledge and Kegan Paul, 1963) 127.}&quot;,&quot;plainCitation&quot;:&quot;Wilfrid Sellars, ‘Empiricism and the Philosophy of Mind’ in Science, Perception and Reality (Routledge and Kegan Paul, 1963) 127.&quot;},&quot;citationItems&quot;:[{&quot;id&quot;:33,&quot;uris&quot;:[&quot;http://zotero.org/users/2391293/items/HU26CHQD&quot;],&quot;uri&quot;:[&quot;http://zotero.org/users/2391293/items/HU26CHQD&quot;],&quot;itemData&quot;:{&quot;id&quot;:33,&quot;type&quot;:&quot;chapter&quot;,&quot;title&quot;:&quot;Empiricism and the Philosophy of Mind&quot;,&quot;container-title&quot;:&quot;Science, Perception and Reality&quot;,&quot;publisher&quot;:&quot;Routledge and Kegan Paul&quot;,&quot;publisher-place&quot;:&quot;London&quot;,&quot;page&quot;:&quot;127-196&quot;,&quot;event-place&quot;:&quot;London&quot;,&quot;author&quot;:[{&quot;family&quot;:&quot;Sellars&quot;,&quot;given&quot;:&quot;Wilfrid&quot;}],&quot;issued&quot;:{&quot;date-parts&quot;:[[&quot;1963&quot;]]}}}],&quot;schema&quot;:&quot;https://github.com/citation-style-language/schema/raw/master/csl-citation.json&quot;} RNDbsxIPxNWxW"/></text:p></text:note-body></text:note></text:span><text:span text:style-name="T93"> and continued in Sellars's self-described sequel </text:span><text:span text:style-name="T89">Science and Metaphysics: Variations on Kantian Themes</text:span><text:span text:style-name="T93">.</text:span><text:span text:style-name="T93"><text:note text:id="ftn12" text:note-class="footnote"><text:note-citation>12</text:note-citation><text:note-body><text:p text:style-name="Footnote"><text:reference-mark-start text:name="ZOTERO_ITEM CSL_CITATION {&quot;citationID&quot;:&quot;hG8KMKqT&quot;,&quot;properties&quot;:{&quot;formattedCitation&quot;:&quot;{\\rtf Wilfrid Sellars, {\\i{}Science and Metaphysics: Variations on Kantian Themes} (Routledge and Kegan Paul, 1967).}&quot;,&quot;plainCitation&quot;:&quot;Wilfrid Sellars, Science and Metaphysics: Variations on Kantian Themes (Routledge and Kegan Paul, 1967).&quot;},&quot;citationItems&quot;:[{&quot;id&quot;:36,&quot;uris&quot;:[&quot;http://zotero.org/users/2391293/items/I6F9I5DA&quot;],&quot;uri&quot;:[&quot;http://zotero.org/users/2391293/items/I6F9I5DA&quot;],&quot;itemData&quot;:{&quot;id&quot;:36,&quot;type&quot;:&quot;book&quot;,&quot;title&quot;:&quot;Science and Metaphysics: Variations on Kantian Themes&quot;,&quot;publisher&quot;:&quot;Routledge and Kegan Paul&quot;,&quot;publisher-place&quot;:&quot;London&quot;,&quot;event-place&quot;:&quot;London&quot;,&quot;author&quot;:[{&quot;family&quot;:&quot;Sellars&quot;,&quot;given&quot;:&quot;Wilfrid&quot;}],&quot;issued&quot;:{&quot;date-parts&quot;:[[&quot;1967&quot;]]}}}],&quot;schema&quot;:&quot;https://github.com/citation-style-language/schema/raw/master/csl-citation.json&quot;} RNDPuKivFr1ZQ"/><text:span text:style-name="T16">Wilfrid Sellars, </text:span><text:span text:style-name="T17">Science and Metaphysics: Variations on Kantian Themes</text:span><text:span text:style-name="T16"> (Routledge and Kegan Paul, 1967).</text:span><text:reference-mark-end text:name="ZOTERO_ITEM CSL_CITATION {&quot;citationID&quot;:&quot;hG8KMKqT&quot;,&quot;properties&quot;:{&quot;formattedCitation&quot;:&quot;{\\rtf Wilfrid Sellars, {\\i{}Science and Metaphysics: Variations on Kantian Themes} (Routledge and Kegan Paul, 1967).}&quot;,&quot;plainCitation&quot;:&quot;Wilfrid Sellars, Science and Metaphysics: Variations on Kantian Themes (Routledge and Kegan Paul, 1967).&quot;},&quot;citationItems&quot;:[{&quot;id&quot;:36,&quot;uris&quot;:[&quot;http://zotero.org/users/2391293/items/I6F9I5DA&quot;],&quot;uri&quot;:[&quot;http://zotero.org/users/2391293/items/I6F9I5DA&quot;],&quot;itemData&quot;:{&quot;id&quot;:36,&quot;type&quot;:&quot;book&quot;,&quot;title&quot;:&quot;Science and Metaphysics: Variations on Kantian Themes&quot;,&quot;publisher&quot;:&quot;Routledge and Kegan Paul&quot;,&quot;publisher-place&quot;:&quot;London&quot;,&quot;event-place&quot;:&quot;London&quot;,&quot;author&quot;:[{&quot;family&quot;:&quot;Sellars&quot;,&quot;given&quot;:&quot;Wilfrid&quot;}],&quot;issued&quot;:{&quot;date-parts&quot;:[[&quot;1967&quot;]]}}}],&quot;schema&quot;:&quot;https://github.com/citation-style-language/schema/raw/master/csl-citation.json&quot;} RNDPuKivFr1ZQ"/></text:p></text:note-body></text:note></text:span><text:span text:style-name="T93"> McDowell describes </text:span><text:span text:style-name="T102">this second piece of work </text:span><text:span text:style-name="T93">as Sellars's “major work of the next decade after 'Empiricism … ' …”.</text:span><text:span text:style-name="T93"><text:note text:id="ftn13" text:note-class="footnote"><text:note-citation>13</text:note-citation><text:note-body><text:p text:style-name="Footnote"><text:reference-mark-start text:name="ZOTERO_ITEM CSL_CITATION {&quot;citationID&quot;:&quot;ewUddFRQ&quot;,&quot;properties&quot;:{&quot;formattedCitation&quot;:&quot;{\\rtf John McDowell, \\uc0\\u8216{}Sellars on Perceptual Experience\\uc0\\u8217{} in {\\i{}Having the World in View: Essays on Kant, Hegel, and Sellars} (Harvard University Press, 2009) 3, 3.}&quot;,&quot;plainCitation&quot;:&quot;John McDowell, ‘Sellars on Perceptual Experience’ in Having the World in View: Essays on Kant, Hegel, and Sellars (Harvard University Press, 2009) 3, 3.&quot;},&quot;citationItems&quot;:[{&quot;id&quot;:194,&quot;uris&quot;:[&quot;http://zotero.org/users/2391293/items/F8XW2U2J&quot;],&quot;uri&quot;:[&quot;http://zotero.org/users/2391293/items/F8XW2U2J&quot;],&quot;itemData&quot;:{&quot;id&quot;:194,&quot;type&quot;:&quot;chapter&quot;,&quot;title&quot;:&quot;Sellars on Perceptual Experience&quot;,&quot;container-title&quot;:&quot;Having the World in View: Essays on Kant, Hegel, and Sellars&quot;,&quot;publisher&quot;:&quot;Harvard University Press&quot;,&quot;publisher-place&quot;:&quot;Cambridge, Massachusetts&quot;,&quot;page&quot;:&quot;3-22&quot;,&quot;event-place&quot;:&quot;Cambridge, Massachusetts&quot;,&quot;author&quot;:[{&quot;family&quot;:&quot;McDowell&quot;,&quot;given&quot;:&quot;John&quot;}],&quot;issued&quot;:{&quot;date-parts&quot;:[[&quot;2009&quot;]]}},&quot;locator&quot;:&quot;3&quot;}],&quot;schema&quot;:&quot;https://github.com/citation-style-language/schema/raw/master/csl-citation.json&quot;} RNDMzNkoW0RBM"/><text:span text:style-name="T16">John McDowell, ‘Sellars on Perceptual Experience’ in </text:span><text:span text:style-name="T17">Having the World in View: Essays on Kant, Hegel, and Sellars</text:span><text:span text:style-name="T16"> (Harvard University Press, 2009) 3, 3.</text:span><text:reference-mark-end text:name="ZOTERO_ITEM CSL_CITATION {&quot;citationID&quot;:&quot;ewUddFRQ&quot;,&quot;properties&quot;:{&quot;formattedCitation&quot;:&quot;{\\rtf John McDowell, \\uc0\\u8216{}Sellars on Perceptual Experience\\uc0\\u8217{} in {\\i{}Having the World in View: Essays on Kant, Hegel, and Sellars} (Harvard University Press, 2009) 3, 3.}&quot;,&quot;plainCitation&quot;:&quot;John McDowell, ‘Sellars on Perceptual Experience’ in Having the World in View: Essays on Kant, Hegel, and Sellars (Harvard University Press, 2009) 3, 3.&quot;},&quot;citationItems&quot;:[{&quot;id&quot;:194,&quot;uris&quot;:[&quot;http://zotero.org/users/2391293/items/F8XW2U2J&quot;],&quot;uri&quot;:[&quot;http://zotero.org/users/2391293/items/F8XW2U2J&quot;],&quot;itemData&quot;:{&quot;id&quot;:194,&quot;type&quot;:&quot;chapter&quot;,&quot;title&quot;:&quot;Sellars on Perceptual Experience&quot;,&quot;container-title&quot;:&quot;Having the World in View: Essays on Kant, Hegel, and Sellars&quot;,&quot;publisher&quot;:&quot;Harvard University Press&quot;,&quot;publisher-place&quot;:&quot;Cambridge, Massachusetts&quot;,&quot;page&quot;:&quot;3-22&quot;,&quot;event-place&quot;:&quot;Cambridge, Massachusetts&quot;,&quot;author&quot;:[{&quot;family&quot;:&quot;McDowell&quot;,&quot;given&quot;:&quot;John&quot;}],&quot;issued&quot;:{&quot;date-parts&quot;:[[&quot;2009&quot;]]}},&quot;locator&quot;:&quot;3&quot;}],&quot;schema&quot;:&quot;https://github.com/citation-style-language/schema/raw/master/csl-citation.json&quot;} RNDMzNkoW0RBM"/></text:p></text:note-body></text:note></text:span><text:span text:style-name="T93"> </text:span></text:p>
      <text:p text:style-name="P27"/>
      <text:p text:style-name="P28"><text:span text:style-name="T93">M</text:span><text:span text:style-name="T92">cDowell explains that</text:span></text:p>
      <text:p text:style-name="P28"/>
      <text:p text:style-name="P35"><text:span text:style-name="T92">Sellars's master thought in “Empiricism and the Philosophy of Mind” is this. There is a special category of characterisations of states or episodes that occur in people's lives, for instance, … </text:span><text:span text:style-name="T88">knowings</text:span><text:span text:style-name="T92">; and, we might add, corresponding characterisations of the people in whose lives the states or episodes occur, for instance, characterisations of people as </text:span><text:span text:style-name="T88">knowers</text:span><text:span text:style-name="T92">.</text:span><text:span text:style-name="T92"><text:note text:id="ftn14" text:note-class="footnote"><text:note-citation>14</text:note-citation><text:note-body><text:p text:style-name="Footnote"><text:reference-mark-start text:name="ZOTERO_ITEM CSL_CITATION {&quot;citationID&quot;:&quot;UGgRNLGp&quot;,&quot;properties&quot;:{&quot;formattedCitation&quot;:&quot;Ibid 4.&quot;,&quot;plainCitation&quot;:&quot;Ibid 4.&quot;},&quot;citationItems&quot;:[{&quot;id&quot;:194,&quot;uris&quot;:[&quot;http://zotero.org/users/2391293/items/F8XW2U2J&quot;],&quot;uri&quot;:[&quot;http://zotero.org/users/2391293/items/F8XW2U2J&quot;],&quot;itemData&quot;:{&quot;id&quot;:194,&quot;type&quot;:&quot;chapter&quot;,&quot;title&quot;:&quot;Sellars on Perceptual Experience&quot;,&quot;container-title&quot;:&quot;Having the World in View: Essays on Kant, Hegel, and Sellars&quot;,&quot;publisher&quot;:&quot;Harvard University Press&quot;,&quot;publisher-place&quot;:&quot;Cambridge, Massachusetts&quot;,&quot;page&quot;:&quot;3-22&quot;,&quot;event-place&quot;:&quot;Cambridge, Massachusetts&quot;,&quot;author&quot;:[{&quot;family&quot;:&quot;McDowell&quot;,&quot;given&quot;:&quot;John&quot;}],&quot;issued&quot;:{&quot;date-parts&quot;:[[&quot;2009&quot;]]}},&quot;locator&quot;:&quot;4&quot;}],&quot;schema&quot;:&quot;https://github.com/citation-style-language/schema/raw/master/csl-citation.json&quot;} RNDtzMoD2dRED"/>Ibid 4.<text:reference-mark-end text:name="ZOTERO_ITEM CSL_CITATION {&quot;citationID&quot;:&quot;UGgRNLGp&quot;,&quot;properties&quot;:{&quot;formattedCitation&quot;:&quot;Ibid 4.&quot;,&quot;plainCitation&quot;:&quot;Ibid 4.&quot;},&quot;citationItems&quot;:[{&quot;id&quot;:194,&quot;uris&quot;:[&quot;http://zotero.org/users/2391293/items/F8XW2U2J&quot;],&quot;uri&quot;:[&quot;http://zotero.org/users/2391293/items/F8XW2U2J&quot;],&quot;itemData&quot;:{&quot;id&quot;:194,&quot;type&quot;:&quot;chapter&quot;,&quot;title&quot;:&quot;Sellars on Perceptual Experience&quot;,&quot;container-title&quot;:&quot;Having the World in View: Essays on Kant, Hegel, and Sellars&quot;,&quot;publisher&quot;:&quot;Harvard University Press&quot;,&quot;publisher-place&quot;:&quot;Cambridge, Massachusetts&quot;,&quot;page&quot;:&quot;3-22&quot;,&quot;event-place&quot;:&quot;Cambridge, Massachusetts&quot;,&quot;author&quot;:[{&quot;family&quot;:&quot;McDowell&quot;,&quot;given&quot;:&quot;John&quot;}],&quot;issued&quot;:{&quot;date-parts&quot;:[[&quot;2009&quot;]]}},&quot;locator&quot;:&quot;4&quot;}],&quot;schema&quot;:&quot;https://github.com/citation-style-language/schema/raw/master/csl-citation.json&quot;} RNDtzMoD2dRED"/></text:p></text:note-body></text:note></text:span></text:p>
      <text:p text:style-name="P35"/>
      <text:p text:style-name="P42"><text:span text:style-name="T92">Crucially, in giving such characterisations of people as </text:span><text:span text:style-name="T88">knowers</text:span><text:span text:style-name="T92"> who engage in the practice of </text:span><text:span text:style-name="T88">knowing</text:span><text:span text:style-name="T92">, </text:span><text:span text:style-name="T94">people find themselves situated</text:span><text:span text:style-name="T92"> in “the logical space of reasons”.</text:span><text:span text:style-name="T92"><text:note text:id="ftn15" text:note-class="footnote"><text:note-citation>15</text:note-citation><text:note-body><text:p text:style-name="P2"><text:reference-mark-start text:name="ZOTERO_ITEM CSL_CITATION {&quot;citationID&quot;:&quot;pfqnwW0d&quot;,&quot;properties&quot;:{&quot;formattedCitation&quot;:&quot;{\\rtf Sellars, \\uc0\\u8216{}Empiricism and the Philosophy of Mind\\uc0\\u8217{}, above n 11, 36.}&quot;,&quot;plainCitation&quot;:&quot;Sellars, ‘Empiricism and the Philosophy of Mind’, above n 11, 36.&quot;},&quot;citationItems&quot;:[{&quot;id&quot;:33,&quot;uris&quot;:[&quot;http://zotero.org/users/2391293/items/HU26CHQD&quot;],&quot;uri&quot;:[&quot;http://zotero.org/users/2391293/items/HU26CHQD&quot;],&quot;itemData&quot;:{&quot;id&quot;:33,&quot;type&quot;:&quot;chapter&quot;,&quot;title&quot;:&quot;Empiricism and the Philosophy of Mind&quot;,&quot;container-title&quot;:&quot;Science, Perception and Reality&quot;,&quot;publisher&quot;:&quot;Routledge and Kegan Paul&quot;,&quot;publisher-place&quot;:&quot;London&quot;,&quot;page&quot;:&quot;127-196&quot;,&quot;event-place&quot;:&quot;London&quot;,&quot;author&quot;:[{&quot;family&quot;:&quot;Sellars&quot;,&quot;given&quot;:&quot;Wilfrid&quot;}],&quot;issued&quot;:{&quot;date-parts&quot;:[[&quot;1963&quot;]]}},&quot;locator&quot;:&quot;36&quot;,&quot;label&quot;:&quot;paragraph&quot;}],&quot;schema&quot;:&quot;https://github.com/citation-style-language/schema/raw/master/csl-citation.json&quot;} RNDNfLeos2Btb"/>Sellars, ‘Empiricism and the Philosophy of Mind’, above n 11, 36.<text:reference-mark-end text:name="ZOTERO_ITEM CSL_CITATION {&quot;citationID&quot;:&quot;pfqnwW0d&quot;,&quot;properties&quot;:{&quot;formattedCitation&quot;:&quot;{\\rtf Sellars, \\uc0\\u8216{}Empiricism and the Philosophy of Mind\\uc0\\u8217{}, above n 11, 36.}&quot;,&quot;plainCitation&quot;:&quot;Sellars, ‘Empiricism and the Philosophy of Mind’, above n 11, 36.&quot;},&quot;citationItems&quot;:[{&quot;id&quot;:33,&quot;uris&quot;:[&quot;http://zotero.org/users/2391293/items/HU26CHQD&quot;],&quot;uri&quot;:[&quot;http://zotero.org/users/2391293/items/HU26CHQD&quot;],&quot;itemData&quot;:{&quot;id&quot;:33,&quot;type&quot;:&quot;chapter&quot;,&quot;title&quot;:&quot;Empiricism and the Philosophy of Mind&quot;,&quot;container-title&quot;:&quot;Science, Perception and Reality&quot;,&quot;publisher&quot;:&quot;Routledge and Kegan Paul&quot;,&quot;publisher-place&quot;:&quot;London&quot;,&quot;page&quot;:&quot;127-196&quot;,&quot;event-place&quot;:&quot;London&quot;,&quot;author&quot;:[{&quot;family&quot;:&quot;Sellars&quot;,&quot;given&quot;:&quot;Wilfrid&quot;}],&quot;issued&quot;:{&quot;date-parts&quot;:[[&quot;1963&quot;]]}},&quot;locator&quot;:&quot;36&quot;,&quot;label&quot;:&quot;paragraph&quot;}],&quot;schema&quot;:&quot;https://github.com/citation-style-language/schema/raw/master/csl-citation.json&quot;} RNDNfLeos2Btb"/></text:p></text:note-body></text:note></text:span><text:span text:style-name="T92"> </text:span><text:span text:style-name="T94">This comes with qualification. People are not entirely situated in the space of reasons. When people are </text:span><text:span text:style-name="T90">knowers</text:span><text:span text:style-name="T94"> who have </text:span><text:span text:style-name="T90">knowings</text:span><text:span text:style-name="T94">, they are within the space of reasons. There are other episodes in people lives, however, and other states of people's existence, which do not occur within the space of reasons. McDowell comments, “[so] the master thought as it were draws a line; above the line are placings in the logical space of reasons, and below it are characterisations that do not do that”.</text:span><text:span text:style-name="T94"><text:note text:id="ftn16" text:note-class="footnote"><text:note-citation>16</text:note-citation><text:note-body><text:p text:style-name="P2"><text:reference-mark-start text:name="ZOTERO_ITEM CSL_CITATION {&quot;citationID&quot;:&quot;x1z9CA00&quot;,&quot;properties&quot;:{&quot;formattedCitation&quot;:&quot;{\\rtf McDowell, \\uc0\\u8216{}Sellars on Perceptual Experience\\uc0\\u8217{}, above n 13, 5.}&quot;,&quot;plainCitation&quot;:&quot;McDowell, ‘Sellars on Perceptual Experience’, above n 13, 5.&quot;},&quot;citationItems&quot;:[{&quot;id&quot;:194,&quot;uris&quot;:[&quot;http://zotero.org/users/2391293/items/F8XW2U2J&quot;],&quot;uri&quot;:[&quot;http://zotero.org/users/2391293/items/F8XW2U2J&quot;],&quot;itemData&quot;:{&quot;id&quot;:194,&quot;type&quot;:&quot;chapter&quot;,&quot;title&quot;:&quot;Sellars on Perceptual Experience&quot;,&quot;container-title&quot;:&quot;Having the World in View: Essays on Kant, Hegel, and Sellars&quot;,&quot;publisher&quot;:&quot;Harvard University Press&quot;,&quot;publisher-place&quot;:&quot;Cambridge, Massachusetts&quot;,&quot;page&quot;:&quot;3-22&quot;,&quot;event-place&quot;:&quot;Cambridge, Massachusetts&quot;,&quot;author&quot;:[{&quot;family&quot;:&quot;McDowell&quot;,&quot;given&quot;:&quot;John&quot;}],&quot;issued&quot;:{&quot;date-parts&quot;:[[&quot;2009&quot;]]}},&quot;locator&quot;:&quot;5&quot;}],&quot;schema&quot;:&quot;https://github.com/citation-style-language/schema/raw/master/csl-citation.json&quot;} RNDAOiMIG5Co6"/>McDowell, ‘Sellars on Perceptual Experience’, above n 13, 5.<text:reference-mark-end text:name="ZOTERO_ITEM CSL_CITATION {&quot;citationID&quot;:&quot;x1z9CA00&quot;,&quot;properties&quot;:{&quot;formattedCitation&quot;:&quot;{\\rtf McDowell, \\uc0\\u8216{}Sellars on Perceptual Experience\\uc0\\u8217{}, above n 13, 5.}&quot;,&quot;plainCitation&quot;:&quot;McDowell, ‘Sellars on Perceptual Experience’, above n 13, 5.&quot;},&quot;citationItems&quot;:[{&quot;id&quot;:194,&quot;uris&quot;:[&quot;http://zotero.org/users/2391293/items/F8XW2U2J&quot;],&quot;uri&quot;:[&quot;http://zotero.org/users/2391293/items/F8XW2U2J&quot;],&quot;itemData&quot;:{&quot;id&quot;:194,&quot;type&quot;:&quot;chapter&quot;,&quot;title&quot;:&quot;Sellars on Perceptual Experience&quot;,&quot;container-title&quot;:&quot;Having the World in View: Essays on Kant, Hegel, and Sellars&quot;,&quot;publisher&quot;:&quot;Harvard University Press&quot;,&quot;publisher-place&quot;:&quot;Cambridge, Massachusetts&quot;,&quot;page&quot;:&quot;3-22&quot;,&quot;event-place&quot;:&quot;Cambridge, Massachusetts&quot;,&quot;author&quot;:[{&quot;family&quot;:&quot;McDowell&quot;,&quot;given&quot;:&quot;John&quot;}],&quot;issued&quot;:{&quot;date-parts&quot;:[[&quot;2009&quot;]]}},&quot;locator&quot;:&quot;5&quot;}],&quot;schema&quot;:&quot;https://github.com/citation-style-language/schema/raw/master/csl-citation.json&quot;} RNDAOiMIG5Co6"/></text:p></text:note-body></text:note></text:span></text:p>
      <text:p text:style-name="P42"/>
      <text:p text:style-name="P43"><text:span text:style-name="T94">S</text:span><text:span text:style-name="T92">ellars performs this distinction because he is attempting to demonstrate that accounts of </text:span><text:span text:style-name="T88">knowing</text:span><text:span text:style-name="T92"> by </text:span><text:span text:style-name="T88">knowers</text:span><text:span text:style-name="T92"> frequently fall into a philosophical pitfall. Sellars points out that accounts sometimes </text:span><text:soft-page-break/><text:span text:style-name="T92">attempt to use characterisations from </text:span><text:span text:style-name="T88">below</text:span><text:span text:style-name="T92"> the line to perform tasks that can only be achieved by characterisations </text:span><text:span text:style-name="T88">above</text:span><text:span text:style-name="T92"> the line. Sellars gives a useful example for an occurrence of this pitfall. McDowell writes that Sellars claims that “characterisations that affirm </text:span><text:span text:style-name="T88">epistemic</text:span><text:span text:style-name="T92"> facts need to be distinguished from characterisations that affirm </text:span><text:span text:style-name="T88">natural</text:span><text:span text:style-name="T92"> facts”.</text:span><text:span text:style-name="T92"><text:note text:id="ftn17" text:note-class="footnote"><text:note-citation>17</text:note-citation><text:note-body><text:p text:style-name="P2"><text:reference-mark-start text:name="ZOTERO_ITEM CSL_CITATION {&quot;citationID&quot;:&quot;rPNe4pqP&quot;,&quot;properties&quot;:{&quot;formattedCitation&quot;:&quot;{\\rtf Sellars, \\uc0\\u8216{}Empiricism and the Philosophy of Mind\\uc0\\u8217{}, above n 11, 17; McDowell, \\uc0\\u8216{}Sellars on Perceptual Experience\\uc0\\u8217{}, above n 13, 5.}&quot;,&quot;plainCitation&quot;:&quot;Sellars, ‘Empiricism and the Philosophy of Mind’, above n 11, 17; McDowell, ‘Sellars on Perceptual Experience’, above n 13, 5.&quot;},&quot;citationItems&quot;:[{&quot;id&quot;:33,&quot;uris&quot;:[&quot;http://zotero.org/users/2391293/items/HU26CHQD&quot;],&quot;uri&quot;:[&quot;http://zotero.org/users/2391293/items/HU26CHQD&quot;],&quot;itemData&quot;:{&quot;id&quot;:33,&quot;type&quot;:&quot;chapter&quot;,&quot;title&quot;:&quot;Empiricism and the Philosophy of Mind&quot;,&quot;container-title&quot;:&quot;Science, Perception and Reality&quot;,&quot;publisher&quot;:&quot;Routledge and Kegan Paul&quot;,&quot;publisher-place&quot;:&quot;London&quot;,&quot;page&quot;:&quot;127-196&quot;,&quot;event-place&quot;:&quot;London&quot;,&quot;author&quot;:[{&quot;family&quot;:&quot;Sellars&quot;,&quot;given&quot;:&quot;Wilfrid&quot;}],&quot;issued&quot;:{&quot;date-parts&quot;:[[&quot;1963&quot;]]}},&quot;locator&quot;:&quot;17&quot;,&quot;label&quot;:&quot;paragraph&quot;},{&quot;id&quot;:194,&quot;uris&quot;:[&quot;http://zotero.org/users/2391293/items/F8XW2U2J&quot;],&quot;uri&quot;:[&quot;http://zotero.org/users/2391293/items/F8XW2U2J&quot;],&quot;itemData&quot;:{&quot;id&quot;:194,&quot;type&quot;:&quot;chapter&quot;,&quot;title&quot;:&quot;Sellars on Perceptual Experience&quot;,&quot;container-title&quot;:&quot;Having the World in View: Essays on Kant, Hegel, and Sellars&quot;,&quot;publisher&quot;:&quot;Harvard University Press&quot;,&quot;publisher-place&quot;:&quot;Cambridge, Massachusetts&quot;,&quot;page&quot;:&quot;3-22&quot;,&quot;event-place&quot;:&quot;Cambridge, Massachusetts&quot;,&quot;author&quot;:[{&quot;family&quot;:&quot;McDowell&quot;,&quot;given&quot;:&quot;John&quot;}],&quot;issued&quot;:{&quot;date-parts&quot;:[[&quot;2009&quot;]]}},&quot;locator&quot;:&quot;5&quot;}],&quot;schema&quot;:&quot;https://github.com/citation-style-language/schema/raw/master/csl-citation.json&quot;} RNDnTFa7WdIUw"/>Sellars, ‘Empiricism and the Philosophy of Mind’, above n 11, 17; McDowell, ‘Sellars on Perceptual Experience’, above n 13, 5.<text:reference-mark-end text:name="ZOTERO_ITEM CSL_CITATION {&quot;citationID&quot;:&quot;rPNe4pqP&quot;,&quot;properties&quot;:{&quot;formattedCitation&quot;:&quot;{\\rtf Sellars, \\uc0\\u8216{}Empiricism and the Philosophy of Mind\\uc0\\u8217{}, above n 11, 17; McDowell, \\uc0\\u8216{}Sellars on Perceptual Experience\\uc0\\u8217{}, above n 13, 5.}&quot;,&quot;plainCitation&quot;:&quot;Sellars, ‘Empiricism and the Philosophy of Mind’, above n 11, 17; McDowell, ‘Sellars on Perceptual Experience’, above n 13, 5.&quot;},&quot;citationItems&quot;:[{&quot;id&quot;:33,&quot;uris&quot;:[&quot;http://zotero.org/users/2391293/items/HU26CHQD&quot;],&quot;uri&quot;:[&quot;http://zotero.org/users/2391293/items/HU26CHQD&quot;],&quot;itemData&quot;:{&quot;id&quot;:33,&quot;type&quot;:&quot;chapter&quot;,&quot;title&quot;:&quot;Empiricism and the Philosophy of Mind&quot;,&quot;container-title&quot;:&quot;Science, Perception and Reality&quot;,&quot;publisher&quot;:&quot;Routledge and Kegan Paul&quot;,&quot;publisher-place&quot;:&quot;London&quot;,&quot;page&quot;:&quot;127-196&quot;,&quot;event-place&quot;:&quot;London&quot;,&quot;author&quot;:[{&quot;family&quot;:&quot;Sellars&quot;,&quot;given&quot;:&quot;Wilfrid&quot;}],&quot;issued&quot;:{&quot;date-parts&quot;:[[&quot;1963&quot;]]}},&quot;locator&quot;:&quot;17&quot;,&quot;label&quot;:&quot;paragraph&quot;},{&quot;id&quot;:194,&quot;uris&quot;:[&quot;http://zotero.org/users/2391293/items/F8XW2U2J&quot;],&quot;uri&quot;:[&quot;http://zotero.org/users/2391293/items/F8XW2U2J&quot;],&quot;itemData&quot;:{&quot;id&quot;:194,&quot;type&quot;:&quot;chapter&quot;,&quot;title&quot;:&quot;Sellars on Perceptual Experience&quot;,&quot;container-title&quot;:&quot;Having the World in View: Essays on Kant, Hegel, and Sellars&quot;,&quot;publisher&quot;:&quot;Harvard University Press&quot;,&quot;publisher-place&quot;:&quot;Cambridge, Massachusetts&quot;,&quot;page&quot;:&quot;3-22&quot;,&quot;event-place&quot;:&quot;Cambridge, Massachusetts&quot;,&quot;author&quot;:[{&quot;family&quot;:&quot;McDowell&quot;,&quot;given&quot;:&quot;John&quot;}],&quot;issued&quot;:{&quot;date-parts&quot;:[[&quot;2009&quot;]]}},&quot;locator&quot;:&quot;5&quot;}],&quot;schema&quot;:&quot;https://github.com/citation-style-language/schema/raw/master/csl-citation.json&quot;} RNDnTFa7WdIUw"/></text:p></text:note-body></text:note></text:span><text:span text:style-name="T92"> </text:span><text:span text:style-name="T95">McDowell interprets this as the claim that </text:span></text:p>
      <text:p text:style-name="P43"/>
      <text:p text:style-name="P36"><text:span text:style-name="T92">… we must not suppose we can understand epistemic states or episodes in term</text:span><text:span text:style-name="T103">s</text:span><text:span text:style-name="T92"> of the actualisation of merely natural capacities—capacities that their subjects have at birth, or acquire in the course of merely animal maturation. I think “epistemic” here amounts to something like “concept-involving”... .</text:span><text:span text:style-name="T92"><text:note text:id="ftn18" text:note-class="footnote"><text:note-citation>18</text:note-citation><text:note-body><text:p text:style-name="P2"><text:reference-mark-start text:name="ZOTERO_ITEM CSL_CITATION {&quot;citationID&quot;:&quot;D1LlVe3h&quot;,&quot;properties&quot;:{&quot;formattedCitation&quot;:&quot;{\\rtf McDowell, \\uc0\\u8216{}Sellars on Perceptual Experience\\uc0\\u8217{}, above n 13, 5.}&quot;,&quot;plainCitation&quot;:&quot;McDowell, ‘Sellars on Perceptual Experience’, above n 13, 5.&quot;},&quot;citationItems&quot;:[{&quot;id&quot;:194,&quot;uris&quot;:[&quot;http://zotero.org/users/2391293/items/F8XW2U2J&quot;],&quot;uri&quot;:[&quot;http://zotero.org/users/2391293/items/F8XW2U2J&quot;],&quot;itemData&quot;:{&quot;id&quot;:194,&quot;type&quot;:&quot;chapter&quot;,&quot;title&quot;:&quot;Sellars on Perceptual Experience&quot;,&quot;container-title&quot;:&quot;Having the World in View: Essays on Kant, Hegel, and Sellars&quot;,&quot;publisher&quot;:&quot;Harvard University Press&quot;,&quot;publisher-place&quot;:&quot;Cambridge, Massachusetts&quot;,&quot;page&quot;:&quot;3-22&quot;,&quot;event-place&quot;:&quot;Cambridge, Massachusetts&quot;,&quot;author&quot;:[{&quot;family&quot;:&quot;McDowell&quot;,&quot;given&quot;:&quot;John&quot;}],&quot;issued&quot;:{&quot;date-parts&quot;:[[&quot;2009&quot;]]}},&quot;locator&quot;:&quot;5&quot;}],&quot;schema&quot;:&quot;https://github.com/citation-style-language/schema/raw/master/csl-citation.json&quot;} RNDNgqvD7pwac"/>McDowell, ‘Sellars on Perceptual Experience’, above n 13, 5.<text:reference-mark-end text:name="ZOTERO_ITEM CSL_CITATION {&quot;citationID&quot;:&quot;D1LlVe3h&quot;,&quot;properties&quot;:{&quot;formattedCitation&quot;:&quot;{\\rtf McDowell, \\uc0\\u8216{}Sellars on Perceptual Experience\\uc0\\u8217{}, above n 13, 5.}&quot;,&quot;plainCitation&quot;:&quot;McDowell, ‘Sellars on Perceptual Experience’, above n 13, 5.&quot;},&quot;citationItems&quot;:[{&quot;id&quot;:194,&quot;uris&quot;:[&quot;http://zotero.org/users/2391293/items/F8XW2U2J&quot;],&quot;uri&quot;:[&quot;http://zotero.org/users/2391293/items/F8XW2U2J&quot;],&quot;itemData&quot;:{&quot;id&quot;:194,&quot;type&quot;:&quot;chapter&quot;,&quot;title&quot;:&quot;Sellars on Perceptual Experience&quot;,&quot;container-title&quot;:&quot;Having the World in View: Essays on Kant, Hegel, and Sellars&quot;,&quot;publisher&quot;:&quot;Harvard University Press&quot;,&quot;publisher-place&quot;:&quot;Cambridge, Massachusetts&quot;,&quot;page&quot;:&quot;3-22&quot;,&quot;event-place&quot;:&quot;Cambridge, Massachusetts&quot;,&quot;author&quot;:[{&quot;family&quot;:&quot;McDowell&quot;,&quot;given&quot;:&quot;John&quot;}],&quot;issued&quot;:{&quot;date-parts&quot;:[[&quot;2009&quot;]]}},&quot;locator&quot;:&quot;5&quot;}],&quot;schema&quot;:&quot;https://github.com/citation-style-language/schema/raw/master/csl-citation.json&quot;} RNDNgqvD7pwac"/></text:p></text:note-body></text:note></text:span></text:p>
      <text:p text:style-name="P36"/>
      <text:p text:style-name="P44"><text:span text:style-name="T92">The target of this criticism was the theory of knowledge in analytic philosophy which was dominant but waning. This was empiricism. </text:span><text:span text:style-name="T96">Sellars was not aiming to criticise empiricism in toto, he was in fact committed to defending the idea of empiricism. What he </text:span><text:span text:style-name="T91">was</text:span><text:span text:style-name="T96"> aiming to point out, was that empiricism had failed by its own lights to give an account of how perception worked. </text:span><text:span text:style-name="T97">McDowell explains that</text:span></text:p>
      <text:p text:style-name="P44"/>
      <text:p text:style-name="P37"><text:span text:style-name="T92">[in] an empiricistic foundationalism of the usual kind, it is not just that the credentials of all knowledge are ultimately grounded in knowledge acquired in perception. Beyond that, the grounding perceptual knowledge is atomistically conceived. Traditional empiricists take it that each element of the grounding knowledge can in principle be acquired on its own, independently not only of other elements of the grounding perceptual knowledge, but also of anything in the world view that is grounded on this basic stratum of knowledge.</text:span><text:span text:style-name="T92"><text:note text:id="ftn19" text:note-class="footnote"><text:note-citation>19</text:note-citation><text:note-body><text:p text:style-name="Footnote"><text:reference-mark-start text:name="ZOTERO_ITEM CSL_CITATION {&quot;citationID&quot;:&quot;ZztrY2Uz&quot;,&quot;properties&quot;:{&quot;formattedCitation&quot;:&quot;Ibid 6.&quot;,&quot;plainCitation&quot;:&quot;Ibid 6.&quot;},&quot;citationItems&quot;:[{&quot;id&quot;:194,&quot;uris&quot;:[&quot;http://zotero.org/users/2391293/items/F8XW2U2J&quot;],&quot;uri&quot;:[&quot;http://zotero.org/users/2391293/items/F8XW2U2J&quot;],&quot;itemData&quot;:{&quot;id&quot;:194,&quot;type&quot;:&quot;chapter&quot;,&quot;title&quot;:&quot;Sellars on Perceptual Experience&quot;,&quot;container-title&quot;:&quot;Having the World in View: Essays on Kant, Hegel, and Sellars&quot;,&quot;publisher&quot;:&quot;Harvard University Press&quot;,&quot;publisher-place&quot;:&quot;Cambridge, Massachusetts&quot;,&quot;page&quot;:&quot;3-22&quot;,&quot;event-place&quot;:&quot;Cambridge, Massachusetts&quot;,&quot;author&quot;:[{&quot;family&quot;:&quot;McDowell&quot;,&quot;given&quot;:&quot;John&quot;}],&quot;issued&quot;:{&quot;date-parts&quot;:[[&quot;2009&quot;]]}},&quot;locator&quot;:&quot;6&quot;}],&quot;schema&quot;:&quot;https://github.com/citation-style-language/schema/raw/master/csl-citation.json&quot;} RNDthKHea4PRP"/>Ibid 6.<text:reference-mark-end text:name="ZOTERO_ITEM CSL_CITATION {&quot;citationID&quot;:&quot;ZztrY2Uz&quot;,&quot;properties&quot;:{&quot;formattedCitation&quot;:&quot;Ibid 6.&quot;,&quot;plainCitation&quot;:&quot;Ibid 6.&quot;},&quot;citationItems&quot;:[{&quot;id&quot;:194,&quot;uris&quot;:[&quot;http://zotero.org/users/2391293/items/F8XW2U2J&quot;],&quot;uri&quot;:[&quot;http://zotero.org/users/2391293/items/F8XW2U2J&quot;],&quot;itemData&quot;:{&quot;id&quot;:194,&quot;type&quot;:&quot;chapter&quot;,&quot;title&quot;:&quot;Sellars on Perceptual Experience&quot;,&quot;container-title&quot;:&quot;Having the World in View: Essays on Kant, Hegel, and Sellars&quot;,&quot;publisher&quot;:&quot;Harvard University Press&quot;,&quot;publisher-place&quot;:&quot;Cambridge, Massachusetts&quot;,&quot;page&quot;:&quot;3-22&quot;,&quot;event-place&quot;:&quot;Cambridge, Massachusetts&quot;,&quot;author&quot;:[{&quot;family&quot;:&quot;McDowell&quot;,&quot;given&quot;:&quot;John&quot;}],&quot;issued&quot;:{&quot;date-parts&quot;:[[&quot;2009&quot;]]}},&quot;locator&quot;:&quot;6&quot;}],&quot;schema&quot;:&quot;https://github.com/citation-style-language/schema/raw/master/csl-citation.json&quot;} RNDthKHea4PRP"/></text:p></text:note-body></text:note></text:span></text:p>
      <text:p text:style-name="P37"/>
      <text:p text:style-name="P45"><text:span text:style-name="T92">Sellars's argument was that in order to make empiricism coherent, one had to reformulate it in a different way. In order to do service to the idea that the knowledge that one received in perception was in some way basic or foundational, one had to posit that attendant with data that one received in perception, one had to have a normative conceptual framework in which to interpret that data. </text:span><text:span text:style-name="T98">In short, in order to have any kind of epistemic facts about the world, one absolutely needed the space of reasons. </text:span><text:span text:style-name="T99">McDowell also introduces another reason why the space of reasons is needed in order to buttress empiricism against incoherence. This is that the “usual” empiricistic foundationalism would not be able to support any solid theory of intentionality. Having a normative framework through which to interpret perceptual information </text:span><text:span text:style-name="T100">would allow one</text:span></text:p>
      <text:p text:style-name="P45"/>
      <text:p text:style-name="P39">[to have] the world in view, in a sense that goes beyond glimpses of the here and now. It would not be intelligible that the relevant episodes present themselves as glimpses of the here and now apart from their being related to a wider world view in the logical dimension Sellars adds, [the space of reasons].</text:p>
      <text:p text:style-name="P39"/>
      <text:p text:style-name="P46">Despite this improvement, Sellars's empiricism <text:span text:style-name="T59">includes</text:span> the story told by traditional empiricists. According to Sellars perceptual experience by <text:span text:style-name="T59">knowers</text:span> involves characterisations of <text:span text:style-name="T59">knowings </text:span>from <text:span text:style-name="T59">both</text:span> above the line and below the line. That is, both epistemic and what Sellars refers to as “natural” characterisations. Sellars's reasoning for this can be explained by quoting him at length:</text:p>
      <text:p text:style-name="P46"/>
      <text:p text:style-name="P40">[This] idea clearly arises in the attempt to explain facts of sense perception in scientific style. How does it happen that people can have the experience which they describe by saying “It is as though I were seeing a red and triangular physical object” when either there is no physical object there at all, or, if there is, it is neither red nor triangular? The <text:soft-page-break/>explanation, roughly, posits that in every case in which a person has an experience of this kind, whether veridical or not, he has what is called a 'sensation' or 'impression' 'of a red triangle'.<text:note text:id="ftn20" text:note-class="footnote"><text:note-citation>20</text:note-citation><text:note-body><text:p text:style-name="P2"><text:reference-mark-start text:name="ZOTERO_ITEM CSL_CITATION {&quot;citationID&quot;:&quot;ar7LiDD5&quot;,&quot;properties&quot;:{&quot;formattedCitation&quot;:&quot;{\\rtf Sellars, \\uc0\\u8216{}Empiricism and the Philosophy of Mind\\uc0\\u8217{}, above n 11, 7.}&quot;,&quot;plainCitation&quot;:&quot;Sellars, ‘Empiricism and the Philosophy of Mind’, above n 11, 7.&quot;},&quot;citationItems&quot;:[{&quot;id&quot;:33,&quot;uris&quot;:[&quot;http://zotero.org/users/2391293/items/HU26CHQD&quot;],&quot;uri&quot;:[&quot;http://zotero.org/users/2391293/items/HU26CHQD&quot;],&quot;itemData&quot;:{&quot;id&quot;:33,&quot;type&quot;:&quot;chapter&quot;,&quot;title&quot;:&quot;Empiricism and the Philosophy of Mind&quot;,&quot;container-title&quot;:&quot;Science, Perception and Reality&quot;,&quot;publisher&quot;:&quot;Routledge and Kegan Paul&quot;,&quot;publisher-place&quot;:&quot;London&quot;,&quot;page&quot;:&quot;127-196&quot;,&quot;event-place&quot;:&quot;London&quot;,&quot;author&quot;:[{&quot;family&quot;:&quot;Sellars&quot;,&quot;given&quot;:&quot;Wilfrid&quot;}],&quot;issued&quot;:{&quot;date-parts&quot;:[[&quot;1963&quot;]]}},&quot;locator&quot;:&quot;7&quot;,&quot;label&quot;:&quot;paragraph&quot;}],&quot;schema&quot;:&quot;https://github.com/citation-style-language/schema/raw/master/csl-citation.json&quot;} RNDOIffGeV4Mf"/>Sellars, ‘Empiricism and the Philosophy of Mind’, above n 11, 7.<text:reference-mark-end text:name="ZOTERO_ITEM CSL_CITATION {&quot;citationID&quot;:&quot;ar7LiDD5&quot;,&quot;properties&quot;:{&quot;formattedCitation&quot;:&quot;{\\rtf Sellars, \\uc0\\u8216{}Empiricism and the Philosophy of Mind\\uc0\\u8217{}, above n 11, 7.}&quot;,&quot;plainCitation&quot;:&quot;Sellars, ‘Empiricism and the Philosophy of Mind’, above n 11, 7.&quot;},&quot;citationItems&quot;:[{&quot;id&quot;:33,&quot;uris&quot;:[&quot;http://zotero.org/users/2391293/items/HU26CHQD&quot;],&quot;uri&quot;:[&quot;http://zotero.org/users/2391293/items/HU26CHQD&quot;],&quot;itemData&quot;:{&quot;id&quot;:33,&quot;type&quot;:&quot;chapter&quot;,&quot;title&quot;:&quot;Empiricism and the Philosophy of Mind&quot;,&quot;container-title&quot;:&quot;Science, Perception and Reality&quot;,&quot;publisher&quot;:&quot;Routledge and Kegan Paul&quot;,&quot;publisher-place&quot;:&quot;London&quot;,&quot;page&quot;:&quot;127-196&quot;,&quot;event-place&quot;:&quot;London&quot;,&quot;author&quot;:[{&quot;family&quot;:&quot;Sellars&quot;,&quot;given&quot;:&quot;Wilfrid&quot;}],&quot;issued&quot;:{&quot;date-parts&quot;:[[&quot;1963&quot;]]}},&quot;locator&quot;:&quot;7&quot;,&quot;label&quot;:&quot;paragraph&quot;}],&quot;schema&quot;:&quot;https://github.com/citation-style-language/schema/raw/master/csl-citation.json&quot;} RNDOIffGeV4Mf"/></text:p></text:note-body></text:note></text:p>
      <text:p text:style-name="P40"/>
      <text:p text:style-name="P47">As McDowell explains, the argument Sellars is trying to make is not that traditional empiricism was wrong about using below-the-line characterisations of <text:span text:style-name="T59">knowings</text:span> <text:span text:style-name="T111">at all</text:span><text:span text:style-name="T112">, it was that traditional empiricism was trying to use below-the-line characterisations when it shouldn't. Sellars's point is that there is a role to play for </text:span><text:span text:style-name="T79">both </text:span><text:span text:style-name="T112">below- and above-the-line characterisations. His point was that we just shouldn't construct “mongrel conflations” of perceptual experience. </text:span><text:span text:style-name="T113">We would do so</text:span><text:span text:style-name="T112"> by using, for instance, below-the-line characterisations for the role that above-the-line ones should be performing.</text:span></text:p>
      <text:p text:style-name="P47"/>
      <text:p text:style-name="P48"><text:span text:style-name="T112">McDowell points out that there is a problem with this particular non-traditional empiricism. The terminology that Sellars uses in </text:span><text:span text:style-name="T79">Empiricism</text:span><text:span text:style-name="T112"> is that the natural and the epistemic characterisations of episodes of perceptual experience contain “claims” about the world. That is they contain content about the world, and they contain meaning in various forms, like justification and warrantedness (to be conservative). </text:span><text:span text:style-name="T114">McDowell points out that the above- and below-the-line realms of perceptual experience seem so separate and excluded from each other that it seems impossible that either of the “claims” one would get from them about the world would </text:span><text:span text:style-name="T115">would line up or combine into a coherent perceptual episode.</text:span><text:span text:style-name="T115"><text:note text:id="ftn21" text:note-class="footnote"><text:note-citation>21</text:note-citation><text:note-body><text:p text:style-name="P2"><text:reference-mark-start text:name="ZOTERO_ITEM CSL_CITATION {&quot;citationID&quot;:&quot;9DxwDw5Z&quot;,&quot;properties&quot;:{&quot;formattedCitation&quot;:&quot;{\\rtf McDowell, \\uc0\\u8216{}Sellars on Perceptual Experience\\uc0\\u8217{}, above n 13, 15.}&quot;,&quot;plainCitation&quot;:&quot;McDowell, ‘Sellars on Perceptual Experience’, above n 13, 15.&quot;},&quot;citationItems&quot;:[{&quot;id&quot;:194,&quot;uris&quot;:[&quot;http://zotero.org/users/2391293/items/F8XW2U2J&quot;],&quot;uri&quot;:[&quot;http://zotero.org/users/2391293/items/F8XW2U2J&quot;],&quot;itemData&quot;:{&quot;id&quot;:194,&quot;type&quot;:&quot;chapter&quot;,&quot;title&quot;:&quot;Sellars on Perceptual Experience&quot;,&quot;container-title&quot;:&quot;Having the World in View: Essays on Kant, Hegel, and Sellars&quot;,&quot;publisher&quot;:&quot;Harvard University Press&quot;,&quot;publisher-place&quot;:&quot;Cambridge, Massachusetts&quot;,&quot;page&quot;:&quot;3-22&quot;,&quot;event-place&quot;:&quot;Cambridge, Massachusetts&quot;,&quot;author&quot;:[{&quot;family&quot;:&quot;McDowell&quot;,&quot;given&quot;:&quot;John&quot;}],&quot;issued&quot;:{&quot;date-parts&quot;:[[&quot;2009&quot;]]}},&quot;locator&quot;:&quot;15&quot;}],&quot;schema&quot;:&quot;https://github.com/citation-style-language/schema/raw/master/csl-citation.json&quot;} RNDJ4tSmJG4xE"/>McDowell, ‘Sellars on Perceptual Experience’, above n 13, 15.<text:reference-mark-end text:name="ZOTERO_ITEM CSL_CITATION {&quot;citationID&quot;:&quot;9DxwDw5Z&quot;,&quot;properties&quot;:{&quot;formattedCitation&quot;:&quot;{\\rtf McDowell, \\uc0\\u8216{}Sellars on Perceptual Experience\\uc0\\u8217{}, above n 13, 15.}&quot;,&quot;plainCitation&quot;:&quot;McDowell, ‘Sellars on Perceptual Experience’, above n 13, 15.&quot;},&quot;citationItems&quot;:[{&quot;id&quot;:194,&quot;uris&quot;:[&quot;http://zotero.org/users/2391293/items/F8XW2U2J&quot;],&quot;uri&quot;:[&quot;http://zotero.org/users/2391293/items/F8XW2U2J&quot;],&quot;itemData&quot;:{&quot;id&quot;:194,&quot;type&quot;:&quot;chapter&quot;,&quot;title&quot;:&quot;Sellars on Perceptual Experience&quot;,&quot;container-title&quot;:&quot;Having the World in View: Essays on Kant, Hegel, and Sellars&quot;,&quot;publisher&quot;:&quot;Harvard University Press&quot;,&quot;publisher-place&quot;:&quot;Cambridge, Massachusetts&quot;,&quot;page&quot;:&quot;3-22&quot;,&quot;event-place&quot;:&quot;Cambridge, Massachusetts&quot;,&quot;author&quot;:[{&quot;family&quot;:&quot;McDowell&quot;,&quot;given&quot;:&quot;John&quot;}],&quot;issued&quot;:{&quot;date-parts&quot;:[[&quot;2009&quot;]]}},&quot;locator&quot;:&quot;15&quot;}],&quot;schema&quot;:&quot;https://github.com/citation-style-language/schema/raw/master/csl-citation.json&quot;} RNDJ4tSmJG4xE"/></text:p></text:note-body></text:note></text:span><text:span text:style-name="T115"> It seems rather common sense that perceptual experience would involve both non-conceptual physical sensations and value-laden conceptual meaning impressing on our sensory equipment, but McDowell argues that this non-traditional empiricism seems plag</text:span><text:span text:style-name="T116">u</text:span><text:span text:style-name="T115">ed by an antinomy.</text:span></text:p>
      <text:p text:style-name="P48"/>
      <text:p text:style-name="P49"><text:span text:style-name="T115">F</text:span><text:span text:style-name="T112">ortunately, Sellars became aware of this weakness. In </text:span><text:span text:style-name="T79">Science and Metaphysics</text:span><text:span text:style-name="T112"> Sellars “explicitly confronts an objection on these lines”.</text:span><text:span text:style-name="T112"><text:note text:id="ftn22" text:note-class="footnote"><text:note-citation>22</text:note-citation><text:note-body><text:p text:style-name="Footnote"><text:reference-mark-start text:name="ZOTERO_ITEM CSL_CITATION {&quot;citationID&quot;:&quot;7YUNejy5&quot;,&quot;properties&quot;:{&quot;formattedCitation&quot;:&quot;Ibid 16.&quot;,&quot;plainCitation&quot;:&quot;Ibid 16.&quot;},&quot;citationItems&quot;:[{&quot;id&quot;:194,&quot;uris&quot;:[&quot;http://zotero.org/users/2391293/items/F8XW2U2J&quot;],&quot;uri&quot;:[&quot;http://zotero.org/users/2391293/items/F8XW2U2J&quot;],&quot;itemData&quot;:{&quot;id&quot;:194,&quot;type&quot;:&quot;chapter&quot;,&quot;title&quot;:&quot;Sellars on Perceptual Experience&quot;,&quot;container-title&quot;:&quot;Having the World in View: Essays on Kant, Hegel, and Sellars&quot;,&quot;publisher&quot;:&quot;Harvard University Press&quot;,&quot;publisher-place&quot;:&quot;Cambridge, Massachusetts&quot;,&quot;page&quot;:&quot;3-22&quot;,&quot;event-place&quot;:&quot;Cambridge, Massachusetts&quot;,&quot;author&quot;:[{&quot;family&quot;:&quot;McDowell&quot;,&quot;given&quot;:&quot;John&quot;}],&quot;issued&quot;:{&quot;date-parts&quot;:[[&quot;2009&quot;]]}},&quot;locator&quot;:&quot;16&quot;}],&quot;schema&quot;:&quot;https://github.com/citation-style-language/schema/raw/master/csl-citation.json&quot;} RNDdj2ex0gu6E"/>Ibid 16.<text:reference-mark-end text:name="ZOTERO_ITEM CSL_CITATION {&quot;citationID&quot;:&quot;7YUNejy5&quot;,&quot;properties&quot;:{&quot;formattedCitation&quot;:&quot;Ibid 16.&quot;,&quot;plainCitation&quot;:&quot;Ibid 16.&quot;},&quot;citationItems&quot;:[{&quot;id&quot;:194,&quot;uris&quot;:[&quot;http://zotero.org/users/2391293/items/F8XW2U2J&quot;],&quot;uri&quot;:[&quot;http://zotero.org/users/2391293/items/F8XW2U2J&quot;],&quot;itemData&quot;:{&quot;id&quot;:194,&quot;type&quot;:&quot;chapter&quot;,&quot;title&quot;:&quot;Sellars on Perceptual Experience&quot;,&quot;container-title&quot;:&quot;Having the World in View: Essays on Kant, Hegel, and Sellars&quot;,&quot;publisher&quot;:&quot;Harvard University Press&quot;,&quot;publisher-place&quot;:&quot;Cambridge, Massachusetts&quot;,&quot;page&quot;:&quot;3-22&quot;,&quot;event-place&quot;:&quot;Cambridge, Massachusetts&quot;,&quot;author&quot;:[{&quot;family&quot;:&quot;McDowell&quot;,&quot;given&quot;:&quot;John&quot;}],&quot;issued&quot;:{&quot;date-parts&quot;:[[&quot;2009&quot;]]}},&quot;locator&quot;:&quot;16&quot;}],&quot;schema&quot;:&quot;https://github.com/citation-style-language/schema/raw/master/csl-citation.json&quot;} RNDdj2ex0gu6E"/></text:p></text:note-body></text:note></text:span><text:span text:style-name="T112"> </text:span><text:span text:style-name="T117">Sellars </text:span><text:span text:style-name="T118">stunningly flips </text:span><text:span text:style-name="T117">Kant's transcendental idealism </text:span><text:span text:style-name="T118">on its head</text:span><text:span text:style-name="T117">. </text:span><text:span text:style-name="T118">In Kantian philosophy, it is normally above-the-line characterisations that provide the condition of possibility for the “actuality” of perceptual episodes. That is, rules for interpreting foundational sense data provide the very possibility of having sense data at all. The content-containing sense data received from the world, and the form-providing rules for interpreting it are of course mutually supporting and constitutive, but the ability to make perceptual episodes objective and necessary for all perceivers is provided by above-the-line characterisations.</text:span></text:p>
      <text:p text:style-name="P49"/>
      <text:p text:style-name="P50"><text:span text:style-name="T118">T</text:span><text:span text:style-name="T112">he reversal that Sellars performs is by arguing that it is </text:span><text:span text:style-name="T79">below-the-line</text:span><text:span text:style-name="T112"> characterisations that are the condition of </text:span><text:span text:style-name="T119">possibility of above-the-line characterisations. </text:span><text:span text:style-name="T120">Sellars dispenses with the vocabulary of perceptual experiences containing “claims”. </text:span><text:span text:style-name="T121">Instead non-conceptual </text:span><text:span text:style-name="T127">perceptual</text:span><text:span text:style-name="T121"> sensations </text:span><text:span text:style-name="T80">make possible</text:span><text:span text:style-name="T121"> the conceptual content of </text:span><text:span text:style-name="T80">knowings</text:span><text:span text:style-name="T121"> by </text:span><text:span text:style-name="T80">knowers</text:span><text:span text:style-name="T121">. This is an incredibly innovative idea, but McDowell explains that has two devastating problems. The first is that this explanation </text:span></text:p>
      <text:p text:style-name="P50"/>
      <text:p text:style-name="P41"><text:span text:style-name="T112">[is] done at a standpoint external to that of the conceptual goings-on whose objective purport is to be vindicated—a standpoint at which one could contemplate the relation between those conceptual goings-on and their subject matter from sideways on.</text:span><text:span text:style-name="T112"><text:note text:id="ftn23" text:note-class="footnote"><text:note-citation>23</text:note-citation><text:note-body><text:p text:style-name="Footnote"><text:reference-mark-start text:name="ZOTERO_ITEM CSL_CITATION {&quot;citationID&quot;:&quot;5ipwJKKN&quot;,&quot;properties&quot;:{&quot;formattedCitation&quot;:&quot;Ibid 17.&quot;,&quot;plainCitation&quot;:&quot;Ibid 17.&quot;},&quot;citationItems&quot;:[{&quot;id&quot;:194,&quot;uris&quot;:[&quot;http://zotero.org/users/2391293/items/F8XW2U2J&quot;],&quot;uri&quot;:[&quot;http://zotero.org/users/2391293/items/F8XW2U2J&quot;],&quot;itemData&quot;:{&quot;id&quot;:194,&quot;type&quot;:&quot;chapter&quot;,&quot;title&quot;:&quot;Sellars on Perceptual Experience&quot;,&quot;container-title&quot;:&quot;Having the World in View: Essays on Kant, Hegel, and Sellars&quot;,&quot;publisher&quot;:&quot;Harvard University Press&quot;,&quot;publisher-place&quot;:&quot;Cambridge, Massachusetts&quot;,&quot;page&quot;:&quot;3-22&quot;,&quot;event-place&quot;:&quot;Cambridge, Massachusetts&quot;,&quot;author&quot;:[{&quot;family&quot;:&quot;McDowell&quot;,&quot;given&quot;:&quot;John&quot;}],&quot;issued&quot;:{&quot;date-parts&quot;:[[&quot;2009&quot;]]}},&quot;locator&quot;:&quot;17&quot;}],&quot;schema&quot;:&quot;https://github.com/citation-style-language/schema/raw/master/csl-citation.json&quot;} RNDNszoKaAzbT"/>Ibid 17.<text:reference-mark-end text:name="ZOTERO_ITEM CSL_CITATION {&quot;citationID&quot;:&quot;5ipwJKKN&quot;,&quot;properties&quot;:{&quot;formattedCitation&quot;:&quot;Ibid 17.&quot;,&quot;plainCitation&quot;:&quot;Ibid 17.&quot;},&quot;citationItems&quot;:[{&quot;id&quot;:194,&quot;uris&quot;:[&quot;http://zotero.org/users/2391293/items/F8XW2U2J&quot;],&quot;uri&quot;:[&quot;http://zotero.org/users/2391293/items/F8XW2U2J&quot;],&quot;itemData&quot;:{&quot;id&quot;:194,&quot;type&quot;:&quot;chapter&quot;,&quot;title&quot;:&quot;Sellars on Perceptual Experience&quot;,&quot;container-title&quot;:&quot;Having the World in View: Essays on Kant, Hegel, and Sellars&quot;,&quot;publisher&quot;:&quot;Harvard University Press&quot;,&quot;publisher-place&quot;:&quot;Cambridge, Massachusetts&quot;,&quot;page&quot;:&quot;3-22&quot;,&quot;event-place&quot;:&quot;Cambridge, Massachusetts&quot;,&quot;author&quot;:[{&quot;family&quot;:&quot;McDowell&quot;,&quot;given&quot;:&quot;John&quot;}],&quot;issued&quot;:{&quot;date-parts&quot;:[[&quot;2009&quot;]]}},&quot;locator&quot;:&quot;17&quot;}],&quot;schema&quot;:&quot;https://github.com/citation-style-language/schema/raw/master/csl-citation.json&quot;} RNDNszoKaAzbT"/></text:p></text:note-body></text:note></text:span></text:p>
      <text:p text:style-name="P41"/>
      <text:p text:style-name="P61">That is, the account of perceptual experience that Sellars is giving is not immanent to experience. It occurs outside of it. In the language of German Idealism, it is not sufficiently “critical”. In other words Sellars's empiricism can't think its own possibility. <text:span text:style-name="T164">Sellars's empiricism can't explain its own assumptions using the conceptual toolkit it has deployed in making its primary account of </text:span><text:soft-page-break/><text:span text:style-name="T164">experience. </text:span>His explanation is a kind of deux ex machina. <text:span text:style-name="T165">It is an explanation for his assumptions</text:span> that is brought in externally to give his account coherence.</text:p>
      <text:p text:style-name="P51"/>
      <text:p text:style-name="P52"><text:span text:style-name="T112">The second problem is that if Sellars is </text:span><text:span text:style-name="T144">assigning</text:span><text:span text:style-name="T112"> a transcendental role to the non-conceptual content that the mind receives about the world, that non-conceptual content can't </text:span><text:span text:style-name="T79">itself</text:span><text:span text:style-name="T112"> figure in experience. The physical sense-impressions that we receive about some, say, red triangular object is the </text:span><text:span text:style-name="T86">pre</text:span><text:span text:style-name="T79">condition</text:span><text:span text:style-name="T112"> for the mind's content about </text:span><text:span text:style-name="T128">that object</text:span><text:span text:style-name="T112">, </text:span><text:span text:style-name="T79">not the actual content </text:span><text:span text:style-name="T82">of the object</text:span><text:span text:style-name="T112">. </text:span><text:span text:style-name="T124">If we accept Sellars's story, o</text:span><text:span text:style-name="T112">nly the conceptual, above-the-line, space of reasons content figures in the mind. What makes this </text:span><text:span text:style-name="T122">observation so devastating is that Sellars thinks the physical content of the world </text:span><text:span text:style-name="T81">does</text:span><text:span text:style-name="T122"> figure in the content the mind has about the world. </text:span><text:span text:style-name="T125">If it didn't, he would have to give up his position that he was attempting to base his empiricism in the kinds of explanations that natural science gives of the universe.</text:span></text:p>
      <text:p text:style-name="P52"/>
      <text:p text:style-name="P53"><text:span text:style-name="T123">This is a big sign that something has gone wrong with Sellars's non-traditional empiricism. </text:span><text:span text:style-name="T129">But we can see the main themes and problems of Sellars's account of perceptual experience. The first theme is that Sellars clearly wants to rescue or account for the possibility of meaning and value in experience. In </text:span><text:span text:style-name="T83">Empiricism</text:span><text:span text:style-name="T129">, Sellars is anxious to point out traditional empiricism was wrong because it tried to use natural characterisations of perceptual episodes where epistemic characterisations should have been made. </text:span><text:span text:style-name="T130">This makes perfect sense. We need to be able to talk about, say, being justified when we make a claim about the world, or about a particular theory about the world. This allows us to secure that our relation to the world is </text:span><text:span text:style-name="T84">rational</text:span><text:span text:style-name="T130">.</text:span><text:span text:style-name="T84"> </text:span><text:span text:style-name="T130">In traditional empiricism, there is no talk about this. Perception is causal, the content the mind receives about the world is “Given”.</text:span></text:p>
      <text:p text:style-name="P53"/>
      <text:p text:style-name="P54"><text:span text:style-name="T130">T</text:span><text:span text:style-name="T112">he second theme is Sellars's naturalism. </text:span><text:span text:style-name="T131">Sellars's wants to account for </text:span><text:span text:style-name="T132">our experience of the world in terms that don't resort to explanations that transcend or avoid nature. </text:span><text:span text:style-name="T133">Sellars's criteria for what counts as natural is obviously the ontology and methods of the natural sciences. Importantly, Sellars's understanding of what the natural sciences are is deeply situated in the philosophy of science of the mid-twentieth century. This is why Sellars feels he </text:span><text:span text:style-name="T134">must </text:span><text:span text:style-name="T135">include non-conceptual characterisations of perception in his account of experience. </text:span><text:span text:style-name="T136">In the context Sellars was situated, not </text:span><text:span text:style-name="T137">including non-conceptual happenings</text:span><text:span text:style-name="T136"> would amount to giving up a commitment to naturalism.</text:span></text:p>
      <text:p text:style-name="P54"/>
      <text:p text:style-name="P56">The first <text:span text:style-name="T59">problem </text:span>that we have encountered by considering the beginning of Sellarsian philosophy is a deeply Kantian one. In fact all of German Idealism was concerned with this question. The problem is how to give an account of the relation between the mind and world that is sufficiently “critical”. Being “critical” means giving an account of something that can not only explain the subject-matter at hand, but also perform a meta-explanation of that explanation. <text:span text:style-name="T147">From the perspective of the Sellarsian tradition of analytic philosophy, this is a necessary condition of having a proper account of the relation between mind and world. </text:span></text:p>
      <text:p text:style-name="P56"/>
      <text:p text:style-name="P56">This is a difficult concept, so I will attempt to explain it by describing a particular perspective on it. McDowell calls insufficiently “critical” accounts of things “sideways-on” explanations. That is, sideways-on explanations are not immanent to the subject-matter, they are external to it. A good way of putting this <text:span text:style-name="T149">is by bringing up </text:span>McDowell's moral realism. McDowell explains that a proper understanding of an ethical concept is to <text:span text:style-name="T59">actually fall under that concept</text:span>. That is, you experience the world <text:span text:style-name="T59">using</text:span> that concept, say, adopting the perspective of a culture that possesses that concept. This is a description of a <text:span text:style-name="T59">critical</text:span> approach to ethics because by falling under an ethical concept allows one to immanently critique and develop that concept. <text:span text:style-name="T145">One would be understanding and changing the ethical perspective on the world </text:span><text:span text:style-name="T60">from the inside</text:span><text:span text:style-name="T145">. The ethical concept would only made sense by appreciating the context in which that concept was embedded. Importantly, the concept only acquires the meaning and content it does </text:span><text:span text:style-name="T63">within</text:span><text:span text:style-name="T151"> that context.</text:span></text:p>
      <text:p text:style-name="P55"/>
      <text:p text:style-name="P55">The difference between falling under a<text:span text:style-name="T146">n ethical</text:span> concept and having a sideways-on explanation of <text:soft-page-break/><text:span text:style-name="T146">such a</text:span> concept is that a sideways-on explanation would merely describe the concept external to the perspective of <text:span text:style-name="T59">using</text:span> the concept. <text:span text:style-name="T145">Sideways-on explanations of ethical perspectives use conceptual toolkits </text:span><text:span text:style-name="T60">external</text:span><text:span text:style-name="T145"> to the system of ideas and context in which an ethical perspective is embedded. The point here is not that sideways-on perspectives merely don't know what a particular ethical concept is </text:span><text:span text:style-name="T60">like</text:span><text:span text:style-name="T145"> by not using it, the idea is that the sideways-on perspective doesn't have the ability to </text:span><text:span text:style-name="T60">explain its own explanation</text:span><text:span text:style-name="T145"> of the ethical concept. Only an appreciation and an embeddedness within the context of the use of a particular ethical concept would one be able to fully explain, understand and improve that concept.</text:span></text:p>
      <text:p text:style-name="P55"/>
      <text:p text:style-name="P57">What this means for Sellars is that a sufficient <text:span text:style-name="T148">account of perceptual experience needs not only to be able to explain perceptual experience, but explain its own explanation. Doing this would mean </text:span><text:span text:style-name="T61">explaining experience from within experience itself</text:span><text:span text:style-name="T148">. Not doing this would fail to properly </text:span><text:span text:style-name="T61">ground</text:span><text:span text:style-name="T148"> any account of experience. It would simply be a kind of deux ex machina. It would be an explanation brought in from outside experience. It would not be able to fully account for the relation between mind and world because its explanation would be external to the relation between the mind and the world. This is something McDowell claims to make good in his epistemological argument in </text:span><text:span text:style-name="T62">Mind and World</text:span><text:span text:style-name="T150">.</text:span></text:p>
      <text:p text:style-name="P55"/>
      <text:p text:style-name="P58"><text:span text:style-name="T112">The second problem brought up by Sellars'</text:span><text:span text:style-name="T138">s philosophy is </text:span><text:span text:style-name="T139">what Christoph Halbig terms </text:span><text:span text:style-name="T138">the dualism of Reason and Nature.</text:span><text:span text:style-name="T138"><text:note text:id="ftn24" text:note-class="footnote"><text:note-citation>24</text:note-citation><text:note-body><text:p text:style-name="Footnote"><text:reference-mark-start text:name="ZOTERO_ITEM CSL_CITATION {&quot;citationID&quot;:&quot;5o4FfZ2k&quot;,&quot;properties&quot;:{&quot;formattedCitation&quot;:&quot;{\\rtf Christoph Halbig, \\uc0\\u8216{}Varieties of Nature in Hegel and McDowell\\uc0\\u8217{} (2006) 14 {\\i{}European Journal of Philosophy} 222.}&quot;,&quot;plainCitation&quot;:&quot;Christoph Halbig, ‘Varieties of Nature in Hegel and McDowell’ (2006) 14 European Journal of Philosophy 222.&quot;},&quot;citationItems&quot;:[{&quot;id&quot;:85,&quot;uris&quot;:[&quot;http://zotero.org/users/2391293/items/SHU96ANJ&quot;],&quot;uri&quot;:[&quot;http://zotero.org/users/2391293/items/SHU96ANJ&quot;],&quot;itemData&quot;:{&quot;id&quot;:85,&quot;type&quot;:&quot;article-journal&quot;,&quot;title&quot;:&quot;Varieties of nature in Hegel and McDowell&quot;,&quot;container-title&quot;:&quot;European Journal of Philosophy&quot;,&quot;page&quot;:&quot;222–241&quot;,&quot;volume&quot;:&quot;14&quot;,&quot;issue&quot;:&quot;2&quot;,&quot;source&quot;:&quot;Google Scholar&quot;,&quot;author&quot;:[{&quot;family&quot;:&quot;Halbig&quot;,&quot;given&quot;:&quot;Christoph&quot;}],&quot;issued&quot;:{&quot;date-parts&quot;:[[&quot;2006&quot;]]}}}],&quot;schema&quot;:&quot;https://github.com/citation-style-language/schema/raw/master/csl-citation.json&quot;} RNDT317eVxGwJ"/><text:span text:style-name="T16">Christoph Halbig, ‘Varieties of Nature in Hegel and McDowell’ (2006) 14 </text:span><text:span text:style-name="T17">European Journal of Philosophy</text:span><text:span text:style-name="T16"> 222.</text:span><text:reference-mark-end text:name="ZOTERO_ITEM CSL_CITATION {&quot;citationID&quot;:&quot;5o4FfZ2k&quot;,&quot;properties&quot;:{&quot;formattedCitation&quot;:&quot;{\\rtf Christoph Halbig, \\uc0\\u8216{}Varieties of Nature in Hegel and McDowell\\uc0\\u8217{} (2006) 14 {\\i{}European Journal of Philosophy} 222.}&quot;,&quot;plainCitation&quot;:&quot;Christoph Halbig, ‘Varieties of Nature in Hegel and McDowell’ (2006) 14 European Journal of Philosophy 222.&quot;},&quot;citationItems&quot;:[{&quot;id&quot;:85,&quot;uris&quot;:[&quot;http://zotero.org/users/2391293/items/SHU96ANJ&quot;],&quot;uri&quot;:[&quot;http://zotero.org/users/2391293/items/SHU96ANJ&quot;],&quot;itemData&quot;:{&quot;id&quot;:85,&quot;type&quot;:&quot;article-journal&quot;,&quot;title&quot;:&quot;Varieties of nature in Hegel and McDowell&quot;,&quot;container-title&quot;:&quot;European Journal of Philosophy&quot;,&quot;page&quot;:&quot;222–241&quot;,&quot;volume&quot;:&quot;14&quot;,&quot;issue&quot;:&quot;2&quot;,&quot;source&quot;:&quot;Google Scholar&quot;,&quot;author&quot;:[{&quot;family&quot;:&quot;Halbig&quot;,&quot;given&quot;:&quot;Christoph&quot;}],&quot;issued&quot;:{&quot;date-parts&quot;:[[&quot;2006&quot;]]}}}],&quot;schema&quot;:&quot;https://github.com/citation-style-language/schema/raw/master/csl-citation.json&quot;} RNDT317eVxGwJ"/></text:p></text:note-body></text:note></text:span><text:span text:style-name="T138"> </text:span><text:span text:style-name="T139">Sellars's account of human perceptual experience is a powerful and attractive conception because it holds a place for meaning within it. On Sellars's account, our empirical experience of the world can be rational because it can be held accountable to standards of evaluation. This is something traditional empiricism fails to achieve. Despite this, Sellars is committed to a picture of the space of <text:s/>nature that sees it wholly exhausted by the realm of law.</text:span><text:span text:style-name="T139"><text:note text:id="ftn25" text:note-class="footnote"><text:note-citation>25</text:note-citation><text:note-body><text:p text:style-name="P3">McDowell's terminology.</text:p></text:note-body></text:note></text:span><text:span text:style-name="T139"> Despite the fact that Sellars thinks the scientific image arises out of the manifest image, Sellars is committed to </text:span><text:span text:style-name="T140">the position that the space of nature </text:span><text:span text:style-name="T85">is</text:span><text:span text:style-name="T140"> the realm of law, the realm of natural-scientific intelligibility. </text:span><text:span text:style-name="T141">As mentioned above, Sellars's understanding of natural-scientific intelligibility is that it is a value- and meaning-free logical space. </text:span><text:span text:style-name="T142">As shown above, Sellars's conceptions of perceptual experience raise serious questions about how it is possible to combine the two competing logical spaces. It seems as if the space of reasons cannot inhabit the space of nature, the logical space in which we place things that are real and not supernatural.</text:span></text:p>
      <text:p text:style-name="P62"/>
      <text:p text:style-name="P53"><text:span text:style-name="T143">This rough outline of Wilfrid Sellars's account of perceptual experience allowed us to </text:span><text:span text:style-name="T126">understand how the Sellarsian tradition of analytic philosophy began. </text:span><text:span text:style-name="T143">We looked at some of its key themes, and two of its biggest problems.</text:span><text:span text:style-name="T126"> </text:span><text:span text:style-name="T143">W</text:span><text:span text:style-name="T126">e can now </text:span><text:span text:style-name="T143">turn to a possible attempt at resolving the problems within this conception of perceptual experience. This is the account of perceptual experience offered up by John McDowell. As we will see, the first part of his account, his epistemological argument, follows the Sellarsian theme of making room for normativity in human experience. It also makes good on the metaphilosophical problem within the account of Sellars we discussed. McDowell's epistemological argument is sufficiently “critical”.</text:span></text:p>
      <text:p text:style-name="P53"/>
      <text:p text:style-name="P59"><text:span text:style-name="T143">T</text:span><text:span text:style-name="T112">he metaphysical implications for McDowell's “system” are not so good, however. As we shall see in the next chapter, McDowell doesn't escape the problem Sellars had with reconciling the space of reasons and the realm of law within the space of nature. Despite the significance of this problem, this will not be the concern of this chapter. Here we will only recount McDowell's metaphysical argument. We will leave a critical assessment of McDowell's metaphysical argument for the next chapter.</text:span></text:p>
      <text:p text:style-name="P38"/>
      <text:p text:style-name="P60">MCDOWELL'S EPISTEMOLOGICAL ARGUMENT</text:p>
      <text:p text:style-name="P60"/>
      <text:p text:style-name="P16"><text:soft-page-break/>McDowell divides the relation between mind and world into two sets of relationships. These relationships are explicitly extracted from the post-Kantian tradition of philosophy. The first is receptivity, otherwise known as sensibility, and the second is spontaneity, otherwise known as the “understanding”, or the “faculty of judgement”. Receptivity is the relation between the mind and world where the world “impresses” or “impinges” <text:span text:style-name="T104">itself </text:span>upon the mind, and delivers up to the mind <text:span text:style-name="T105">worldly empirical content</text:span>. <text:span text:style-name="T105">The relation or “faculty” of receptivity is passive with respect to the world. The mind merely receives content about the world at this step of the relation between mind and world. </text:span>Richard Gaskin is right to observe that the phrases <text:span text:style-name="T105">McDowell uses to characterise the operation of the faculty of receptivity </text:span>are causal locutions, “redolent of the British empiricists”.<text:note text:id="ftn26" text:note-class="footnote"><text:note-citation>26</text:note-citation><text:note-body><text:p text:style-name="Footnote"><text:reference-mark-start text:name="ZOTERO_ITEM CSL_CITATION {&quot;citationID&quot;:&quot;pFMYjJ0s&quot;,&quot;properties&quot;:{&quot;formattedCitation&quot;:&quot;{\\rtf Richard Gaskin, {\\i{}Experience and the World\\uc0\\u8217{}s Own Language: A Critique of John McDowell\\uc0\\u8217{}s Empiricism} (Oxford University Press, 1st ed, 2006) 19.}&quot;,&quot;plainCitation&quot;:&quot;Richard Gaskin, Experience and the World’s Own Language: A Critique of John McDowell’s Empiricism (Oxford University Press, 1st ed, 2006) 19.&quot;},&quot;citationItems&quot;:[{&quot;id&quot;:93,&quot;uris&quot;:[&quot;http://zotero.org/users/2391293/items/VBGZZ8FV&quot;],&quot;uri&quot;:[&quot;http://zotero.org/users/2391293/items/VBGZZ8FV&quot;],&quot;itemData&quot;:{&quot;id&quot;:93,&quot;type&quot;:&quot;book&quot;,&quot;title&quot;:&quot;Experience and the world's own language: a critique of John McDowell's empiricism&quot;,&quot;publisher&quot;:&quot;Oxford University Press&quot;,&quot;publisher-place&quot;:&quot;New York&quot;,&quot;edition&quot;:&quot;1st&quot;,&quot;source&quot;:&quot;Google Scholar&quot;,&quot;event-place&quot;:&quot;New York&quot;,&quot;shortTitle&quot;:&quot;Experience and the world's own language&quot;,&quot;author&quot;:[{&quot;family&quot;:&quot;Gaskin&quot;,&quot;given&quot;:&quot;Richard&quot;}],&quot;issued&quot;:{&quot;date-parts&quot;:[[&quot;2006&quot;]]},&quot;accessed&quot;:{&quot;date-parts&quot;:[[&quot;2015&quot;,11,16]]}},&quot;locator&quot;:&quot;19&quot;}],&quot;schema&quot;:&quot;https://github.com/citation-style-language/schema/raw/master/csl-citation.json&quot;} RNDRfZgUrHMYJ"/><text:span text:style-name="T16">Richard Gaskin, </text:span><text:span text:style-name="T17">Experience and the World’s Own Language: A Critique of John McDowell’s Empiricism</text:span><text:span text:style-name="T16"> (Oxford University Press, 1st ed, 2006) 19.</text:span><text:reference-mark-end text:name="ZOTERO_ITEM CSL_CITATION {&quot;citationID&quot;:&quot;pFMYjJ0s&quot;,&quot;properties&quot;:{&quot;formattedCitation&quot;:&quot;{\\rtf Richard Gaskin, {\\i{}Experience and the World\\uc0\\u8217{}s Own Language: A Critique of John McDowell\\uc0\\u8217{}s Empiricism} (Oxford University Press, 1st ed, 2006) 19.}&quot;,&quot;plainCitation&quot;:&quot;Richard Gaskin, Experience and the World’s Own Language: A Critique of John McDowell’s Empiricism (Oxford University Press, 1st ed, 2006) 19.&quot;},&quot;citationItems&quot;:[{&quot;id&quot;:93,&quot;uris&quot;:[&quot;http://zotero.org/users/2391293/items/VBGZZ8FV&quot;],&quot;uri&quot;:[&quot;http://zotero.org/users/2391293/items/VBGZZ8FV&quot;],&quot;itemData&quot;:{&quot;id&quot;:93,&quot;type&quot;:&quot;book&quot;,&quot;title&quot;:&quot;Experience and the world's own language: a critique of John McDowell's empiricism&quot;,&quot;publisher&quot;:&quot;Oxford University Press&quot;,&quot;publisher-place&quot;:&quot;New York&quot;,&quot;edition&quot;:&quot;1st&quot;,&quot;source&quot;:&quot;Google Scholar&quot;,&quot;event-place&quot;:&quot;New York&quot;,&quot;shortTitle&quot;:&quot;Experience and the world's own language&quot;,&quot;author&quot;:[{&quot;family&quot;:&quot;Gaskin&quot;,&quot;given&quot;:&quot;Richard&quot;}],&quot;issued&quot;:{&quot;date-parts&quot;:[[&quot;2006&quot;]]},&quot;accessed&quot;:{&quot;date-parts&quot;:[[&quot;2015&quot;,11,16]]}},&quot;locator&quot;:&quot;19&quot;}],&quot;schema&quot;:&quot;https://github.com/citation-style-language/schema/raw/master/csl-citation.json&quot;} RNDRfZgUrHMYJ"/></text:p></text:note-body></text:note> </text:p>
      <text:p text:style-name="P16"/>
      <text:p text:style-name="P17">The second relation between mind and world, spontaneity, takes the empirical content <text:span text:style-name="T106">delivered up to the faculty of receptivity and subsumes it under concepts to make judgements about the world. Spontaneity is unquestionably situated within both the space of concepts, and the space of reasons. At the level of receptivity, an agent cannot be blamed for the content about the world their mind receives. But at the level of spontaneity, agents have the freedom to make their minds up about what <text:s/>content counts as part of the world, and what doesn't. The freedom by spontaneity to make judgements with the content received by receptivity entails a form of accountability for the way in which the faculty of judgement is used. There are standards of rationality that have to be met in judgement, in order to make sure what is being revealed about the world is actually true. As McDowell says, in order for the mind to be correct about the world, its understanding of it must be rational:</text:span></text:p>
      <text:p text:style-name="P17"/>
      <text:p text:style-name="P31">Active empirical thinking takes place under a standing obligation to reflect about the credentials of the putatively rational linkages that govern it. There must be a standing willingness to refashion concepts and conceptions if that is what reflection demands.<text:note text:id="ftn27" text:note-class="footnote"><text:note-citation>27</text:note-citation><text:note-body><text:p text:style-name="P2"><text:reference-mark-start text:name="ZOTERO_ITEM CSL_CITATION {&quot;citationID&quot;:&quot;YYipwYIa&quot;,&quot;properties&quot;:{&quot;formattedCitation&quot;:&quot;{\\rtf McDowell, above n 4, 12\\uc0\\u8211{}13.}&quot;,&quot;plainCitation&quot;:&quot;McDowell, above n 4, 12–13.&quot;},&quot;citationItems&quot;:[{&quot;id&quot;:77,&quot;uris&quot;:[&quot;http://zotero.org/users/2391293/items/WVZFEU79&quot;],&quot;uri&quot;:[&quot;http://zotero.org/users/2391293/items/WVZFEU79&quot;],&quot;itemData&quot;:{&quot;id&quot;:77,&quot;type&quot;:&quot;book&quot;,&quot;title&quot;:&quot;Mind and world&quot;,&quot;publisher&quot;:&quot;Harvard University Press&quot;,&quot;source&quot;:&quot;Google Scholar&quot;,&quot;author&quot;:[{&quot;family&quot;:&quot;McDowell&quot;,&quot;given&quot;:&quot;John&quot;}],&quot;issued&quot;:{&quot;date-parts&quot;:[[&quot;1996&quot;]]},&quot;accessed&quot;:{&quot;date-parts&quot;:[[&quot;2015&quot;,9,21]]}},&quot;locator&quot;:&quot;12-13&quot;}],&quot;schema&quot;:&quot;https://github.com/citation-style-language/schema/raw/master/csl-citation.json&quot;} RND4dPI4pbfx2"/>McDowell, above n 4, 12–13.<text:reference-mark-end text:name="ZOTERO_ITEM CSL_CITATION {&quot;citationID&quot;:&quot;YYipwYIa&quot;,&quot;properties&quot;:{&quot;formattedCitation&quot;:&quot;{\\rtf McDowell, above n 4, 12\\uc0\\u8211{}13.}&quot;,&quot;plainCitation&quot;:&quot;McDowell, above n 4, 12–13.&quot;},&quot;citationItems&quot;:[{&quot;id&quot;:77,&quot;uris&quot;:[&quot;http://zotero.org/users/2391293/items/WVZFEU79&quot;],&quot;uri&quot;:[&quot;http://zotero.org/users/2391293/items/WVZFEU79&quot;],&quot;itemData&quot;:{&quot;id&quot;:77,&quot;type&quot;:&quot;book&quot;,&quot;title&quot;:&quot;Mind and world&quot;,&quot;publisher&quot;:&quot;Harvard University Press&quot;,&quot;source&quot;:&quot;Google Scholar&quot;,&quot;author&quot;:[{&quot;family&quot;:&quot;McDowell&quot;,&quot;given&quot;:&quot;John&quot;}],&quot;issued&quot;:{&quot;date-parts&quot;:[[&quot;1996&quot;]]},&quot;accessed&quot;:{&quot;date-parts&quot;:[[&quot;2015&quot;,9,21]]}},&quot;locator&quot;:&quot;12-13&quot;}],&quot;schema&quot;:&quot;https://github.com/citation-style-language/schema/raw/master/csl-citation.json&quot;} RND4dPI4pbfx2"/></text:p></text:note-body></text:note></text:p>
      <text:p text:style-name="P31"/>
      <text:p text:style-name="P63">McDowell's epistemological argument in <text:span text:style-name="T59">Mind and World </text:span>centres on the way this relationship between receptivity and spontaneity has been characterised. McDowell is keen to diagnose and exorcise an anxiety that has developed as a result of a misunderstanding <text:span text:style-name="T152">stemming from Sellars's philosophy </text:span>about what it means for receptivity to be passive with respect to the content of the world. The anxiety is that it is not possible for the mind to be <text:span text:style-name="T107">correct</text:span> about the world, because it is not possible for the content about the world that the mind receives to be rational. Much of this anxiety turns on how expansive the space of concepts is within the space of reasons. An interminable antinomy develops when it is deemed that the worldly content delivered to the mind in receptivity is absolutely non-conceptual. <text:span text:style-name="T153">This antinomy is the antinomy between an account of experience that succumbs to the “Myth of the Given” and an account that falls prey to “coherentism”.</text:span></text:p>
      <text:p text:style-name="P64"/>
      <text:p text:style-name="P65"><text:span text:style-name="T153">The “Myth of the Given”One is one of the key ideas that has emerged from the legacy of Sellars's philosophy. This idea can be put simply. Recall McDowell's description of Sellars's account of perceptual experience in terms of conceptual, space of reasons “above-the-line” and non-conceptual, “natural”, realm of law “below-the-line” characterisations. The Myth of the Given is the attempt to use below-the-line characterisations of experience where only characterisations above-the-line will do. In the context of McDowell's argument, t</text:span>he Myth of the Given holds that the space of reasons extends more widely that the space of concepts. <text:span text:style-name="T154">On this account, </text:span>the space of reasons is not exhausted by the space of concepts. According to the Myth of the Given, the space of reasons extends down to the level of receptivity, so that the content that the mind receives about the world can serve as justifications for judgements in spontaneity:</text:p>
      <text:p text:style-name="P63"/>
      <text:p text:style-name="P32"><text:soft-page-break/>The space of reasons, the space of justifications or warrants, extends more widely than the conceptual sphere. The extra extent of the space of reasons is supposed to allow it to incorporate non-conceptual impacts from outside the realm of thought.<text:note text:id="ftn28" text:note-class="footnote"><text:note-citation>28</text:note-citation><text:note-body><text:p text:style-name="Footnote"><text:reference-mark-start text:name="ZOTERO_ITEM CSL_CITATION {&quot;citationID&quot;:&quot;te52lI2E&quot;,&quot;properties&quot;:{&quot;formattedCitation&quot;:&quot;Ibid 7.&quot;,&quot;plainCitation&quot;:&quot;Ibid 7.&quot;},&quot;citationItems&quot;:[{&quot;id&quot;:77,&quot;uris&quot;:[&quot;http://zotero.org/users/2391293/items/WVZFEU79&quot;],&quot;uri&quot;:[&quot;http://zotero.org/users/2391293/items/WVZFEU79&quot;],&quot;itemData&quot;:{&quot;id&quot;:77,&quot;type&quot;:&quot;book&quot;,&quot;title&quot;:&quot;Mind and world&quot;,&quot;publisher&quot;:&quot;Harvard University Press&quot;,&quot;source&quot;:&quot;Google Scholar&quot;,&quot;author&quot;:[{&quot;family&quot;:&quot;McDowell&quot;,&quot;given&quot;:&quot;John&quot;}],&quot;issued&quot;:{&quot;date-parts&quot;:[[&quot;1996&quot;]]},&quot;accessed&quot;:{&quot;date-parts&quot;:[[&quot;2015&quot;,9,21]]}},&quot;locator&quot;:&quot;7&quot;}],&quot;schema&quot;:&quot;https://github.com/citation-style-language/schema/raw/master/csl-citation.json&quot;} RNDOVa8UrLHit"/>Ibid 7.<text:reference-mark-end text:name="ZOTERO_ITEM CSL_CITATION {&quot;citationID&quot;:&quot;te52lI2E&quot;,&quot;properties&quot;:{&quot;formattedCitation&quot;:&quot;Ibid 7.&quot;,&quot;plainCitation&quot;:&quot;Ibid 7.&quot;},&quot;citationItems&quot;:[{&quot;id&quot;:77,&quot;uris&quot;:[&quot;http://zotero.org/users/2391293/items/WVZFEU79&quot;],&quot;uri&quot;:[&quot;http://zotero.org/users/2391293/items/WVZFEU79&quot;],&quot;itemData&quot;:{&quot;id&quot;:77,&quot;type&quot;:&quot;book&quot;,&quot;title&quot;:&quot;Mind and world&quot;,&quot;publisher&quot;:&quot;Harvard University Press&quot;,&quot;source&quot;:&quot;Google Scholar&quot;,&quot;author&quot;:[{&quot;family&quot;:&quot;McDowell&quot;,&quot;given&quot;:&quot;John&quot;}],&quot;issued&quot;:{&quot;date-parts&quot;:[[&quot;1996&quot;]]},&quot;accessed&quot;:{&quot;date-parts&quot;:[[&quot;2015&quot;,9,21]]}},&quot;locator&quot;:&quot;7&quot;}],&quot;schema&quot;:&quot;https://github.com/citation-style-language/schema/raw/master/csl-citation.json&quot;} RNDOVa8UrLHit"/></text:p></text:note-body></text:note></text:p>
      <text:p text:style-name="P63"/>
      <text:p text:style-name="P63">Advocates of the Myth of the Given hold that the content of the world received by the mind must be non-conceptual, but within the space of reasons, because they hold that only the faculty of spontaneity can be the relation between mind and world that sits within the space of concepts. If receptivity was also conceptual, that would prevent it from being passive:</text:p>
      <text:p text:style-name="P63"/>
      <text:p text:style-name="P32">What generates the temptation to appeal to the Given is the thought that spontaneity characterises exercises of conceptual understanding in general, so that spontaneity extends all the way out to the conceptual contents that sit closest to the impacts of the world on our sensibility. [Defenders of the Myth argue that we] need to conceive this expansive spontaneity as subject to control from outside our thinking, on pain of representing the operations of spontaneity as a frictionless spinning in a void.<text:note text:id="ftn29" text:note-class="footnote"><text:note-citation>29</text:note-citation><text:note-body><text:p text:style-name="Footnote"><text:reference-mark-start text:name="ZOTERO_ITEM CSL_CITATION {&quot;citationID&quot;:&quot;zVohwsAi&quot;,&quot;properties&quot;:{&quot;formattedCitation&quot;:&quot;Ibid 11.&quot;,&quot;plainCitation&quot;:&quot;Ibid 11.&quot;},&quot;citationItems&quot;:[{&quot;id&quot;:77,&quot;uris&quot;:[&quot;http://zotero.org/users/2391293/items/WVZFEU79&quot;],&quot;uri&quot;:[&quot;http://zotero.org/users/2391293/items/WVZFEU79&quot;],&quot;itemData&quot;:{&quot;id&quot;:77,&quot;type&quot;:&quot;book&quot;,&quot;title&quot;:&quot;Mind and world&quot;,&quot;publisher&quot;:&quot;Harvard University Press&quot;,&quot;source&quot;:&quot;Google Scholar&quot;,&quot;author&quot;:[{&quot;family&quot;:&quot;McDowell&quot;,&quot;given&quot;:&quot;John&quot;}],&quot;issued&quot;:{&quot;date-parts&quot;:[[&quot;1996&quot;]]},&quot;accessed&quot;:{&quot;date-parts&quot;:[[&quot;2015&quot;,9,21]]}},&quot;locator&quot;:&quot;11&quot;}],&quot;schema&quot;:&quot;https://github.com/citation-style-language/schema/raw/master/csl-citation.json&quot;} RNDkfUukn7COy"/>Ibid 11.<text:reference-mark-end text:name="ZOTERO_ITEM CSL_CITATION {&quot;citationID&quot;:&quot;zVohwsAi&quot;,&quot;properties&quot;:{&quot;formattedCitation&quot;:&quot;Ibid 11.&quot;,&quot;plainCitation&quot;:&quot;Ibid 11.&quot;},&quot;citationItems&quot;:[{&quot;id&quot;:77,&quot;uris&quot;:[&quot;http://zotero.org/users/2391293/items/WVZFEU79&quot;],&quot;uri&quot;:[&quot;http://zotero.org/users/2391293/items/WVZFEU79&quot;],&quot;itemData&quot;:{&quot;id&quot;:77,&quot;type&quot;:&quot;book&quot;,&quot;title&quot;:&quot;Mind and world&quot;,&quot;publisher&quot;:&quot;Harvard University Press&quot;,&quot;source&quot;:&quot;Google Scholar&quot;,&quot;author&quot;:[{&quot;family&quot;:&quot;McDowell&quot;,&quot;given&quot;:&quot;John&quot;}],&quot;issued&quot;:{&quot;date-parts&quot;:[[&quot;1996&quot;]]},&quot;accessed&quot;:{&quot;date-parts&quot;:[[&quot;2015&quot;,9,21]]}},&quot;locator&quot;:&quot;11&quot;}],&quot;schema&quot;:&quot;https://github.com/citation-style-language/schema/raw/master/csl-citation.json&quot;} RNDkfUukn7COy"/></text:p></text:note-body></text:note></text:p>
      <text:p text:style-name="P32"/>
      <text:p text:style-name="P66">However the Myth of the Given fails as a positive an account of the relation between mind and world because <text:span text:style-name="T108">that</text:span> would mean that receptivity delivers up excuses, exculpations, when delivering content about the world to the mind. Receptivity would be passive, yes, but there would be no warrants, justifications or reasons attendant with the worldly content that <text:span text:style-name="T109">receptivity</text:span> would allow the mind to receive. The content about the world the mind receives would be <text:span text:style-name="T155">fundamentally non-normative</text:span>. Receptivity could not be used to show <text:span text:style-name="T59">why </text:span>the world is the way it is, it would only be able to deliver up <text:span text:style-name="T59">fait accomplis</text:span>:</text:p>
      <text:p text:style-name="P66"/>
      <text:p text:style-name="P33">What happens there [at the outer boundary of the space of reasons] is the result of an alien force, the causal impact of the world, operating outside the control of our spontaneity. But it is one thing to be exempt from blame, on the ground that the position we find ourselves in can be traced ultimately to brute force; it is quite another thing to have a justification. In effect, the idea of the Given offers exculpations where we wanted justifications.<text:note text:id="ftn30" text:note-class="footnote"><text:note-citation>30</text:note-citation><text:note-body><text:p text:style-name="Footnote"><text:reference-mark-start text:name="ZOTERO_ITEM CSL_CITATION {&quot;citationID&quot;:&quot;tCbfY1Rp&quot;,&quot;properties&quot;:{&quot;formattedCitation&quot;:&quot;Ibid 8.&quot;,&quot;plainCitation&quot;:&quot;Ibid 8.&quot;},&quot;citationItems&quot;:[{&quot;id&quot;:77,&quot;uris&quot;:[&quot;http://zotero.org/users/2391293/items/WVZFEU79&quot;],&quot;uri&quot;:[&quot;http://zotero.org/users/2391293/items/WVZFEU79&quot;],&quot;itemData&quot;:{&quot;id&quot;:77,&quot;type&quot;:&quot;book&quot;,&quot;title&quot;:&quot;Mind and world&quot;,&quot;publisher&quot;:&quot;Harvard University Press&quot;,&quot;source&quot;:&quot;Google Scholar&quot;,&quot;author&quot;:[{&quot;family&quot;:&quot;McDowell&quot;,&quot;given&quot;:&quot;John&quot;}],&quot;issued&quot;:{&quot;date-parts&quot;:[[&quot;1996&quot;]]},&quot;accessed&quot;:{&quot;date-parts&quot;:[[&quot;2015&quot;,9,21]]}},&quot;locator&quot;:&quot;8&quot;}],&quot;schema&quot;:&quot;https://github.com/citation-style-language/schema/raw/master/csl-citation.json&quot;} RNDuCpmcQdDmq"/>Ibid 8.<text:reference-mark-end text:name="ZOTERO_ITEM CSL_CITATION {&quot;citationID&quot;:&quot;tCbfY1Rp&quot;,&quot;properties&quot;:{&quot;formattedCitation&quot;:&quot;Ibid 8.&quot;,&quot;plainCitation&quot;:&quot;Ibid 8.&quot;},&quot;citationItems&quot;:[{&quot;id&quot;:77,&quot;uris&quot;:[&quot;http://zotero.org/users/2391293/items/WVZFEU79&quot;],&quot;uri&quot;:[&quot;http://zotero.org/users/2391293/items/WVZFEU79&quot;],&quot;itemData&quot;:{&quot;id&quot;:77,&quot;type&quot;:&quot;book&quot;,&quot;title&quot;:&quot;Mind and world&quot;,&quot;publisher&quot;:&quot;Harvard University Press&quot;,&quot;source&quot;:&quot;Google Scholar&quot;,&quot;author&quot;:[{&quot;family&quot;:&quot;McDowell&quot;,&quot;given&quot;:&quot;John&quot;}],&quot;issued&quot;:{&quot;date-parts&quot;:[[&quot;1996&quot;]]},&quot;accessed&quot;:{&quot;date-parts&quot;:[[&quot;2015&quot;,9,21]]}},&quot;locator&quot;:&quot;8&quot;}],&quot;schema&quot;:&quot;https://github.com/citation-style-language/schema/raw/master/csl-citation.json&quot;} RNDuCpmcQdDmq"/></text:p></text:note-body></text:note></text:p>
      <text:p text:style-name="P33"/>
      <text:p text:style-name="P66">The second <text:span text:style-name="T156">side of the </text:span>antinomy, “coherentism”, is the obverse of the Myth of the Given. <text:span text:style-name="T157">It </text:span>is similar, <text:span text:style-name="T157">however,</text:span> because it still holds that the content of the world that the mind receives is still not within the space of concepts. Its innovation, however, is that it identifies the space of concepts with the space of reasons, and excludes the operations of receptivity from both. <text:span text:style-name="T110">On this account of the relation between mind and world, o</text:span>nly the exercise of spontaneity is within both the identified space of reasons and space of concepts.</text:p>
      <text:p text:style-name="P66"/>
      <text:p text:style-name="P70">Coherentism is an innovation on Sellars's conception of perceptual experience because <text:span text:style-name="T158">it </text:span>bites the bullet on <text:span text:style-name="T159">the consequences of </text:span>Sellars's transcendental argument in <text:span text:style-name="T59">Science and Metaphysics</text:span>. <text:span text:style-name="T158">Whereas Sellars was anxious to include below-the-line characterisations in the content of experience, coherentism asserts this is not necessary. The famous slogan that characterises this side of the antinomy McDowell recites as “only a belief can serve as a reason for another belief”. It is important to point out that coherentism is not a complete acceptance of Sellars's argument in </text:span><text:span text:style-name="T64">Science and Metaphysics</text:span><text:span text:style-name="T159">. It is an attempt to resolve one of the problems that resulted from Sellars's account.</text:span></text:p>
      <text:p text:style-name="P66"/>
      <text:p text:style-name="P67"><text:span text:style-name="T160">Despite</text:span> coherentism<text:span text:style-name="T160">'s innovativeness, it</text:span> too fails <text:span text:style-name="T110">as an account about how the mind can be correct about the world. Because the space of concepts and the space of reasons are sequestered away from the world's content, nothing constrains the operations of the faculty of judgement. The operations of </text:span><text:soft-page-break/><text:span text:style-name="T110">spontaneity are free to impute any kind of meaning or justification to the purely causal worldly content that the mind receives. McDowell deems this “frictionless spinning in a void”. The world can't constrain judgement, so ultimately the world has no significance for the accountability that an agent has for the judgements it makes about the world.</text:span></text:p>
      <text:p text:style-name="P63"/>
      <text:p text:style-name="P68">McDowell's move in all of this is to preserve the best parts of both sides of the antinomy, while transcending the consequences of both. McDowell's position is that we should:</text:p>
      <text:p text:style-name="P68"/>
      <text:p text:style-name="P68"><text:span text:style-name="T161">First, accept part of the story that coherentism tells. We should </text:span><text:span text:style-name="T65">i</text:span><text:span text:style-name="T59">dentify the space of reasons with the space of concepts</text:span>. <text:span text:style-name="T161">On this account </text:span>all moves within the space of reasons are conceptual and bound by standards of rationality. <text:span text:style-name="T162">This allows us to escape the Myth of the Given. Now no part of experience is a </text:span><text:span text:style-name="T66">fait accompli </text:span><text:span text:style-name="T163">with respect to rational evaluation</text:span><text:span text:style-name="T66">.</text:span><text:span text:style-name="T162"> No part of experience is now immune from evaluation and critical reflection. It is now considered fully normative, and we can subject it to reasoned assessment.</text:span></text:p>
      <text:p text:style-name="P68"/>
      <text:p text:style-name="P69"><text:span text:style-name="T32">Second, i</text:span><text:span text:style-name="T30">dentify both the mind and the world with the fully conceptual space of reasons.</text:span><text:span text:style-name="T74"> Both </text:span><text:span text:style-name="T24">the space of reasons and the space of concepts extend down to receptivity, which means that the content </text:span><text:span text:style-name="T37">of</text:span><text:span text:style-name="T24"> the world that the mind </text:span><text:span text:style-name="T35">passively </text:span><text:span text:style-name="T24">receives is normative.</text:span><text:span text:style-name="T34"> This second element of McDowell's epistemological argument argues that we should accept part of the story of the Myth of the Given. </text:span><text:span text:style-name="T33">This allows us to escape the </text:span><text:span text:style-name="T34">undesirable consequences of coherentism. There is a passive component to perceptual experience. In receptivity, </text:span><text:span text:style-name="T36">we can't help but have content about the world impressed upon our sensory equipment. We are constrained by the world with respect to its content.</text:span></text:p>
      <text:p text:style-name="P69"/>
      <text:p text:style-name="P71"><text:span text:style-name="T36">I</text:span><text:span text:style-name="T24">t is obvious that this conception of perceptual experience makes good on </text:span><text:span text:style-name="T38">the Sellarsian theme that experience should in some way be normative, and therefore able to be subject to rational assessment. </text:span><text:span text:style-name="T39">McDowell's epistemological argument </text:span><text:span text:style-name="T40">also </text:span><text:span text:style-name="T39">makes good </text:span><text:span text:style-name="T40">where Sellars failed. </text:span><text:span text:style-name="T41">The first part of McDowell's “system” </text:span><text:span text:style-name="T42">is sufficiently “critical”. It is able to explain its own assumptions using the conceptual equipment is deploys in giving its primary account of perceptual experience. </text:span><text:span text:style-name="T44">T</text:span><text:span text:style-name="T43">his conclusion will change once we consider McDowell's entire “system”, when we look at </text:span><text:span text:style-name="T44">his</text:span><text:span text:style-name="T43"> metaphysical argument. </text:span><text:span text:style-name="T44">But for now, just focusing on his epistemological argument, McDowell succeeds. </text:span></text:p>
      <text:p text:style-name="P71"/>
      <text:p text:style-name="P72"><text:span text:style-name="T44">Sellars's story in </text:span><text:span text:style-name="T77">Science and Metaphysics </text:span><text:span text:style-name="T44">is that non-conceptual worldly content is brought in from outside the space of reasons to help explain the conditions for </text:span><text:span text:style-name="T77">having</text:span><text:span text:style-name="T44"> the space of reasons. As we have seen, if this is to be possible, Sellars is claiming there is a mode of rational explanation outside of the space of reasons. Something that is not within the logical space of rational explanation can be the rational </text:span><text:span text:style-name="T51">precondition</text:span><text:span text:style-name="T44"> </text:span><text:span text:style-name="T77">for the logical space of explanation</text:span><text:span text:style-name="T44">. Sellars</text:span><text:span text:style-name="T45">'s</text:span><text:span text:style-name="T44"> account can't explain its own assumptions. McDowell's account, on the other hand, can. </text:span></text:p>
      <text:p text:style-name="P72"/>
      <text:p text:style-name="P72"><text:span text:style-name="T45">Since McDowell holds at this stage that all human perceptual experience occurs within the space of reasons, </text:span><text:span text:style-name="T46">the faculty of judgement is open to use whatever conceptual resources it can to modify and expand the </text:span><text:span text:style-name="T49">normative horizon in which it operates</text:span><text:span text:style-name="T46">. Th</text:span><text:span text:style-name="T57">is</text:span><text:span text:style-name="T46"> is the meaning behind McDowell's rather cheeky appropriation of </text:span><text:span text:style-name="T52">the </text:span><text:span text:style-name="T46">Quinean concept of the “tribunal of experience”. </text:span><text:span text:style-name="T47">As mentioned above, McDowell holds that if experience is to be rational, we are under a standing obligation to refashion our conceptual frameworks to make our experience coherent. </text:span><text:span text:style-name="T48">This doesn't occur in Sellars's conception. We can't reflect on the transcendental role that </text:span><text:span text:style-name="T50">the below-the-line characterisations of experience play, because they are outside the logical space of rational evaluation. </text:span><text:span text:style-name="T53">On McDowell's account, the faculty of judgement </text:span><text:span text:style-name="T78">can</text:span><text:span text:style-name="T53"> modify itself. It can modify the meanings and justifications it gives in combination with the worldly content it receives to make experience rational.</text:span></text:p>
      <text:p text:style-name="P18"/>
      <text:p text:style-name="P15">MCDOWELL'S METAPHYSICAL ARGUMENT</text:p>
      <text:p text:style-name="P15"/>
      <text:p text:style-name="P19"><text:soft-page-break/>As we've seen above, McDowell's epistemological reformulation of Sellarsian empiricism makes good on its theme that experience needs to be normative, and therefore rational. It is also able to explain its own assumptions using the same conceptual toolkit it deploys in giving its primary account of perceptual experience. However these benefits come at a cost. In order to give this account of perceptual experience, McDowell must assert that the content that the mind receives in receptivity from the world comes already imbued with concept<text:span text:style-name="T179">s</text:span>. <text:span text:style-name="T166">This means that McDowell must maintain that the content of the world that the mind deals with is completely normative.</text:span></text:p>
      <text:p text:style-name="P19"/>
      <text:p text:style-name="P20">This position becomes controversial once we look at it alongside some of the other positions McDowell <text:span text:style-name="T168">takes</text:span> in his account of experience. McDowell also claims that his account of perceptual experience continues to follow Sellars by also being committed to naturalism.<text:note text:id="ftn31" text:note-class="footnote"><text:note-citation>31</text:note-citation><text:note-body><text:p text:style-name="P2"><text:reference-mark-start text:name="ZOTERO_ITEM CSL_CITATION {&quot;citationID&quot;:&quot;LphRLkR9&quot;,&quot;properties&quot;:{&quot;formattedCitation&quot;:&quot;{\\rtf McDowell, \\uc0\\u8216{}Two Sorts of Naturalism\\uc0\\u8217{}, above n 2.}&quot;,&quot;plainCitation&quot;:&quot;McDowell, ‘Two Sorts of Naturalism’, above n 2.&quot;},&quot;citationItems&quot;:[{&quot;id&quot;:185,&quot;uris&quot;:[&quot;http://zotero.org/users/2391293/items/DZ65AI2C&quot;],&quot;uri&quot;:[&quot;http://zotero.org/users/2391293/items/DZ65AI2C&quot;],&quot;itemData&quot;:{&quot;id&quot;:185,&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schema&quot;:&quot;https://github.com/citation-style-language/schema/raw/master/csl-citation.json&quot;} RNDy5t3iTDXEh"/>McDowell, ‘Two Sorts of Naturalism’, above n 2.<text:reference-mark-end text:name="ZOTERO_ITEM CSL_CITATION {&quot;citationID&quot;:&quot;LphRLkR9&quot;,&quot;properties&quot;:{&quot;formattedCitation&quot;:&quot;{\\rtf McDowell, \\uc0\\u8216{}Two Sorts of Naturalism\\uc0\\u8217{}, above n 2.}&quot;,&quot;plainCitation&quot;:&quot;McDowell, ‘Two Sorts of Naturalism’, above n 2.&quot;},&quot;citationItems&quot;:[{&quot;id&quot;:185,&quot;uris&quot;:[&quot;http://zotero.org/users/2391293/items/DZ65AI2C&quot;],&quot;uri&quot;:[&quot;http://zotero.org/users/2391293/items/DZ65AI2C&quot;],&quot;itemData&quot;:{&quot;id&quot;:185,&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schema&quot;:&quot;https://github.com/citation-style-language/schema/raw/master/csl-citation.json&quot;} RNDy5t3iTDXEh"/></text:p></text:note-body></text:note> Recall our observation in the beginning of this chapter about the prevalent way in which people conceptualise the space of nature and the realm of law. <text:span text:style-name="T167">The usual way of explaining what is real if one is a naturalist in analytic philosophy is by identifying the space of nature to the realm of natural scientific intelligibility. On this account, what is real is provided by the results of natural science. </text:span></text:p>
      <text:p text:style-name="P20"/>
      <text:p text:style-name="P73">There appears to be at first glance a problem with McDowell's self-characterisation of his account as in some way a naturalist one. The prevalent view of natural scientific intelligibility is that its ontology and methodology are non-normative. We saw above how McDowell originally conceived this kind on intelligibility as exhausted by generalisations based on explanations in terms of laws. He later revised this view. For our purposes, it is enough to characterise the realm of law as at most fundamentally non-normative. If McDowell is holding that the content of the world that the mind deals with is normative, this means he is claiming that the space of nature must contain the space of reasons.</text:p>
      <text:p text:style-name="P21"/>
      <text:p text:style-name="P22">To be a naturalist, it seems, <text:span text:style-name="T178">is </text:span>to deny this. To be a naturalist is supposedly to maintain that the space of reasons is excluded from the space of nature. <text:span text:style-name="T169">The problem is further complicated if one conceives of the space of concepts as a logical space exhausted by the operations of the mind. This view of naturalism and the space of concepts has lead some, like as Julian Dodd, to charge McDowell's account of experience as being not just non-naturalist, but idealist.</text:span><text:span text:style-name="T169"><text:note text:id="ftn32" text:note-class="footnote"><text:note-citation>32</text:note-citation><text:note-body><text:p text:style-name="Footnote"><text:reference-mark-start text:name="ZOTERO_ITEM CSL_CITATION {&quot;citationID&quot;:&quot;1uC8ijLL&quot;,&quot;properties&quot;:{&quot;formattedCitation&quot;:&quot;{\\rtf Julian Dodd, \\uc0\\u8216{}McDowell and Identity Theories of Truth\\uc0\\u8217{} (1995) 55 {\\i{}Analysis} 160.}&quot;,&quot;plainCitation&quot;:&quot;Julian Dodd, ‘McDowell and Identity Theories of Truth’ (1995) 55 Analysis 160.&quot;},&quot;citationItems&quot;:[{&quot;id&quot;:212,&quot;uris&quot;:[&quot;http://zotero.org/users/2391293/items/T9CFHF7I&quot;],&quot;uri&quot;:[&quot;http://zotero.org/users/2391293/items/T9CFHF7I&quot;],&quot;itemData&quot;:{&quot;id&quot;:212,&quot;type&quot;:&quot;article-journal&quot;,&quot;title&quot;:&quot;McDowell and Identity Theories of Truth&quot;,&quot;container-title&quot;:&quot;Analysis&quot;,&quot;page&quot;:&quot;160-65&quot;,&quot;volume&quot;:&quot;55&quot;,&quot;author&quot;:[{&quot;family&quot;:&quot;Dodd&quot;,&quot;given&quot;:&quot;Julian&quot;}],&quot;issued&quot;:{&quot;date-parts&quot;:[[&quot;1995&quot;]]}}}],&quot;schema&quot;:&quot;https://github.com/citation-style-language/schema/raw/master/csl-citation.json&quot;} RNDsjTIXnDDYc"/><text:span text:style-name="T16">Julian Dodd, ‘McDowell and Identity Theories of Truth’ (1995) 55 </text:span><text:span text:style-name="T17">Analysis</text:span><text:span text:style-name="T16"> 160.</text:span><text:reference-mark-end text:name="ZOTERO_ITEM CSL_CITATION {&quot;citationID&quot;:&quot;1uC8ijLL&quot;,&quot;properties&quot;:{&quot;formattedCitation&quot;:&quot;{\\rtf Julian Dodd, \\uc0\\u8216{}McDowell and Identity Theories of Truth\\uc0\\u8217{} (1995) 55 {\\i{}Analysis} 160.}&quot;,&quot;plainCitation&quot;:&quot;Julian Dodd, ‘McDowell and Identity Theories of Truth’ (1995) 55 Analysis 160.&quot;},&quot;citationItems&quot;:[{&quot;id&quot;:212,&quot;uris&quot;:[&quot;http://zotero.org/users/2391293/items/T9CFHF7I&quot;],&quot;uri&quot;:[&quot;http://zotero.org/users/2391293/items/T9CFHF7I&quot;],&quot;itemData&quot;:{&quot;id&quot;:212,&quot;type&quot;:&quot;article-journal&quot;,&quot;title&quot;:&quot;McDowell and Identity Theories of Truth&quot;,&quot;container-title&quot;:&quot;Analysis&quot;,&quot;page&quot;:&quot;160-65&quot;,&quot;volume&quot;:&quot;55&quot;,&quot;author&quot;:[{&quot;family&quot;:&quot;Dodd&quot;,&quot;given&quot;:&quot;Julian&quot;}],&quot;issued&quot;:{&quot;date-parts&quot;:[[&quot;1995&quot;]]}}}],&quot;schema&quot;:&quot;https://github.com/citation-style-language/schema/raw/master/csl-citation.json&quot;} RNDsjTIXnDDYc"/></text:p></text:note-body></text:note></text:span><text:span text:style-name="T169"> </text:span></text:p>
      <text:p text:style-name="P22"/>
      <text:p text:style-name="P24"><text:span text:style-name="T169">Tim Thornton summarises Dodd's criticism of McDowell.</text:span><text:span text:style-name="T169"><text:note text:id="ftn33" text:note-class="footnote"><text:note-citation>33</text:note-citation><text:note-body><text:p text:style-name="Footnote"><text:reference-mark-start text:name="ZOTERO_ITEM CSL_CITATION {&quot;citationID&quot;:&quot;gzeiMwMP&quot;,&quot;properties&quot;:{&quot;formattedCitation&quot;:&quot;{\\rtf Tim Thornton, \\uc0\\u8216{}Mind and World and Idealism\\uc0\\u8217{} in {\\i{}John McDowell} (McGill-Queen\\uc0\\u8217{}s University Press, 2004) 209, 233.}&quot;,&quot;plainCitation&quot;:&quot;Tim Thornton, ‘Mind and World and Idealism’ in John McDowell (McGill-Queen’s University Press, 2004) 209, 233.&quot;},&quot;citationItems&quot;:[{&quot;id&quot;:215,&quot;uris&quot;:[&quot;http://zotero.org/users/2391293/items/HJSU486W&quot;],&quot;uri&quot;:[&quot;http://zotero.org/users/2391293/items/HJSU486W&quot;],&quot;itemData&quot;:{&quot;id&quot;:215,&quot;type&quot;:&quot;chapter&quot;,&quot;title&quot;:&quot;Mind and World and idealism&quot;,&quot;container-title&quot;:&quot;John McDowell&quot;,&quot;publisher&quot;:&quot;McGill-Queen's University Press&quot;,&quot;page&quot;:&quot;209-244&quot;,&quot;source&quot;:&quot;PhilPapers&quot;,&quot;author&quot;:[{&quot;family&quot;:&quot;Thornton&quot;,&quot;given&quot;:&quot;Tim&quot;}],&quot;issued&quot;:{&quot;date-parts&quot;:[[&quot;2004&quot;]]}},&quot;locator&quot;:&quot;233&quot;}],&quot;schema&quot;:&quot;https://github.com/citation-style-language/schema/raw/master/csl-citation.json&quot;} RNDlgv8NSKxDX"/><text:span text:style-name="T16">Tim Thornton, ‘Mind and World and Idealism’ in </text:span><text:span text:style-name="T17">John McDowell</text:span><text:span text:style-name="T16"> (McGill-Queen’s University Press, 2004) 209, 233.</text:span><text:reference-mark-end text:name="ZOTERO_ITEM CSL_CITATION {&quot;citationID&quot;:&quot;gzeiMwMP&quot;,&quot;properties&quot;:{&quot;formattedCitation&quot;:&quot;{\\rtf Tim Thornton, \\uc0\\u8216{}Mind and World and Idealism\\uc0\\u8217{} in {\\i{}John McDowell} (McGill-Queen\\uc0\\u8217{}s University Press, 2004) 209, 233.}&quot;,&quot;plainCitation&quot;:&quot;Tim Thornton, ‘Mind and World and Idealism’ in John McDowell (McGill-Queen’s University Press, 2004) 209, 233.&quot;},&quot;citationItems&quot;:[{&quot;id&quot;:215,&quot;uris&quot;:[&quot;http://zotero.org/users/2391293/items/HJSU486W&quot;],&quot;uri&quot;:[&quot;http://zotero.org/users/2391293/items/HJSU486W&quot;],&quot;itemData&quot;:{&quot;id&quot;:215,&quot;type&quot;:&quot;chapter&quot;,&quot;title&quot;:&quot;Mind and World and idealism&quot;,&quot;container-title&quot;:&quot;John McDowell&quot;,&quot;publisher&quot;:&quot;McGill-Queen's University Press&quot;,&quot;page&quot;:&quot;209-244&quot;,&quot;source&quot;:&quot;PhilPapers&quot;,&quot;author&quot;:[{&quot;family&quot;:&quot;Thornton&quot;,&quot;given&quot;:&quot;Tim&quot;}],&quot;issued&quot;:{&quot;date-parts&quot;:[[&quot;2004&quot;]]}},&quot;locator&quot;:&quot;233&quot;}],&quot;schema&quot;:&quot;https://github.com/citation-style-language/schema/raw/master/csl-citation.json&quot;} RNDlgv8NSKxDX"/></text:p></text:note-body></text:note></text:span><text:span text:style-name="T169"> Dodd looks at the way McDowell deals with the way the mind connects with the concepts in the content it receives from the world. McDowell claims that when the mind thinks properly about the world, it doesn't think merely representationally about the world, it actually </text:span><text:span text:style-name="T67">thinks the world</text:span><text:span text:style-name="T170">.</text:span><text:span text:style-name="T170"><text:note text:id="ftn34" text:note-class="footnote"><text:note-citation>34</text:note-citation><text:note-body><text:p text:style-name="Footnote"><text:reference-mark-start text:name="ZOTERO_ITEM CSL_CITATION {&quot;citationID&quot;:&quot;j4gPrix6&quot;,&quot;properties&quot;:{&quot;formattedCitation&quot;:&quot;{\\rtf Stefan He\\uc0\\u223{}bruggen-Walter, \\uc0\\u8216{}Spontaneity and Causality: McDowell on the Passivity of Perception\\uc0\\u8217{} in Marcus Willaschek (ed), {\\i{}John Mcdowell: Reason and Nature} (LitVerlag, 2000) 21, 21\\uc0\\u8211{}22.}&quot;,&quot;plainCitation&quot;:&quot;Stefan Heßbruggen-Walter, ‘Spontaneity and Causality: McDowell on the Passivity of Perception’ in Marcus Willaschek (ed), John Mcdowell: Reason and Nature (LitVerlag, 2000) 21, 21–22.&quot;},&quot;citationItems&quot;:[{&quot;id&quot;:231,&quot;uris&quot;:[&quot;http://zotero.org/users/2391293/items/AWGSHW2M&quot;],&quot;uri&quot;:[&quot;http://zotero.org/users/2391293/items/AWGSHW2M&quot;],&quot;itemData&quot;:{&quot;id&quot;:231,&quot;type&quot;:&quot;chapter&quot;,&quot;title&quot;:&quot;Spontaneity and Causality: McDowell on the Passivity of Perception&quot;,&quot;container-title&quot;:&quot;John Mcdowell: Reason and Nature&quot;,&quot;publisher&quot;:&quot;LitVerlag&quot;,&quot;publisher-place&quot;:&quot;Munster&quot;,&quot;page&quot;:&quot;21-26&quot;,&quot;source&quot;:&quot;PhilPapers&quot;,&quot;event-place&quot;:&quot;Munster&quot;,&quot;editor&quot;:[{&quot;family&quot;:&quot;Willaschek&quot;,&quot;given&quot;:&quot;Marcus&quot;}],&quot;author&quot;:[{&quot;family&quot;:&quot;Heßbruggen-Walter&quot;,&quot;given&quot;:&quot;Stefan&quot;}],&quot;issued&quot;:{&quot;date-parts&quot;:[[&quot;2000&quot;]]}},&quot;locator&quot;:&quot;21-22&quot;}],&quot;schema&quot;:&quot;https://github.com/citation-style-language/schema/raw/master/csl-citation.json&quot;} RND7sb1xBxmgR"/><text:span text:style-name="T16">Stefan Heßbruggen-Walter, ‘Spontaneity and Causality: McDowell on the Passivity of Perception’ in Marcus Willaschek (ed), </text:span><text:span text:style-name="T17">John Mcdowell: Reason and Nature</text:span><text:span text:style-name="T16"> (LitVerlag, 2000) 21, 21–22.</text:span><text:reference-mark-end text:name="ZOTERO_ITEM CSL_CITATION {&quot;citationID&quot;:&quot;j4gPrix6&quot;,&quot;properties&quot;:{&quot;formattedCitation&quot;:&quot;{\\rtf Stefan He\\uc0\\u223{}bruggen-Walter, \\uc0\\u8216{}Spontaneity and Causality: McDowell on the Passivity of Perception\\uc0\\u8217{} in Marcus Willaschek (ed), {\\i{}John Mcdowell: Reason and Nature} (LitVerlag, 2000) 21, 21\\uc0\\u8211{}22.}&quot;,&quot;plainCitation&quot;:&quot;Stefan Heßbruggen-Walter, ‘Spontaneity and Causality: McDowell on the Passivity of Perception’ in Marcus Willaschek (ed), John Mcdowell: Reason and Nature (LitVerlag, 2000) 21, 21–22.&quot;},&quot;citationItems&quot;:[{&quot;id&quot;:231,&quot;uris&quot;:[&quot;http://zotero.org/users/2391293/items/AWGSHW2M&quot;],&quot;uri&quot;:[&quot;http://zotero.org/users/2391293/items/AWGSHW2M&quot;],&quot;itemData&quot;:{&quot;id&quot;:231,&quot;type&quot;:&quot;chapter&quot;,&quot;title&quot;:&quot;Spontaneity and Causality: McDowell on the Passivity of Perception&quot;,&quot;container-title&quot;:&quot;John Mcdowell: Reason and Nature&quot;,&quot;publisher&quot;:&quot;LitVerlag&quot;,&quot;publisher-place&quot;:&quot;Munster&quot;,&quot;page&quot;:&quot;21-26&quot;,&quot;source&quot;:&quot;PhilPapers&quot;,&quot;event-place&quot;:&quot;Munster&quot;,&quot;editor&quot;:[{&quot;family&quot;:&quot;Willaschek&quot;,&quot;given&quot;:&quot;Marcus&quot;}],&quot;author&quot;:[{&quot;family&quot;:&quot;Heßbruggen-Walter&quot;,&quot;given&quot;:&quot;Stefan&quot;}],&quot;issued&quot;:{&quot;date-parts&quot;:[[&quot;2000&quot;]]}},&quot;locator&quot;:&quot;21-22&quot;}],&quot;schema&quot;:&quot;https://github.com/citation-style-language/schema/raw/master/csl-citation.json&quot;} RND7sb1xBxmgR"/></text:p></text:note-body></text:note></text:span><text:span text:style-name="T170"> McDowell holds to an identity theory of truth when describing the relation between the mind and the world:</text:span></text:p>
      <text:p text:style-name="P24"/>
      <text:p text:style-name="P34">We can formulate the point in a style Wittgenstein would have been uncomfortable with: there is no ontological gap between the sort of thing one can mean, or generally the sort of thing one can think, and the sort of thing that can be the case.<text:note text:id="ftn35" text:note-class="footnote"><text:note-citation>35</text:note-citation><text:note-body><text:p text:style-name="Footnote"><text:reference-mark-start text:name="ZOTERO_ITEM CSL_CITATION {&quot;citationID&quot;:&quot;Tlll0imM&quot;,&quot;properties&quot;:{&quot;formattedCitation&quot;:&quot;McDowell, above n 4, 27.&quot;,&quot;plainCitation&quot;:&quot;McDowell, above n 4, 27.&quot;},&quot;citationItems&quot;:[{&quot;id&quot;:77,&quot;uris&quot;:[&quot;http://zotero.org/users/2391293/items/WVZFEU79&quot;],&quot;uri&quot;:[&quot;http://zotero.org/users/2391293/items/WVZFEU79&quot;],&quot;itemData&quot;:{&quot;id&quot;:77,&quot;type&quot;:&quot;book&quot;,&quot;title&quot;:&quot;Mind and world&quot;,&quot;publisher&quot;:&quot;Harvard University Press&quot;,&quot;source&quot;:&quot;Google Scholar&quot;,&quot;author&quot;:[{&quot;family&quot;:&quot;McDowell&quot;,&quot;given&quot;:&quot;John&quot;}],&quot;issued&quot;:{&quot;date-parts&quot;:[[&quot;1996&quot;]]},&quot;accessed&quot;:{&quot;date-parts&quot;:[[&quot;2015&quot;,9,21]]}},&quot;locator&quot;:&quot;27&quot;}],&quot;schema&quot;:&quot;https://github.com/citation-style-language/schema/raw/master/csl-citation.json&quot;} RNDqETcCiBWoY"/>McDowell, above n 4, 27.<text:reference-mark-end text:name="ZOTERO_ITEM CSL_CITATION {&quot;citationID&quot;:&quot;Tlll0imM&quot;,&quot;properties&quot;:{&quot;formattedCitation&quot;:&quot;McDowell, above n 4, 27.&quot;,&quot;plainCitation&quot;:&quot;McDowell, above n 4, 27.&quot;},&quot;citationItems&quot;:[{&quot;id&quot;:77,&quot;uris&quot;:[&quot;http://zotero.org/users/2391293/items/WVZFEU79&quot;],&quot;uri&quot;:[&quot;http://zotero.org/users/2391293/items/WVZFEU79&quot;],&quot;itemData&quot;:{&quot;id&quot;:77,&quot;type&quot;:&quot;book&quot;,&quot;title&quot;:&quot;Mind and world&quot;,&quot;publisher&quot;:&quot;Harvard University Press&quot;,&quot;source&quot;:&quot;Google Scholar&quot;,&quot;author&quot;:[{&quot;family&quot;:&quot;McDowell&quot;,&quot;given&quot;:&quot;John&quot;}],&quot;issued&quot;:{&quot;date-parts&quot;:[[&quot;1996&quot;]]},&quot;accessed&quot;:{&quot;date-parts&quot;:[[&quot;2015&quot;,9,21]]}},&quot;locator&quot;:&quot;27&quot;}],&quot;schema&quot;:&quot;https://github.com/citation-style-language/schema/raw/master/csl-citation.json&quot;} RNDqETcCiBWoY"/></text:p></text:note-body></text:note></text:p>
      <text:p text:style-name="P24"/>
      <text:p text:style-name="P74">Dodd claims there are two ways in which <text:s/>the normativity of the world's content could figure in the mind on McDowell's account, based on his identity theory of truth:</text:p>
      <text:p text:style-name="P23"/>
      <text:list xml:id="list5927911356035323825" text:style-name="L1">
        <text:list-item>
          <text:p text:style-name="P75">A <text:span text:style-name="T59">robust</text:span> way. The world's content is “construed along the lines 'favoured by correspondence theorists: items with particular objects and properties as constituents, whose totality makes <text:soft-page-break/>up the world'.<text:note text:id="ftn36" text:note-class="footnote"><text:note-citation>36</text:note-citation><text:note-body><text:p text:style-name="Footnote"><text:reference-mark-start text:name="ZOTERO_ITEM CSL_CITATION {&quot;citationID&quot;:&quot;snNHd3JT&quot;,&quot;properties&quot;:{&quot;formattedCitation&quot;:&quot;Dodd, above n 32, 161.&quot;,&quot;plainCitation&quot;:&quot;Dodd, above n 32, 161.&quot;},&quot;citationItems&quot;:[{&quot;id&quot;:212,&quot;uris&quot;:[&quot;http://zotero.org/users/2391293/items/T9CFHF7I&quot;],&quot;uri&quot;:[&quot;http://zotero.org/users/2391293/items/T9CFHF7I&quot;],&quot;itemData&quot;:{&quot;id&quot;:212,&quot;type&quot;:&quot;article-journal&quot;,&quot;title&quot;:&quot;McDowell and Identity Theories of Truth&quot;,&quot;container-title&quot;:&quot;Analysis&quot;,&quot;page&quot;:&quot;160-65&quot;,&quot;volume&quot;:&quot;55&quot;,&quot;author&quot;:[{&quot;family&quot;:&quot;Dodd&quot;,&quot;given&quot;:&quot;Julian&quot;}],&quot;issued&quot;:{&quot;date-parts&quot;:[[&quot;1995&quot;]]}},&quot;locator&quot;:&quot;161&quot;}],&quot;schema&quot;:&quot;https://github.com/citation-style-language/schema/raw/master/csl-citation.json&quot;} RNDqrguwp5Nwq"/>Dodd, above n 32, 161.<text:reference-mark-end text:name="ZOTERO_ITEM CSL_CITATION {&quot;citationID&quot;:&quot;snNHd3JT&quot;,&quot;properties&quot;:{&quot;formattedCitation&quot;:&quot;Dodd, above n 32, 161.&quot;,&quot;plainCitation&quot;:&quot;Dodd, above n 32, 161.&quot;},&quot;citationItems&quot;:[{&quot;id&quot;:212,&quot;uris&quot;:[&quot;http://zotero.org/users/2391293/items/T9CFHF7I&quot;],&quot;uri&quot;:[&quot;http://zotero.org/users/2391293/items/T9CFHF7I&quot;],&quot;itemData&quot;:{&quot;id&quot;:212,&quot;type&quot;:&quot;article-journal&quot;,&quot;title&quot;:&quot;McDowell and Identity Theories of Truth&quot;,&quot;container-title&quot;:&quot;Analysis&quot;,&quot;page&quot;:&quot;160-65&quot;,&quot;volume&quot;:&quot;55&quot;,&quot;author&quot;:[{&quot;family&quot;:&quot;Dodd&quot;,&quot;given&quot;:&quot;Julian&quot;}],&quot;issued&quot;:{&quot;date-parts&quot;:[[&quot;1995&quot;]]}},&quot;locator&quot;:&quot;161&quot;}],&quot;schema&quot;:&quot;https://github.com/citation-style-language/schema/raw/master/csl-citation.json&quot;} RNDqrguwp5Nwq"/></text:p></text:note-body></text:note> <text:span text:style-name="T171">This eradicates the gap between content and reality”.</text:span><text:span text:style-name="T171"><text:note text:id="ftn37" text:note-class="footnote"><text:note-citation>37</text:note-citation><text:note-body><text:p text:style-name="Footnote"><text:reference-mark-start text:name="ZOTERO_ITEM CSL_CITATION {&quot;citationID&quot;:&quot;lhEJBSds&quot;,&quot;properties&quot;:{&quot;formattedCitation&quot;:&quot;{\\rtf Thornton, \\uc0\\u8216{}Mind and World and Idealism\\uc0\\u8217{}, above n 33, 233.}&quot;,&quot;plainCitation&quot;:&quot;Thornton, ‘Mind and World and Idealism’, above n 33, 233.&quot;},&quot;citationItems&quot;:[{&quot;id&quot;:215,&quot;uris&quot;:[&quot;http://zotero.org/users/2391293/items/HJSU486W&quot;],&quot;uri&quot;:[&quot;http://zotero.org/users/2391293/items/HJSU486W&quot;],&quot;itemData&quot;:{&quot;id&quot;:215,&quot;type&quot;:&quot;chapter&quot;,&quot;title&quot;:&quot;Mind and World and idealism&quot;,&quot;container-title&quot;:&quot;John McDowell&quot;,&quot;publisher&quot;:&quot;McGill-Queen's University Press&quot;,&quot;page&quot;:&quot;209-244&quot;,&quot;source&quot;:&quot;PhilPapers&quot;,&quot;author&quot;:[{&quot;family&quot;:&quot;Thornton&quot;,&quot;given&quot;:&quot;Tim&quot;}],&quot;issued&quot;:{&quot;date-parts&quot;:[[&quot;2004&quot;]]}},&quot;locator&quot;:&quot;233&quot;}],&quot;schema&quot;:&quot;https://github.com/citation-style-language/schema/raw/master/csl-citation.json&quot;} RND90wUaSHpSF"/><text:span text:style-name="T18">Thornton, ‘Mind and World and Idealism’, above n 33, 233.</text:span><text:reference-mark-end text:name="ZOTERO_ITEM CSL_CITATION {&quot;citationID&quot;:&quot;lhEJBSds&quot;,&quot;properties&quot;:{&quot;formattedCitation&quot;:&quot;{\\rtf Thornton, \\uc0\\u8216{}Mind and World and Idealism\\uc0\\u8217{}, above n 33, 233.}&quot;,&quot;plainCitation&quot;:&quot;Thornton, ‘Mind and World and Idealism’, above n 33, 233.&quot;},&quot;citationItems&quot;:[{&quot;id&quot;:215,&quot;uris&quot;:[&quot;http://zotero.org/users/2391293/items/HJSU486W&quot;],&quot;uri&quot;:[&quot;http://zotero.org/users/2391293/items/HJSU486W&quot;],&quot;itemData&quot;:{&quot;id&quot;:215,&quot;type&quot;:&quot;chapter&quot;,&quot;title&quot;:&quot;Mind and World and idealism&quot;,&quot;container-title&quot;:&quot;John McDowell&quot;,&quot;publisher&quot;:&quot;McGill-Queen's University Press&quot;,&quot;page&quot;:&quot;209-244&quot;,&quot;source&quot;:&quot;PhilPapers&quot;,&quot;author&quot;:[{&quot;family&quot;:&quot;Thornton&quot;,&quot;given&quot;:&quot;Tim&quot;}],&quot;issued&quot;:{&quot;date-parts&quot;:[[&quot;2004&quot;]]}},&quot;locator&quot;:&quot;233&quot;}],&quot;schema&quot;:&quot;https://github.com/citation-style-language/schema/raw/master/csl-citation.json&quot;} RND90wUaSHpSF"/></text:p></text:note-body></text:note></text:span><text:span text:style-name="T171"><text:line-break/></text:span></text:p>
        </text:list-item>
        <text:list-item>
          <text:p text:style-name="P76">The world's content could figure in the mind in a <text:span text:style-name="T59">modest</text:span> way. This identifies the world's content in the mind with the world itself, “but the further analysis provided is concentrated on the left-hand side of the equation”.<text:note text:id="ftn38" text:note-class="footnote"><text:note-citation>38</text:note-citation><text:note-body><text:p text:style-name="Footnote"><text:reference-mark-start text:name="ZOTERO_ITEM CSL_CITATION {&quot;citationID&quot;:&quot;78pvvnFF&quot;,&quot;properties&quot;:{&quot;formattedCitation&quot;:&quot;Ibid.&quot;,&quot;plainCitation&quot;:&quot;Ibid.&quot;},&quot;citationItems&quot;:[{&quot;id&quot;:215,&quot;uris&quot;:[&quot;http://zotero.org/users/2391293/items/HJSU486W&quot;],&quot;uri&quot;:[&quot;http://zotero.org/users/2391293/items/HJSU486W&quot;],&quot;itemData&quot;:{&quot;id&quot;:215,&quot;type&quot;:&quot;chapter&quot;,&quot;title&quot;:&quot;Mind and World and idealism&quot;,&quot;container-title&quot;:&quot;John McDowell&quot;,&quot;publisher&quot;:&quot;McGill-Queen's University Press&quot;,&quot;page&quot;:&quot;209-244&quot;,&quot;source&quot;:&quot;PhilPapers&quot;,&quot;author&quot;:[{&quot;family&quot;:&quot;Thornton&quot;,&quot;given&quot;:&quot;Tim&quot;}],&quot;issued&quot;:{&quot;date-parts&quot;:[[&quot;2004&quot;]]}},&quot;locator&quot;:&quot;233&quot;}],&quot;schema&quot;:&quot;https://github.com/citation-style-language/schema/raw/master/csl-citation.json&quot;} RNDlxSPIilqoZ"/>Ibid.<text:reference-mark-end text:name="ZOTERO_ITEM CSL_CITATION {&quot;citationID&quot;:&quot;78pvvnFF&quot;,&quot;properties&quot;:{&quot;formattedCitation&quot;:&quot;Ibid.&quot;,&quot;plainCitation&quot;:&quot;Ibid.&quot;},&quot;citationItems&quot;:[{&quot;id&quot;:215,&quot;uris&quot;:[&quot;http://zotero.org/users/2391293/items/HJSU486W&quot;],&quot;uri&quot;:[&quot;http://zotero.org/users/2391293/items/HJSU486W&quot;],&quot;itemData&quot;:{&quot;id&quot;:215,&quot;type&quot;:&quot;chapter&quot;,&quot;title&quot;:&quot;Mind and World and idealism&quot;,&quot;container-title&quot;:&quot;John McDowell&quot;,&quot;publisher&quot;:&quot;McGill-Queen's University Press&quot;,&quot;page&quot;:&quot;209-244&quot;,&quot;source&quot;:&quot;PhilPapers&quot;,&quot;author&quot;:[{&quot;family&quot;:&quot;Thornton&quot;,&quot;given&quot;:&quot;Tim&quot;}],&quot;issued&quot;:{&quot;date-parts&quot;:[[&quot;2004&quot;]]}},&quot;locator&quot;:&quot;233&quot;}],&quot;schema&quot;:&quot;https://github.com/citation-style-language/schema/raw/master/csl-citation.json&quot;} RNDlxSPIilqoZ"/></text:p></text:note-body></text:note> <text:span text:style-name="T172">On this account the world's content figures in the mind like a Fregean “Thought”. Figuring in the mind as a Thought, the world's content is not an “[occupant] of the world”.</text:span><text:span text:style-name="T172"><text:note text:id="ftn39" text:note-class="footnote"><text:note-citation>39</text:note-citation><text:note-body><text:p text:style-name="Footnote"><text:reference-mark-start text:name="ZOTERO_ITEM CSL_CITATION {&quot;citationID&quot;:&quot;fn2PmEPL&quot;,&quot;properties&quot;:{&quot;formattedCitation&quot;:&quot;Dodd, above n 32, 161.&quot;,&quot;plainCitation&quot;:&quot;Dodd, above n 32, 161.&quot;},&quot;citationItems&quot;:[{&quot;id&quot;:212,&quot;uris&quot;:[&quot;http://zotero.org/users/2391293/items/T9CFHF7I&quot;],&quot;uri&quot;:[&quot;http://zotero.org/users/2391293/items/T9CFHF7I&quot;],&quot;itemData&quot;:{&quot;id&quot;:212,&quot;type&quot;:&quot;article-journal&quot;,&quot;title&quot;:&quot;McDowell and Identity Theories of Truth&quot;,&quot;container-title&quot;:&quot;Analysis&quot;,&quot;page&quot;:&quot;160-65&quot;,&quot;volume&quot;:&quot;55&quot;,&quot;author&quot;:[{&quot;family&quot;:&quot;Dodd&quot;,&quot;given&quot;:&quot;Julian&quot;}],&quot;issued&quot;:{&quot;date-parts&quot;:[[&quot;1995&quot;]]}},&quot;locator&quot;:&quot;161&quot;}],&quot;schema&quot;:&quot;https://github.com/citation-style-language/schema/raw/master/csl-citation.json&quot;} RNDGdGB254xPv"/>Dodd, above n 32, 161.<text:reference-mark-end text:name="ZOTERO_ITEM CSL_CITATION {&quot;citationID&quot;:&quot;fn2PmEPL&quot;,&quot;properties&quot;:{&quot;formattedCitation&quot;:&quot;Dodd, above n 32, 161.&quot;,&quot;plainCitation&quot;:&quot;Dodd, above n 32, 161.&quot;},&quot;citationItems&quot;:[{&quot;id&quot;:212,&quot;uris&quot;:[&quot;http://zotero.org/users/2391293/items/T9CFHF7I&quot;],&quot;uri&quot;:[&quot;http://zotero.org/users/2391293/items/T9CFHF7I&quot;],&quot;itemData&quot;:{&quot;id&quot;:212,&quot;type&quot;:&quot;article-journal&quot;,&quot;title&quot;:&quot;McDowell and Identity Theories of Truth&quot;,&quot;container-title&quot;:&quot;Analysis&quot;,&quot;page&quot;:&quot;160-65&quot;,&quot;volume&quot;:&quot;55&quot;,&quot;author&quot;:[{&quot;family&quot;:&quot;Dodd&quot;,&quot;given&quot;:&quot;Julian&quot;}],&quot;issued&quot;:{&quot;date-parts&quot;:[[&quot;1995&quot;]]}},&quot;locator&quot;:&quot;161&quot;}],&quot;schema&quot;:&quot;https://github.com/citation-style-language/schema/raw/master/csl-citation.json&quot;} RNDGdGB254xPv"/></text:p></text:note-body></text:note></text:span><text:span text:style-name="T172"> Crucially, Thoughts “have senses, rather than objects, as their constituent components”.</text:span><text:span text:style-name="T172"><text:note text:id="ftn40" text:note-class="footnote"><text:note-citation>40</text:note-citation><text:note-body><text:p text:style-name="Footnote"><text:reference-mark-start text:name="ZOTERO_ITEM CSL_CITATION {&quot;citationID&quot;:&quot;r1ruq865&quot;,&quot;properties&quot;:{&quot;formattedCitation&quot;:&quot;{\\rtf Thornton, \\uc0\\u8216{}Mind and World and Idealism\\uc0\\u8217{}, above n 33, 234.}&quot;,&quot;plainCitation&quot;:&quot;Thornton, ‘Mind and World and Idealism’, above n 33, 234.&quot;},&quot;citationItems&quot;:[{&quot;id&quot;:215,&quot;uris&quot;:[&quot;http://zotero.org/users/2391293/items/HJSU486W&quot;],&quot;uri&quot;:[&quot;http://zotero.org/users/2391293/items/HJSU486W&quot;],&quot;itemData&quot;:{&quot;id&quot;:215,&quot;type&quot;:&quot;chapter&quot;,&quot;title&quot;:&quot;Mind and World and idealism&quot;,&quot;container-title&quot;:&quot;John McDowell&quot;,&quot;publisher&quot;:&quot;McGill-Queen's University Press&quot;,&quot;page&quot;:&quot;209-244&quot;,&quot;source&quot;:&quot;PhilPapers&quot;,&quot;author&quot;:[{&quot;family&quot;:&quot;Thornton&quot;,&quot;given&quot;:&quot;Tim&quot;}],&quot;issued&quot;:{&quot;date-parts&quot;:[[&quot;2004&quot;]]}},&quot;locator&quot;:&quot;234&quot;}],&quot;schema&quot;:&quot;https://github.com/citation-style-language/schema/raw/master/csl-citation.json&quot;} RNDo1g1eFKjU5"/><text:span text:style-name="T18">Thornton, ‘Mind and World and Idealism’, above n 33, 234.</text:span><text:reference-mark-end text:name="ZOTERO_ITEM CSL_CITATION {&quot;citationID&quot;:&quot;r1ruq865&quot;,&quot;properties&quot;:{&quot;formattedCitation&quot;:&quot;{\\rtf Thornton, \\uc0\\u8216{}Mind and World and Idealism\\uc0\\u8217{}, above n 33, 234.}&quot;,&quot;plainCitation&quot;:&quot;Thornton, ‘Mind and World and Idealism’, above n 33, 234.&quot;},&quot;citationItems&quot;:[{&quot;id&quot;:215,&quot;uris&quot;:[&quot;http://zotero.org/users/2391293/items/HJSU486W&quot;],&quot;uri&quot;:[&quot;http://zotero.org/users/2391293/items/HJSU486W&quot;],&quot;itemData&quot;:{&quot;id&quot;:215,&quot;type&quot;:&quot;chapter&quot;,&quot;title&quot;:&quot;Mind and World and idealism&quot;,&quot;container-title&quot;:&quot;John McDowell&quot;,&quot;publisher&quot;:&quot;McGill-Queen's University Press&quot;,&quot;page&quot;:&quot;209-244&quot;,&quot;source&quot;:&quot;PhilPapers&quot;,&quot;author&quot;:[{&quot;family&quot;:&quot;Thornton&quot;,&quot;given&quot;:&quot;Tim&quot;}],&quot;issued&quot;:{&quot;date-parts&quot;:[[&quot;2004&quot;]]}},&quot;locator&quot;:&quot;234&quot;}],&quot;schema&quot;:&quot;https://github.com/citation-style-language/schema/raw/master/csl-citation.json&quot;} RNDo1g1eFKjU5"/></text:p></text:note-body></text:note></text:span><text:span text:style-name="T172"> If McDowell was maintaining a modest identity thesis, the content of the world in the mind would be a </text:span><text:span text:style-name="T68">mode of presentation</text:span><text:span text:style-name="T173"> of the world. The objects in the world don't directly figure in the mind, only the way they present themselves to the mind's perspective.</text:span></text:p>
        </text:list-item>
      </text:list>
      <text:p text:style-name="P25"/>
      <text:p text:style-name="P26">It is Dodd's argument that if McDowell was holding to a <text:span text:style-name="T59">robust</text:span> identity thesis, McDowell's epistemological argument would amount to claiming that the world is not truly independent of the mind. The mind might be actively <text:span text:style-name="T59">creating</text:span> the world, or, the mind might in some ludicrous way <text:span text:style-name="T59">contain</text:span> the world. <text:span text:style-name="T174">Further, Dodd argues that if McDowell was asserting that his identity theory of truth was a </text:span><text:span text:style-name="T69">modest</text:span><text:span text:style-name="T174"> one, this means that the mind is not truly in contact with the world. The modest identity thesis is so labeled because it holds that the world </text:span><text:span text:style-name="T70">itself</text:span><text:span text:style-name="T175"> does not figure in the mind, only some representation, some shadow of it. This is the over-arching concern of Richard Gaskin's </text:span><text:span text:style-name="T71">Experience and the World's Own Language</text:span><text:span text:style-name="T176">.</text:span><text:span text:style-name="T176"><text:note text:id="ftn41" text:note-class="footnote"><text:note-citation>41</text:note-citation><text:note-body><text:p text:style-name="Footnote"><text:reference-mark-start text:name="ZOTERO_ITEM CSL_CITATION {&quot;citationID&quot;:&quot;p7Torov9&quot;,&quot;properties&quot;:{&quot;formattedCitation&quot;:&quot;Gaskin, above n 26.&quot;,&quot;plainCitation&quot;:&quot;Gaskin, above n 26.&quot;},&quot;citationItems&quot;:[{&quot;id&quot;:93,&quot;uris&quot;:[&quot;http://zotero.org/users/2391293/items/VBGZZ8FV&quot;],&quot;uri&quot;:[&quot;http://zotero.org/users/2391293/items/VBGZZ8FV&quot;],&quot;itemData&quot;:{&quot;id&quot;:93,&quot;type&quot;:&quot;book&quot;,&quot;title&quot;:&quot;Experience and the world's own language: a critique of John McDowell's empiricism&quot;,&quot;publisher&quot;:&quot;Oxford University Press&quot;,&quot;publisher-place&quot;:&quot;New York&quot;,&quot;edition&quot;:&quot;1st&quot;,&quot;source&quot;:&quot;Google Scholar&quot;,&quot;event-place&quot;:&quot;New York&quot;,&quot;shortTitle&quot;:&quot;Experience and the world's own language&quot;,&quot;author&quot;:[{&quot;family&quot;:&quot;Gaskin&quot;,&quot;given&quot;:&quot;Richard&quot;}],&quot;issued&quot;:{&quot;date-parts&quot;:[[&quot;2006&quot;]]},&quot;accessed&quot;:{&quot;date-parts&quot;:[[&quot;2015&quot;,11,16]]}}}],&quot;schema&quot;:&quot;https://github.com/citation-style-language/schema/raw/master/csl-citation.json&quot;} RNDYatW5OWkUG"/>Gaskin, above n 26.<text:reference-mark-end text:name="ZOTERO_ITEM CSL_CITATION {&quot;citationID&quot;:&quot;p7Torov9&quot;,&quot;properties&quot;:{&quot;formattedCitation&quot;:&quot;Gaskin, above n 26.&quot;,&quot;plainCitation&quot;:&quot;Gaskin, above n 26.&quot;},&quot;citationItems&quot;:[{&quot;id&quot;:93,&quot;uris&quot;:[&quot;http://zotero.org/users/2391293/items/VBGZZ8FV&quot;],&quot;uri&quot;:[&quot;http://zotero.org/users/2391293/items/VBGZZ8FV&quot;],&quot;itemData&quot;:{&quot;id&quot;:93,&quot;type&quot;:&quot;book&quot;,&quot;title&quot;:&quot;Experience and the world's own language: a critique of John McDowell's empiricism&quot;,&quot;publisher&quot;:&quot;Oxford University Press&quot;,&quot;publisher-place&quot;:&quot;New York&quot;,&quot;edition&quot;:&quot;1st&quot;,&quot;source&quot;:&quot;Google Scholar&quot;,&quot;event-place&quot;:&quot;New York&quot;,&quot;shortTitle&quot;:&quot;Experience and the world's own language&quot;,&quot;author&quot;:[{&quot;family&quot;:&quot;Gaskin&quot;,&quot;given&quot;:&quot;Richard&quot;}],&quot;issued&quot;:{&quot;date-parts&quot;:[[&quot;2006&quot;]]},&quot;accessed&quot;:{&quot;date-parts&quot;:[[&quot;2015&quot;,11,16]]}}}],&quot;schema&quot;:&quot;https://github.com/citation-style-language/schema/raw/master/csl-citation.json&quot;} RNDYatW5OWkUG"/></text:p></text:note-body></text:note></text:span><text:span text:style-name="T176"> Gaskin argues McDowell's empiricism terminates in formulating the world as a Kantian-like noumenal realm of which the mind only perceives modes of its presentation.</text:span></text:p>
      <text:p text:style-name="P26"/>
      <text:p text:style-name="P77"><text:span text:style-name="T180">This isn't the end of the story. </text:span>There is a twist to Dodd's criticism of McDowell's identity theory. Dodd claims McDowell is trying to maintain that the world's content figures in the mind in <text:span text:style-name="T59">both </text:span>ways. <text:span text:style-name="T177">The upshot of this claim is that McDowell's account of the relation between the mind and the world is contradictory. It therefore doesn't achieve its therapeutic aim of exorcising the anxieties embedded in the Sellarsian tradition about how the mind and the world could be related.</text:span></text:p>
      <text:p text:style-name="P77"/>
      <text:p text:style-name="P78">This line of argument seems convincing at first, but it has made a<text:span text:style-name="T182">n</text:span> error. The large amount of discussion on McDowell's identity theory of truth, which includes Gaskin, Dodd and Thornton, has missed the point. McDowell never conceives the identified space of reasons and concepts as a mentalistic logical space. <text:span text:style-name="T181">McDowell repeats on many occasions that his explanation for how the world's content figures in the mind is “truistic”.</text:span><text:span text:style-name="T181"><text:note text:id="ftn0" text:note-class="footnote"><text:note-citation>42</text:note-citation><text:note-body><text:p text:style-name="Footnote"><text:reference-mark-start text:name="ZOTERO_ITEM CSL_CITATION {&quot;citationID&quot;:&quot;vO1kvrTS&quot;,&quot;properties&quot;:{&quot;formattedCitation&quot;:&quot;{\\rtf McDowell, above n 4, 180; Thornton, \\uc0\\u8216{}Mind and World and Idealism\\uc0\\u8217{}, above n 33, 234.}&quot;,&quot;plainCitation&quot;:&quot;McDowell, above n 4, 180; Thornton, ‘Mind and World and Idealism’, above n 33, 234.&quot;},&quot;citationItems&quot;:[{&quot;id&quot;:77,&quot;uris&quot;:[&quot;http://zotero.org/users/2391293/items/WVZFEU79&quot;],&quot;uri&quot;:[&quot;http://zotero.org/users/2391293/items/WVZFEU79&quot;],&quot;itemData&quot;:{&quot;id&quot;:77,&quot;type&quot;:&quot;book&quot;,&quot;title&quot;:&quot;Mind and world&quot;,&quot;publisher&quot;:&quot;Harvard University Press&quot;,&quot;source&quot;:&quot;Google Scholar&quot;,&quot;author&quot;:[{&quot;family&quot;:&quot;McDowell&quot;,&quot;given&quot;:&quot;John&quot;}],&quot;issued&quot;:{&quot;date-parts&quot;:[[&quot;1996&quot;]]},&quot;accessed&quot;:{&quot;date-parts&quot;:[[&quot;2015&quot;,9,21]]}},&quot;locator&quot;:&quot;180&quot;},{&quot;id&quot;:215,&quot;uris&quot;:[&quot;http://zotero.org/users/2391293/items/HJSU486W&quot;],&quot;uri&quot;:[&quot;http://zotero.org/users/2391293/items/HJSU486W&quot;],&quot;itemData&quot;:{&quot;id&quot;:215,&quot;type&quot;:&quot;chapter&quot;,&quot;title&quot;:&quot;Mind and World and idealism&quot;,&quot;container-title&quot;:&quot;John McDowell&quot;,&quot;publisher&quot;:&quot;McGill-Queen's University Press&quot;,&quot;page&quot;:&quot;209-244&quot;,&quot;source&quot;:&quot;PhilPapers&quot;,&quot;author&quot;:[{&quot;family&quot;:&quot;Thornton&quot;,&quot;given&quot;:&quot;Tim&quot;}],&quot;issued&quot;:{&quot;date-parts&quot;:[[&quot;2004&quot;]]}},&quot;locator&quot;:&quot;234&quot;}],&quot;schema&quot;:&quot;https://github.com/citation-style-language/schema/raw/master/csl-citation.json&quot;} RNDN9TwjeuRMp"/><text:span text:style-name="T18">McDowell, above n 4, 180; Thornton, ‘Mind and World and Idealism’, above n 33, 234.</text:span><text:reference-mark-end text:name="ZOTERO_ITEM CSL_CITATION {&quot;citationID&quot;:&quot;vO1kvrTS&quot;,&quot;properties&quot;:{&quot;formattedCitation&quot;:&quot;{\\rtf McDowell, above n 4, 180; Thornton, \\uc0\\u8216{}Mind and World and Idealism\\uc0\\u8217{}, above n 33, 234.}&quot;,&quot;plainCitation&quot;:&quot;McDowell, above n 4, 180; Thornton, ‘Mind and World and Idealism’, above n 33, 234.&quot;},&quot;citationItems&quot;:[{&quot;id&quot;:77,&quot;uris&quot;:[&quot;http://zotero.org/users/2391293/items/WVZFEU79&quot;],&quot;uri&quot;:[&quot;http://zotero.org/users/2391293/items/WVZFEU79&quot;],&quot;itemData&quot;:{&quot;id&quot;:77,&quot;type&quot;:&quot;book&quot;,&quot;title&quot;:&quot;Mind and world&quot;,&quot;publisher&quot;:&quot;Harvard University Press&quot;,&quot;source&quot;:&quot;Google Scholar&quot;,&quot;author&quot;:[{&quot;family&quot;:&quot;McDowell&quot;,&quot;given&quot;:&quot;John&quot;}],&quot;issued&quot;:{&quot;date-parts&quot;:[[&quot;1996&quot;]]},&quot;accessed&quot;:{&quot;date-parts&quot;:[[&quot;2015&quot;,9,21]]}},&quot;locator&quot;:&quot;180&quot;},{&quot;id&quot;:215,&quot;uris&quot;:[&quot;http://zotero.org/users/2391293/items/HJSU486W&quot;],&quot;uri&quot;:[&quot;http://zotero.org/users/2391293/items/HJSU486W&quot;],&quot;itemData&quot;:{&quot;id&quot;:215,&quot;type&quot;:&quot;chapter&quot;,&quot;title&quot;:&quot;Mind and World and idealism&quot;,&quot;container-title&quot;:&quot;John McDowell&quot;,&quot;publisher&quot;:&quot;McGill-Queen's University Press&quot;,&quot;page&quot;:&quot;209-244&quot;,&quot;source&quot;:&quot;PhilPapers&quot;,&quot;author&quot;:[{&quot;family&quot;:&quot;Thornton&quot;,&quot;given&quot;:&quot;Tim&quot;}],&quot;issued&quot;:{&quot;date-parts&quot;:[[&quot;2004&quot;]]}},&quot;locator&quot;:&quot;234&quot;}],&quot;schema&quot;:&quot;https://github.com/citation-style-language/schema/raw/master/csl-citation.json&quot;} RNDN9TwjeuRMp"/></text:p></text:note-body></text:note></text:span><text:span text:style-name="T181"> Thornton explains that Dodd interprets this label as implying the </text:span><text:span text:style-name="T72">modest</text:span><text:span text:style-name="T181"> identity theory of truth. This is incorrect. When McDowell says that it is a truism that the world's conceptual content figures directly in the mind, he means this: the world itself contains concepts. Concepts are not things which merely inhabit the mind. The content of the world, independently of the mind, is normative. Against the denials of the familiar kinds of naturalism, the space of reasons is situated within the space of nature.</text:span></text:p>
      <text:p text:style-name="P78"/>
      <text:p text:style-name="P80">This is what McDowell means when he maintains that “there is no boundary to the conceptual sphere”.<text:note text:id="ftn49" text:note-class="footnote"><text:note-citation>43</text:note-citation><text:note-body><text:p text:style-name="Footnote"><text:reference-mark-start text:name="ZOTERO_ITEM CSL_CITATION {&quot;citationID&quot;:&quot;KHpnUduc&quot;,&quot;properties&quot;:{&quot;formattedCitation&quot;:&quot;{\\rtf Tim Thornton, \\uc0\\u8216{}The Role of Concepts in Experience\\uc0\\u8217{} in {\\i{}John McDowell} (McGill-Queen\\uc0\\u8217{}s University Press, 2004) 210, 218.}&quot;,&quot;plainCitation&quot;:&quot;Tim Thornton, ‘The Role of Concepts in Experience’ in John McDowell (McGill-Queen’s University Press, 2004) 210, 218.&quot;},&quot;citationItems&quot;:[{&quot;id&quot;:233,&quot;uris&quot;:[&quot;http://zotero.org/users/2391293/items/846AXV6T&quot;],&quot;uri&quot;:[&quot;http://zotero.org/users/2391293/items/846AXV6T&quot;],&quot;itemData&quot;:{&quot;id&quot;:233,&quot;type&quot;:&quot;chapter&quot;,&quot;title&quot;:&quot;The role of concepts in experience&quot;,&quot;container-title&quot;:&quot;John McDowell&quot;,&quot;publisher&quot;:&quot;McGill-Queen's University Press&quot;,&quot;page&quot;:&quot;210-224&quot;,&quot;source&quot;:&quot;PhilPapers&quot;,&quot;author&quot;:[{&quot;family&quot;:&quot;Thornton&quot;,&quot;given&quot;:&quot;Tim&quot;}],&quot;issued&quot;:{&quot;date-parts&quot;:[[&quot;2004&quot;]]}},&quot;locator&quot;:&quot;218&quot;}],&quot;schema&quot;:&quot;https://github.com/citation-style-language/schema/raw/master/csl-citation.json&quot;} RNDYXiJCiZsHI"/><text:span text:style-name="T16">Tim Thornton, ‘The Role of Concepts in Experience’ in </text:span><text:span text:style-name="T17">John McDowell</text:span><text:span text:style-name="T16"> (McGill-Queen’s University Press, 2004) 210, 218.</text:span><text:reference-mark-end text:name="ZOTERO_ITEM CSL_CITATION {&quot;citationID&quot;:&quot;KHpnUduc&quot;,&quot;properties&quot;:{&quot;formattedCitation&quot;:&quot;{\\rtf Tim Thornton, \\uc0\\u8216{}The Role of Concepts in Experience\\uc0\\u8217{} in {\\i{}John McDowell} (McGill-Queen\\uc0\\u8217{}s University Press, 2004) 210, 218.}&quot;,&quot;plainCitation&quot;:&quot;Tim Thornton, ‘The Role of Concepts in Experience’ in John McDowell (McGill-Queen’s University Press, 2004) 210, 218.&quot;},&quot;citationItems&quot;:[{&quot;id&quot;:233,&quot;uris&quot;:[&quot;http://zotero.org/users/2391293/items/846AXV6T&quot;],&quot;uri&quot;:[&quot;http://zotero.org/users/2391293/items/846AXV6T&quot;],&quot;itemData&quot;:{&quot;id&quot;:233,&quot;type&quot;:&quot;chapter&quot;,&quot;title&quot;:&quot;The role of concepts in experience&quot;,&quot;container-title&quot;:&quot;John McDowell&quot;,&quot;publisher&quot;:&quot;McGill-Queen's University Press&quot;,&quot;page&quot;:&quot;210-224&quot;,&quot;source&quot;:&quot;PhilPapers&quot;,&quot;author&quot;:[{&quot;family&quot;:&quot;Thornton&quot;,&quot;given&quot;:&quot;Tim&quot;}],&quot;issued&quot;:{&quot;date-parts&quot;:[[&quot;2004&quot;]]}},&quot;locator&quot;:&quot;218&quot;}],&quot;schema&quot;:&quot;https://github.com/citation-style-language/schema/raw/master/csl-citation.json&quot;} RNDYXiJCiZsHI"/></text:p></text:note-body></text:note> As Thornton explains,</text:p>
      <text:p text:style-name="P80"/>
      <text:p text:style-name="P82">While it is possible to point outside the sphere of thinking to features of the world that are <text:soft-page-break/>independent of acts of thinking, this is not to point outside <text:span text:style-name="T59">thinkable</text:span> contents of the space of concepts.<text:note text:id="ftn48" text:note-class="footnote"><text:note-citation>44</text:note-citation><text:note-body><text:p text:style-name="Footnote"><text:reference-mark-start text:name="ZOTERO_ITEM CSL_CITATION {&quot;citationID&quot;:&quot;vB43f9PG&quot;,&quot;properties&quot;:{&quot;formattedCitation&quot;:&quot;Ibid; McDowell, above n 4, 39.&quot;,&quot;plainCitation&quot;:&quot;Ibid; McDowell, above n 4, 39.&quot;},&quot;citationItems&quot;:[{&quot;id&quot;:233,&quot;uris&quot;:[&quot;http://zotero.org/users/2391293/items/846AXV6T&quot;],&quot;uri&quot;:[&quot;http://zotero.org/users/2391293/items/846AXV6T&quot;],&quot;itemData&quot;:{&quot;id&quot;:233,&quot;type&quot;:&quot;chapter&quot;,&quot;title&quot;:&quot;The role of concepts in experience&quot;,&quot;container-title&quot;:&quot;John McDowell&quot;,&quot;publisher&quot;:&quot;McGill-Queen's University Press&quot;,&quot;page&quot;:&quot;210-224&quot;,&quot;source&quot;:&quot;PhilPapers&quot;,&quot;author&quot;:[{&quot;family&quot;:&quot;Thornton&quot;,&quot;given&quot;:&quot;Tim&quot;}],&quot;issued&quot;:{&quot;date-parts&quot;:[[&quot;2004&quot;]]}},&quot;locator&quot;:&quot;218&quot;},{&quot;id&quot;:77,&quot;uris&quot;:[&quot;http://zotero.org/users/2391293/items/WVZFEU79&quot;],&quot;uri&quot;:[&quot;http://zotero.org/users/2391293/items/WVZFEU79&quot;],&quot;itemData&quot;:{&quot;id&quot;:77,&quot;type&quot;:&quot;book&quot;,&quot;title&quot;:&quot;Mind and world&quot;,&quot;publisher&quot;:&quot;Harvard University Press&quot;,&quot;source&quot;:&quot;Google Scholar&quot;,&quot;author&quot;:[{&quot;family&quot;:&quot;McDowell&quot;,&quot;given&quot;:&quot;John&quot;}],&quot;issued&quot;:{&quot;date-parts&quot;:[[&quot;1996&quot;]]},&quot;accessed&quot;:{&quot;date-parts&quot;:[[&quot;2015&quot;,9,21]]}},&quot;locator&quot;:&quot;39&quot;}],&quot;schema&quot;:&quot;https://github.com/citation-style-language/schema/raw/master/csl-citation.json&quot;} RNDuI7OvK9j2U"/>Ibid; McDowell, above n 4, 39.<text:reference-mark-end text:name="ZOTERO_ITEM CSL_CITATION {&quot;citationID&quot;:&quot;vB43f9PG&quot;,&quot;properties&quot;:{&quot;formattedCitation&quot;:&quot;Ibid; McDowell, above n 4, 39.&quot;,&quot;plainCitation&quot;:&quot;Ibid; McDowell, above n 4, 39.&quot;},&quot;citationItems&quot;:[{&quot;id&quot;:233,&quot;uris&quot;:[&quot;http://zotero.org/users/2391293/items/846AXV6T&quot;],&quot;uri&quot;:[&quot;http://zotero.org/users/2391293/items/846AXV6T&quot;],&quot;itemData&quot;:{&quot;id&quot;:233,&quot;type&quot;:&quot;chapter&quot;,&quot;title&quot;:&quot;The role of concepts in experience&quot;,&quot;container-title&quot;:&quot;John McDowell&quot;,&quot;publisher&quot;:&quot;McGill-Queen's University Press&quot;,&quot;page&quot;:&quot;210-224&quot;,&quot;source&quot;:&quot;PhilPapers&quot;,&quot;author&quot;:[{&quot;family&quot;:&quot;Thornton&quot;,&quot;given&quot;:&quot;Tim&quot;}],&quot;issued&quot;:{&quot;date-parts&quot;:[[&quot;2004&quot;]]}},&quot;locator&quot;:&quot;218&quot;},{&quot;id&quot;:77,&quot;uris&quot;:[&quot;http://zotero.org/users/2391293/items/WVZFEU79&quot;],&quot;uri&quot;:[&quot;http://zotero.org/users/2391293/items/WVZFEU79&quot;],&quot;itemData&quot;:{&quot;id&quot;:77,&quot;type&quot;:&quot;book&quot;,&quot;title&quot;:&quot;Mind and world&quot;,&quot;publisher&quot;:&quot;Harvard University Press&quot;,&quot;source&quot;:&quot;Google Scholar&quot;,&quot;author&quot;:[{&quot;family&quot;:&quot;McDowell&quot;,&quot;given&quot;:&quot;John&quot;}],&quot;issued&quot;:{&quot;date-parts&quot;:[[&quot;1996&quot;]]},&quot;accessed&quot;:{&quot;date-parts&quot;:[[&quot;2015&quot;,9,21]]}},&quot;locator&quot;:&quot;39&quot;}],&quot;schema&quot;:&quot;https://github.com/citation-style-language/schema/raw/master/csl-citation.json&quot;} RNDuI7OvK9j2U"/></text:p></text:note-body></text:note></text:p>
      <text:p text:style-name="P82"/>
      <text:p text:style-name="P90">Indeed this idea captures the overall upshot of McDowell philosophical project. There is something awe-inspiring about it:</text:p>
      <text:p text:style-name="P90"/>
      <text:p text:style-name="P82">[We] must not picture an outer boundary around the sphere of the conceptual, with a reality outside the boundary impinging inward on the system. Any impingements outside the boundary could only be causal, and not rational … I am trying to describe a way of maintaining that in experience the world exerts a rational influence on our thinking. And that requires us to delete the outer boundary from the picture … The facts that are made manifest to us … are not beyond an outer boundary that encloses the conceptual sphere … (Thornton's interpolation).<text:note text:id="ftn50" text:note-class="footnote"><text:note-citation>45</text:note-citation><text:note-body><text:p text:style-name="Footnote"><text:reference-mark-start text:name="ZOTERO_ITEM CSL_CITATION {&quot;citationID&quot;:&quot;CRaQtUNq&quot;,&quot;properties&quot;:{&quot;formattedCitation&quot;:&quot;{\\rtf McDowell, above n 4, 34; Thornton, \\uc0\\u8216{}The Role of Concepts in Experience\\uc0\\u8217{}, above n 43, 218.}&quot;,&quot;plainCitation&quot;:&quot;McDowell, above n 4, 34; Thornton, ‘The Role of Concepts in Experience’, above n 43, 218.&quot;},&quot;citationItems&quot;:[{&quot;id&quot;:77,&quot;uris&quot;:[&quot;http://zotero.org/users/2391293/items/WVZFEU79&quot;],&quot;uri&quot;:[&quot;http://zotero.org/users/2391293/items/WVZFEU79&quot;],&quot;itemData&quot;:{&quot;id&quot;:77,&quot;type&quot;:&quot;book&quot;,&quot;title&quot;:&quot;Mind and world&quot;,&quot;publisher&quot;:&quot;Harvard University Press&quot;,&quot;source&quot;:&quot;Google Scholar&quot;,&quot;author&quot;:[{&quot;family&quot;:&quot;McDowell&quot;,&quot;given&quot;:&quot;John&quot;}],&quot;issued&quot;:{&quot;date-parts&quot;:[[&quot;1996&quot;]]},&quot;accessed&quot;:{&quot;date-parts&quot;:[[&quot;2015&quot;,9,21]]}},&quot;locator&quot;:&quot;34&quot;},{&quot;id&quot;:233,&quot;uris&quot;:[&quot;http://zotero.org/users/2391293/items/846AXV6T&quot;],&quot;uri&quot;:[&quot;http://zotero.org/users/2391293/items/846AXV6T&quot;],&quot;itemData&quot;:{&quot;id&quot;:233,&quot;type&quot;:&quot;chapter&quot;,&quot;title&quot;:&quot;The role of concepts in experience&quot;,&quot;container-title&quot;:&quot;John McDowell&quot;,&quot;publisher&quot;:&quot;McGill-Queen's University Press&quot;,&quot;page&quot;:&quot;210-224&quot;,&quot;source&quot;:&quot;PhilPapers&quot;,&quot;author&quot;:[{&quot;family&quot;:&quot;Thornton&quot;,&quot;given&quot;:&quot;Tim&quot;}],&quot;issued&quot;:{&quot;date-parts&quot;:[[&quot;2004&quot;]]}},&quot;locator&quot;:&quot;218&quot;}],&quot;schema&quot;:&quot;https://github.com/citation-style-language/schema/raw/master/csl-citation.json&quot;} RNDI2Jf0WEvVX"/><text:span text:style-name="T18">McDowell, above n 4, 34; Thornton, ‘The Role of Concepts in Experience’, above n 43, 218.</text:span><text:reference-mark-end text:name="ZOTERO_ITEM CSL_CITATION {&quot;citationID&quot;:&quot;CRaQtUNq&quot;,&quot;properties&quot;:{&quot;formattedCitation&quot;:&quot;{\\rtf McDowell, above n 4, 34; Thornton, \\uc0\\u8216{}The Role of Concepts in Experience\\uc0\\u8217{}, above n 43, 218.}&quot;,&quot;plainCitation&quot;:&quot;McDowell, above n 4, 34; Thornton, ‘The Role of Concepts in Experience’, above n 43, 218.&quot;},&quot;citationItems&quot;:[{&quot;id&quot;:77,&quot;uris&quot;:[&quot;http://zotero.org/users/2391293/items/WVZFEU79&quot;],&quot;uri&quot;:[&quot;http://zotero.org/users/2391293/items/WVZFEU79&quot;],&quot;itemData&quot;:{&quot;id&quot;:77,&quot;type&quot;:&quot;book&quot;,&quot;title&quot;:&quot;Mind and world&quot;,&quot;publisher&quot;:&quot;Harvard University Press&quot;,&quot;source&quot;:&quot;Google Scholar&quot;,&quot;author&quot;:[{&quot;family&quot;:&quot;McDowell&quot;,&quot;given&quot;:&quot;John&quot;}],&quot;issued&quot;:{&quot;date-parts&quot;:[[&quot;1996&quot;]]},&quot;accessed&quot;:{&quot;date-parts&quot;:[[&quot;2015&quot;,9,21]]}},&quot;locator&quot;:&quot;34&quot;},{&quot;id&quot;:233,&quot;uris&quot;:[&quot;http://zotero.org/users/2391293/items/846AXV6T&quot;],&quot;uri&quot;:[&quot;http://zotero.org/users/2391293/items/846AXV6T&quot;],&quot;itemData&quot;:{&quot;id&quot;:233,&quot;type&quot;:&quot;chapter&quot;,&quot;title&quot;:&quot;The role of concepts in experience&quot;,&quot;container-title&quot;:&quot;John McDowell&quot;,&quot;publisher&quot;:&quot;McGill-Queen's University Press&quot;,&quot;page&quot;:&quot;210-224&quot;,&quot;source&quot;:&quot;PhilPapers&quot;,&quot;author&quot;:[{&quot;family&quot;:&quot;Thornton&quot;,&quot;given&quot;:&quot;Tim&quot;}],&quot;issued&quot;:{&quot;date-parts&quot;:[[&quot;2004&quot;]]}},&quot;locator&quot;:&quot;218&quot;}],&quot;schema&quot;:&quot;https://github.com/citation-style-language/schema/raw/master/csl-citation.json&quot;} RNDI2Jf0WEvVX"/></text:p></text:note-body></text:note></text:p>
      <text:p text:style-name="P78"/>
      <text:p text:style-name="P79"><text:span text:style-name="T191">This is evidence that McDowell is maintaining that the world itself is inherently conceptual. </text:span>This is how we should read McDowell's reply to his critics that his combination of an identity theory of truth with the Fregean concept of sense leads to an antinomy:</text:p>
      <text:p text:style-name="P79"/>
      <text:p text:style-name="P81">I can indeed formulate a main point of my lectures in terms of the Fregean notion of sense, like this: it is in the context of that notion that we should reflect about the relation of thought to reality, in order to immunise ourselves against the familiar philosophical anxieties. This is just another way to put the thought I express in the lectures in terms of Sellars's image of the logical space of reasons. Frege's notion of sense operates in the space of reasons: the whole point of the notion of sense is captured by the principle that thoughts, potential senses of whole utterances, differ if a single subject can simultaneously take rationally conflicting stances towards them … without thereby standing convicted of irrationality. If failing to distinguish senses would leave us liable to have to attribute to a rational and unconfused subject, at the same time, rationally opposed stances with the same content, then we must distinguish senses, so as to make possible a description of the subject's total position that has different contents for the stances, and so does not raise a question about the position's rationality.<text:note text:id="ftn42" text:note-class="footnote"><text:note-citation>46</text:note-citation><text:note-body><text:p text:style-name="Footnote"><text:reference-mark-start text:name="ZOTERO_ITEM CSL_CITATION {&quot;citationID&quot;:&quot;Q2RoAikR&quot;,&quot;properties&quot;:{&quot;formattedCitation&quot;:&quot;McDowell, above n 4, 180.&quot;,&quot;plainCitation&quot;:&quot;McDowell, above n 4, 180.&quot;},&quot;citationItems&quot;:[{&quot;id&quot;:77,&quot;uris&quot;:[&quot;http://zotero.org/users/2391293/items/WVZFEU79&quot;],&quot;uri&quot;:[&quot;http://zotero.org/users/2391293/items/WVZFEU79&quot;],&quot;itemData&quot;:{&quot;id&quot;:77,&quot;type&quot;:&quot;book&quot;,&quot;title&quot;:&quot;Mind and world&quot;,&quot;publisher&quot;:&quot;Harvard University Press&quot;,&quot;source&quot;:&quot;Google Scholar&quot;,&quot;author&quot;:[{&quot;family&quot;:&quot;McDowell&quot;,&quot;given&quot;:&quot;John&quot;}],&quot;issued&quot;:{&quot;date-parts&quot;:[[&quot;1996&quot;]]},&quot;accessed&quot;:{&quot;date-parts&quot;:[[&quot;2015&quot;,9,21]]}},&quot;locator&quot;:&quot;180&quot;}],&quot;schema&quot;:&quot;https://github.com/citation-style-language/schema/raw/master/csl-citation.json&quot;} RNDvsqBiderAn"/>McDowell, above n 4, 180.<text:reference-mark-end text:name="ZOTERO_ITEM CSL_CITATION {&quot;citationID&quot;:&quot;Q2RoAikR&quot;,&quot;properties&quot;:{&quot;formattedCitation&quot;:&quot;McDowell, above n 4, 180.&quot;,&quot;plainCitation&quot;:&quot;McDowell, above n 4, 180.&quot;},&quot;citationItems&quot;:[{&quot;id&quot;:77,&quot;uris&quot;:[&quot;http://zotero.org/users/2391293/items/WVZFEU79&quot;],&quot;uri&quot;:[&quot;http://zotero.org/users/2391293/items/WVZFEU79&quot;],&quot;itemData&quot;:{&quot;id&quot;:77,&quot;type&quot;:&quot;book&quot;,&quot;title&quot;:&quot;Mind and world&quot;,&quot;publisher&quot;:&quot;Harvard University Press&quot;,&quot;source&quot;:&quot;Google Scholar&quot;,&quot;author&quot;:[{&quot;family&quot;:&quot;McDowell&quot;,&quot;given&quot;:&quot;John&quot;}],&quot;issued&quot;:{&quot;date-parts&quot;:[[&quot;1996&quot;]]},&quot;accessed&quot;:{&quot;date-parts&quot;:[[&quot;2015&quot;,9,21]]}},&quot;locator&quot;:&quot;180&quot;}],&quot;schema&quot;:&quot;https://github.com/citation-style-language/schema/raw/master/csl-citation.json&quot;} RNDvsqBiderAn"/></text:p></text:note-body></text:note></text:p>
      <text:p text:style-name="P81"/>
      <text:p text:style-name="P83">If one holds to a conception of the space of reasons that sees concepts as a mentalistic, this passage only introduces anxieties to McDowell's story. From this perspective, it seems as if McDowell is <text:span text:style-name="T184">merely</text:span> explaining the way <text:span text:style-name="T183">he conceives rational argument is meant to work. But once we give up the view that the space of reasons is mentalistic, McDowell's real point can be appreciated. McDowell's point is that when we have mastered the use of a concept, we fully understand what the world is like. McDowell is anxious to point out here that we have an incredible degree of freedom in using concepts. The point is that rationality is fundamentally perspectival, and when we achieve the correct perspective, we fully connect with the world, with reality, and find out what it is really like. The Quinean metaphor of the “tribunal of experience” looms large here. We are responsible for achieving the correct perspective within the space of reasons to correctly connect with the normative content embedded in the world.</text:span></text:p>
      <text:p text:style-name="P83"/>
      <text:p text:style-name="P85">This interpretation of McDowell's identity theory of truth makes it seem like he would be committed to a “fully enchanted” metaphysical view of nature. <text:span text:style-name="T188">The label that nature is “enchanted” is used to describe how one might assert that the natural world contains inherent meaning. </text:span>The pejorative description for this conception of nature is <text:span text:style-name="T186">to liken it to the natural law tradition of the dark ages. The natural law tradition held that nature followed certain kinds of normative laws. </text:span><text:soft-page-break/><text:span text:style-name="T186">McDowell subscribes to this view of an enchanted nature, describing in </text:span><text:span text:style-name="T73">Two Sorts of Naturalism </text:span><text:span text:style-name="T185">how a fully enchanted conception of nature is like “the mediaeval conception of nature as a book”.</text:span><text:span text:style-name="T185"><text:note text:id="ftn43" text:note-class="footnote"><text:note-citation>47</text:note-citation><text:note-body><text:p text:style-name="Footnote"><text:reference-mark-start text:name="ZOTERO_ITEM CSL_CITATION {&quot;citationID&quot;:&quot;9YmYk0vY&quot;,&quot;properties&quot;:{&quot;formattedCitation&quot;:&quot;{\\rtf McDowell, \\uc0\\u8216{}Two Sorts of Naturalism\\uc0\\u8217{}, above n 2, 181.}&quot;,&quot;plainCitation&quot;:&quot;McDowell, ‘Two Sorts of Naturalism’, above n 2, 181.&quot;},&quot;citationItems&quot;:[{&quot;id&quot;:185,&quot;uris&quot;:[&quot;http://zotero.org/users/2391293/items/DZ65AI2C&quot;],&quot;uri&quot;:[&quot;http://zotero.org/users/2391293/items/DZ65AI2C&quot;],&quot;itemData&quot;:{&quot;id&quot;:185,&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locator&quot;:&quot;181&quot;}],&quot;schema&quot;:&quot;https://github.com/citation-style-language/schema/raw/master/csl-citation.json&quot;} RNDIagsxh9Awx"/><text:span text:style-name="T18">McDowell, ‘Two Sorts of Naturalism’, above n 2, 181.</text:span><text:reference-mark-end text:name="ZOTERO_ITEM CSL_CITATION {&quot;citationID&quot;:&quot;9YmYk0vY&quot;,&quot;properties&quot;:{&quot;formattedCitation&quot;:&quot;{\\rtf McDowell, \\uc0\\u8216{}Two Sorts of Naturalism\\uc0\\u8217{}, above n 2, 181.}&quot;,&quot;plainCitation&quot;:&quot;McDowell, ‘Two Sorts of Naturalism’, above n 2, 181.&quot;},&quot;citationItems&quot;:[{&quot;id&quot;:185,&quot;uris&quot;:[&quot;http://zotero.org/users/2391293/items/DZ65AI2C&quot;],&quot;uri&quot;:[&quot;http://zotero.org/users/2391293/items/DZ65AI2C&quot;],&quot;itemData&quot;:{&quot;id&quot;:185,&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locator&quot;:&quot;181&quot;}],&quot;schema&quot;:&quot;https://github.com/citation-style-language/schema/raw/master/csl-citation.json&quot;} RNDIagsxh9Awx"/></text:p></text:note-body></text:note></text:span><text:span text:style-name="T185"> Indeed McDowell is not committed to a picture of the space of nature that sees it identified with the space of reasons. </text:span></text:p>
      <text:p text:style-name="P84"/>
      <text:p text:style-name="P87"><text:span text:style-name="T189">Indeed McDowell is committed to maintaining that the realm of law is a legitimate logical space for agents to move within. </text:span>McDowell writes in <text:span text:style-name="T59">Two Sorts of Naturalism</text:span> that</text:p>
      <text:p text:style-name="P87"/>
      <text:p text:style-name="P91">[i]n discarding the mediaeval conception of nature as a book, science indeed unmasked projective illusions, and it is essential to how scientific investigation <text:span text:style-name="T187">rights conceives its topic that it should be on guard against illusions. … T</text:span>hanks to science, we know far more ab<text:span text:style-name="T187">o</text:span>ut the world, and understand it <text:span text:style-name="T187">far better, than the mediaevals did … .</text:span><text:span text:style-name="T187"><text:note text:id="ftn45" text:note-class="footnote"><text:note-citation>48</text:note-citation><text:note-body><text:p text:style-name="Footnote"><text:reference-mark-start text:name="ZOTERO_ITEM CSL_CITATION {&quot;citationID&quot;:&quot;4ey2r4eE&quot;,&quot;properties&quot;:{&quot;formattedCitation&quot;:&quot;Ibid.&quot;,&quot;plainCitation&quot;:&quot;Ibid.&quot;},&quot;citationItems&quot;:[{&quot;id&quot;:185,&quot;uris&quot;:[&quot;http://zotero.org/users/2391293/items/DZ65AI2C&quot;],&quot;uri&quot;:[&quot;http://zotero.org/users/2391293/items/DZ65AI2C&quot;],&quot;itemData&quot;:{&quot;id&quot;:185,&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locator&quot;:&quot;181&quot;}],&quot;schema&quot;:&quot;https://github.com/citation-style-language/schema/raw/master/csl-citation.json&quot;} RND2oHsNhaUpC"/>Ibid.<text:reference-mark-end text:name="ZOTERO_ITEM CSL_CITATION {&quot;citationID&quot;:&quot;4ey2r4eE&quot;,&quot;properties&quot;:{&quot;formattedCitation&quot;:&quot;Ibid.&quot;,&quot;plainCitation&quot;:&quot;Ibid.&quot;},&quot;citationItems&quot;:[{&quot;id&quot;:185,&quot;uris&quot;:[&quot;http://zotero.org/users/2391293/items/DZ65AI2C&quot;],&quot;uri&quot;:[&quot;http://zotero.org/users/2391293/items/DZ65AI2C&quot;],&quot;itemData&quot;:{&quot;id&quot;:185,&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locator&quot;:&quot;181&quot;}],&quot;schema&quot;:&quot;https://github.com/citation-style-language/schema/raw/master/csl-citation.json&quot;} RND2oHsNhaUpC"/></text:p></text:note-body></text:note></text:span></text:p>
      <text:p text:style-name="P91"/>
      <text:p text:style-name="P88">As we saw above, <text:span text:style-name="T189">an identification of the realm of law with the space of nature would mean that the natural world would be fundamentally non-normative. This is regarded as a “disenchanted” picture of nature. Even though McDowell is committed to the legitimacy of what Sellars terms the “scientific image” of human experience, he is not committed to a fully disenchanted picture of nature. McDowell may not identify the space of nature with the space of reasons, but he does not identify it with the realm of law either. McDowell is not committed to what he terms a “bald naturalism”, which Thornton paraphrases as a the particular kind of naturalism which “aims to show how the space of reasons can be constructed from concepts that belong in the realm of law. Reductionist forms of contemporary naturalism fall into this category”.</text:span><text:span text:style-name="T189"><text:note text:id="ftn44" text:note-class="footnote"><text:note-citation>49</text:note-citation><text:note-body><text:p text:style-name="Footnote"><text:reference-mark-start text:name="ZOTERO_ITEM CSL_CITATION {&quot;citationID&quot;:&quot;urtCq7Uj&quot;,&quot;properties&quot;:{&quot;formattedCitation&quot;:&quot;{\\rtf Tim Thornton, \\uc0\\u8216{}The Nature of Nature\\uc0\\u8217{} in {\\i{}John McDowell} (McGill-Queen\\uc0\\u8217{}s University Press, 2004) 224, 226; McDowell, above n 4, 73.}&quot;,&quot;plainCitation&quot;:&quot;Tim Thornton, ‘The Nature of Nature’ in John McDowell (McGill-Queen’s University Press, 2004) 224, 226; McDowell, above n 4, 73.&quot;},&quot;citationItems&quot;:[{&quot;id&quot;:232,&quot;uris&quot;:[&quot;http://zotero.org/users/2391293/items/ZCC737S6&quot;],&quot;uri&quot;:[&quot;http://zotero.org/users/2391293/items/ZCC737S6&quot;],&quot;itemData&quot;:{&quot;id&quot;:232,&quot;type&quot;:&quot;chapter&quot;,&quot;title&quot;:&quot;The nature of nature&quot;,&quot;container-title&quot;:&quot;John McDowell&quot;,&quot;publisher&quot;:&quot;McGill-Queen's University Press&quot;,&quot;page&quot;:&quot;224-233&quot;,&quot;source&quot;:&quot;PhilPapers&quot;,&quot;author&quot;:[{&quot;family&quot;:&quot;Thornton&quot;,&quot;given&quot;:&quot;Tim&quot;}],&quot;issued&quot;:{&quot;date-parts&quot;:[[&quot;2004&quot;]]}},&quot;locator&quot;:&quot;226&quot;},{&quot;id&quot;:77,&quot;uris&quot;:[&quot;http://zotero.org/users/2391293/items/WVZFEU79&quot;],&quot;uri&quot;:[&quot;http://zotero.org/users/2391293/items/WVZFEU79&quot;],&quot;itemData&quot;:{&quot;id&quot;:77,&quot;type&quot;:&quot;book&quot;,&quot;title&quot;:&quot;Mind and world&quot;,&quot;publisher&quot;:&quot;Harvard University Press&quot;,&quot;source&quot;:&quot;Google Scholar&quot;,&quot;author&quot;:[{&quot;family&quot;:&quot;McDowell&quot;,&quot;given&quot;:&quot;John&quot;}],&quot;issued&quot;:{&quot;date-parts&quot;:[[&quot;1996&quot;]]},&quot;accessed&quot;:{&quot;date-parts&quot;:[[&quot;2015&quot;,9,21]]}},&quot;locator&quot;:&quot;73&quot;}],&quot;schema&quot;:&quot;https://github.com/citation-style-language/schema/raw/master/csl-citation.json&quot;} RNDug2Coyf7dH"/><text:span text:style-name="T16">Tim Thornton, ‘The Nature of Nature’ in </text:span><text:span text:style-name="T17">John McDowell</text:span><text:span text:style-name="T16"> (McGill-Queen’s University Press, 2004) 224, 226; McDowell, above n 4, 73.</text:span><text:reference-mark-end text:name="ZOTERO_ITEM CSL_CITATION {&quot;citationID&quot;:&quot;urtCq7Uj&quot;,&quot;properties&quot;:{&quot;formattedCitation&quot;:&quot;{\\rtf Tim Thornton, \\uc0\\u8216{}The Nature of Nature\\uc0\\u8217{} in {\\i{}John McDowell} (McGill-Queen\\uc0\\u8217{}s University Press, 2004) 224, 226; McDowell, above n 4, 73.}&quot;,&quot;plainCitation&quot;:&quot;Tim Thornton, ‘The Nature of Nature’ in John McDowell (McGill-Queen’s University Press, 2004) 224, 226; McDowell, above n 4, 73.&quot;},&quot;citationItems&quot;:[{&quot;id&quot;:232,&quot;uris&quot;:[&quot;http://zotero.org/users/2391293/items/ZCC737S6&quot;],&quot;uri&quot;:[&quot;http://zotero.org/users/2391293/items/ZCC737S6&quot;],&quot;itemData&quot;:{&quot;id&quot;:232,&quot;type&quot;:&quot;chapter&quot;,&quot;title&quot;:&quot;The nature of nature&quot;,&quot;container-title&quot;:&quot;John McDowell&quot;,&quot;publisher&quot;:&quot;McGill-Queen's University Press&quot;,&quot;page&quot;:&quot;224-233&quot;,&quot;source&quot;:&quot;PhilPapers&quot;,&quot;author&quot;:[{&quot;family&quot;:&quot;Thornton&quot;,&quot;given&quot;:&quot;Tim&quot;}],&quot;issued&quot;:{&quot;date-parts&quot;:[[&quot;2004&quot;]]}},&quot;locator&quot;:&quot;226&quot;},{&quot;id&quot;:77,&quot;uris&quot;:[&quot;http://zotero.org/users/2391293/items/WVZFEU79&quot;],&quot;uri&quot;:[&quot;http://zotero.org/users/2391293/items/WVZFEU79&quot;],&quot;itemData&quot;:{&quot;id&quot;:77,&quot;type&quot;:&quot;book&quot;,&quot;title&quot;:&quot;Mind and world&quot;,&quot;publisher&quot;:&quot;Harvard University Press&quot;,&quot;source&quot;:&quot;Google Scholar&quot;,&quot;author&quot;:[{&quot;family&quot;:&quot;McDowell&quot;,&quot;given&quot;:&quot;John&quot;}],&quot;issued&quot;:{&quot;date-parts&quot;:[[&quot;1996&quot;]]},&quot;accessed&quot;:{&quot;date-parts&quot;:[[&quot;2015&quot;,9,21]]}},&quot;locator&quot;:&quot;73&quot;}],&quot;schema&quot;:&quot;https://github.com/citation-style-language/schema/raw/master/csl-citation.json&quot;} RNDug2Coyf7dH"/></text:p></text:note-body></text:note></text:span><text:span text:style-name="T189"> </text:span></text:p>
      <text:p text:style-name="P87"/>
      <text:p text:style-name="P86"><text:span text:style-name="T188">Thornton notes that McDowell argues that</text:span></text:p>
      <text:p text:style-name="P86"/>
      <text:p text:style-name="P92">the assumption t<text:span text:style-name="T189">h</text:span>at the disenchan<text:span text:style-name="T189">tment [of the space of nature] that has successfully underpinned scientific descriptions of the world also exhausts [the space of nature] is “not the educated common sense it represents itself as being; it is shallow metaphysics”.</text:span><text:span text:style-name="T189"><text:note text:id="ftn46" text:note-class="footnote"><text:note-citation>50</text:note-citation><text:note-body><text:p text:style-name="Footnote"><text:reference-mark-start text:name="ZOTERO_ITEM CSL_CITATION {&quot;citationID&quot;:&quot;ge2mwsxC&quot;,&quot;properties&quot;:{&quot;formattedCitation&quot;:&quot;{\\rtf McDowell, \\uc0\\u8216{}Two Sorts of Naturalism\\uc0\\u8217{}, above n 2, 182; McDowell, above n 4, 82; Thornton, \\uc0\\u8216{}The Nature of Nature\\uc0\\u8217{}, above n 49, 225.}&quot;,&quot;plainCitation&quot;:&quot;McDowell, ‘Two Sorts of Naturalism’, above n 2, 182; McDowell, above n 4, 82; Thornton, ‘The Nature of Nature’, above n 49, 225.&quot;},&quot;citationItems&quot;:[{&quot;id&quot;:185,&quot;uris&quot;:[&quot;http://zotero.org/users/2391293/items/DZ65AI2C&quot;],&quot;uri&quot;:[&quot;http://zotero.org/users/2391293/items/DZ65AI2C&quot;],&quot;itemData&quot;:{&quot;id&quot;:185,&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locator&quot;:&quot;182&quot;},{&quot;id&quot;:77,&quot;uris&quot;:[&quot;http://zotero.org/users/2391293/items/WVZFEU79&quot;],&quot;uri&quot;:[&quot;http://zotero.org/users/2391293/items/WVZFEU79&quot;],&quot;itemData&quot;:{&quot;id&quot;:77,&quot;type&quot;:&quot;book&quot;,&quot;title&quot;:&quot;Mind and world&quot;,&quot;publisher&quot;:&quot;Harvard University Press&quot;,&quot;source&quot;:&quot;Google Scholar&quot;,&quot;author&quot;:[{&quot;family&quot;:&quot;McDowell&quot;,&quot;given&quot;:&quot;John&quot;}],&quot;issued&quot;:{&quot;date-parts&quot;:[[&quot;1996&quot;]]},&quot;accessed&quot;:{&quot;date-parts&quot;:[[&quot;2015&quot;,9,21]]}},&quot;locator&quot;:&quot;82&quot;},{&quot;id&quot;:232,&quot;uris&quot;:[&quot;http://zotero.org/users/2391293/items/ZCC737S6&quot;],&quot;uri&quot;:[&quot;http://zotero.org/users/2391293/items/ZCC737S6&quot;],&quot;itemData&quot;:{&quot;id&quot;:232,&quot;type&quot;:&quot;chapter&quot;,&quot;title&quot;:&quot;The nature of nature&quot;,&quot;container-title&quot;:&quot;John McDowell&quot;,&quot;publisher&quot;:&quot;McGill-Queen's University Press&quot;,&quot;page&quot;:&quot;224-233&quot;,&quot;source&quot;:&quot;PhilPapers&quot;,&quot;author&quot;:[{&quot;family&quot;:&quot;Thornton&quot;,&quot;given&quot;:&quot;Tim&quot;}],&quot;issued&quot;:{&quot;date-parts&quot;:[[&quot;2004&quot;]]}},&quot;locator&quot;:&quot;225&quot;}],&quot;schema&quot;:&quot;https://github.com/citation-style-language/schema/raw/master/csl-citation.json&quot;} RNDQcgbSA3QuY"/><text:span text:style-name="T18">McDowell, ‘Two Sorts of Naturalism’, above n 2, 182; McDowell, above n 4, 82; Thornton, ‘The Nature of Nature’, above n 49, 225.</text:span><text:reference-mark-end text:name="ZOTERO_ITEM CSL_CITATION {&quot;citationID&quot;:&quot;ge2mwsxC&quot;,&quot;properties&quot;:{&quot;formattedCitation&quot;:&quot;{\\rtf McDowell, \\uc0\\u8216{}Two Sorts of Naturalism\\uc0\\u8217{}, above n 2, 182; McDowell, above n 4, 82; Thornton, \\uc0\\u8216{}The Nature of Nature\\uc0\\u8217{}, above n 49, 225.}&quot;,&quot;plainCitation&quot;:&quot;McDowell, ‘Two Sorts of Naturalism’, above n 2, 182; McDowell, above n 4, 82; Thornton, ‘The Nature of Nature’, above n 49, 225.&quot;},&quot;citationItems&quot;:[{&quot;id&quot;:185,&quot;uris&quot;:[&quot;http://zotero.org/users/2391293/items/DZ65AI2C&quot;],&quot;uri&quot;:[&quot;http://zotero.org/users/2391293/items/DZ65AI2C&quot;],&quot;itemData&quot;:{&quot;id&quot;:185,&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locator&quot;:&quot;182&quot;},{&quot;id&quot;:77,&quot;uris&quot;:[&quot;http://zotero.org/users/2391293/items/WVZFEU79&quot;],&quot;uri&quot;:[&quot;http://zotero.org/users/2391293/items/WVZFEU79&quot;],&quot;itemData&quot;:{&quot;id&quot;:77,&quot;type&quot;:&quot;book&quot;,&quot;title&quot;:&quot;Mind and world&quot;,&quot;publisher&quot;:&quot;Harvard University Press&quot;,&quot;source&quot;:&quot;Google Scholar&quot;,&quot;author&quot;:[{&quot;family&quot;:&quot;McDowell&quot;,&quot;given&quot;:&quot;John&quot;}],&quot;issued&quot;:{&quot;date-parts&quot;:[[&quot;1996&quot;]]},&quot;accessed&quot;:{&quot;date-parts&quot;:[[&quot;2015&quot;,9,21]]}},&quot;locator&quot;:&quot;82&quot;},{&quot;id&quot;:232,&quot;uris&quot;:[&quot;http://zotero.org/users/2391293/items/ZCC737S6&quot;],&quot;uri&quot;:[&quot;http://zotero.org/users/2391293/items/ZCC737S6&quot;],&quot;itemData&quot;:{&quot;id&quot;:232,&quot;type&quot;:&quot;chapter&quot;,&quot;title&quot;:&quot;The nature of nature&quot;,&quot;container-title&quot;:&quot;John McDowell&quot;,&quot;publisher&quot;:&quot;McGill-Queen's University Press&quot;,&quot;page&quot;:&quot;224-233&quot;,&quot;source&quot;:&quot;PhilPapers&quot;,&quot;author&quot;:[{&quot;family&quot;:&quot;Thornton&quot;,&quot;given&quot;:&quot;Tim&quot;}],&quot;issued&quot;:{&quot;date-parts&quot;:[[&quot;2004&quot;]]}},&quot;locator&quot;:&quot;225&quot;}],&quot;schema&quot;:&quot;https://github.com/citation-style-language/schema/raw/master/csl-citation.json&quot;} RNDQcgbSA3QuY"/></text:p></text:note-body></text:note></text:span></text:p>
      <text:p text:style-name="P92"/>
      <text:p text:style-name="P89">His argument is that bald naturalism cannot be true because it would contradict his epistemological argument. As we saw above, the <text:span text:style-name="T192">one of the main</text:span> upshot<text:span text:style-name="T192">s</text:span> of that argument is that in order for the mind to truly be in contact with the world, the content of the world must be conceptual. <text:span text:style-name="T190">Further, McDowell's epistemological argument makes good on its claim to provide a coherent explanation for how the mind and the world can be related. It does so by explaining the normativity of knowledge, and by providing a meta-explanation of that explanation using the same conceptual tools.</text:span> Thornton can again be brought in to provide a little more explanation:</text:p>
      <text:p text:style-name="P89"/>
      <text:p text:style-name="P93">If the realm of law exhausts nature, the deployment of concepts by the faculty of spontaneity (rooted in the space of reasons) looks unnatural. But this makes our own position in nature, as subject able to exerise conceptual judgement, mysterious.<text:note text:id="ftn47" text:note-class="footnote"><text:note-citation>51</text:note-citation><text:note-body><text:p text:style-name="Footnote"><text:reference-mark-start text:name="ZOTERO_ITEM CSL_CITATION {&quot;citationID&quot;:&quot;ADWzcm9T&quot;,&quot;properties&quot;:{&quot;formattedCitation&quot;:&quot;{\\rtf Thornton, \\uc0\\u8216{}The Nature of Nature\\uc0\\u8217{}, above n 49, 225.}&quot;,&quot;plainCitation&quot;:&quot;Thornton, ‘The Nature of Nature’, above n 49, 225.&quot;},&quot;citationItems&quot;:[{&quot;id&quot;:232,&quot;uris&quot;:[&quot;http://zotero.org/users/2391293/items/ZCC737S6&quot;],&quot;uri&quot;:[&quot;http://zotero.org/users/2391293/items/ZCC737S6&quot;],&quot;itemData&quot;:{&quot;id&quot;:232,&quot;type&quot;:&quot;chapter&quot;,&quot;title&quot;:&quot;The nature of nature&quot;,&quot;container-title&quot;:&quot;John McDowell&quot;,&quot;publisher&quot;:&quot;McGill-Queen's University Press&quot;,&quot;page&quot;:&quot;224-233&quot;,&quot;source&quot;:&quot;PhilPapers&quot;,&quot;author&quot;:[{&quot;family&quot;:&quot;Thornton&quot;,&quot;given&quot;:&quot;Tim&quot;}],&quot;issued&quot;:{&quot;date-parts&quot;:[[&quot;2004&quot;]]}},&quot;locator&quot;:&quot;225&quot;}],&quot;schema&quot;:&quot;https://github.com/citation-style-language/schema/raw/master/csl-citation.json&quot;} RND2S9H3I3k0O"/><text:span text:style-name="T18">Thornton, ‘The Nature of Nature’, above n 49, 225.</text:span><text:reference-mark-end text:name="ZOTERO_ITEM CSL_CITATION {&quot;citationID&quot;:&quot;ADWzcm9T&quot;,&quot;properties&quot;:{&quot;formattedCitation&quot;:&quot;{\\rtf Thornton, \\uc0\\u8216{}The Nature of Nature\\uc0\\u8217{}, above n 49, 225.}&quot;,&quot;plainCitation&quot;:&quot;Thornton, ‘The Nature of Nature’, above n 49, 225.&quot;},&quot;citationItems&quot;:[{&quot;id&quot;:232,&quot;uris&quot;:[&quot;http://zotero.org/users/2391293/items/ZCC737S6&quot;],&quot;uri&quot;:[&quot;http://zotero.org/users/2391293/items/ZCC737S6&quot;],&quot;itemData&quot;:{&quot;id&quot;:232,&quot;type&quot;:&quot;chapter&quot;,&quot;title&quot;:&quot;The nature of nature&quot;,&quot;container-title&quot;:&quot;John McDowell&quot;,&quot;publisher&quot;:&quot;McGill-Queen's University Press&quot;,&quot;page&quot;:&quot;224-233&quot;,&quot;source&quot;:&quot;PhilPapers&quot;,&quot;author&quot;:[{&quot;family&quot;:&quot;Thornton&quot;,&quot;given&quot;:&quot;Tim&quot;}],&quot;issued&quot;:{&quot;date-parts&quot;:[[&quot;2004&quot;]]}},&quot;locator&quot;:&quot;225&quot;}],&quot;schema&quot;:&quot;https://github.com/citation-style-language/schema/raw/master/csl-citation.json&quot;} RND2S9H3I3k0O"/></text:p></text:note-body></text:note></text:p>
      <text:p text:style-name="P93"/>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lair Vidakovich</meta:initial-creator>
    <meta:creation-date>2016-04-04T11:52:37.809975763</meta:creation-date>
    <dc:date>2016-04-29T14:24:22.805670030</dc:date>
    <dc:creator>Blair Vidakovich</dc:creator>
    <meta:editing-duration>P5DT11H2M24S</meta:editing-duration>
    <meta:editing-cycles>221</meta:editing-cycles>
    <meta:generator>LibreOffice/4.3.3.2$Linux_X86_64 LibreOffice_project/430m0$Build-2</meta:generator>
    <meta:document-statistic meta:table-count="0" meta:image-count="0" meta:object-count="0" meta:page-count="14" meta:paragraph-count="140" meta:word-count="8815" meta:character-count="54868" meta:non-whitespace-character-count="46188"/>
    <meta:user-defined meta:name="ZOTERO_PREF_1">&lt;data data-version="3" zotero-version="4.0.28"&gt;&lt;session id="XxYnstQE"/&gt;&lt;style id="http://www.zotero.org/styles/australian-guide-to-legal-citation" hasBibliography="1" bibliographyStyleHasBeenSet="0"/&gt;&lt;prefs&gt;&lt;pref name="fieldType" value="ReferenceMark"/&gt;&lt;p</meta:user-defined>
    <meta:user-defined meta:name="ZOTERO_PREF_2">ref name="storeReferences" value="true"/&gt;&lt;pref name="automaticJournalAbbreviations" value=""/&gt;&lt;pref name="noteType" value="1"/&gt;&lt;/prefs&gt;&lt;/data&gt;</meta:user-defined>
  </office:meta>
</office:document-meta>
</file>